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D8CA978F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7.981cm" table:align="center" style:writing-mode="lr-tb"/>
    </style:style>
    <style:style style:name="Table1.A" style:family="table-column">
      <style:table-column-properties style:column-width="3.993cm"/>
    </style:style>
    <style:style style:name="Table1.B" style:family="table-column">
      <style:table-column-properties style:column-width="0.318cm"/>
    </style:style>
    <style:style style:name="Table1.C" style:family="table-column">
      <style:table-column-properties style:column-width="2.861cm"/>
    </style:style>
    <style:style style:name="Table1.D" style:family="table-column">
      <style:table-column-properties style:column-width="1.584cm"/>
    </style:style>
    <style:style style:name="Table1.E" style:family="table-column">
      <style:table-column-properties style:column-width="0.64cm"/>
    </style:style>
    <style:style style:name="Table1.F" style:family="table-column">
      <style:table-column-properties style:column-width="4.122cm"/>
    </style:style>
    <style:style style:name="Table1.G" style:family="table-column">
      <style:table-column-properties style:column-width="4.46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501cm" fo:padding-bottom="0.049cm" fo:border-left="none" fo:border-right="none" fo:border-top="0.035cm solid #000000" fo:border-bottom="none" style:writing-mode="lr-tb"/>
    </style:style>
    <style:style style:name="Table1.C1" style:family="table-cell">
      <style:table-cell-properties style:vertical-align="top" fo:padding-left="0.191cm" fo:padding-right="0.191cm" fo:padding-top="0.501cm" fo:padding-bottom="0cm" fo:border-left="none" fo:border-right="none" fo:border-top="0.035cm solid #000000" fo:border-bottom="none" style:writing-mode="lr-tb"/>
    </style:style>
    <style:style style:name="Table1.E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Table1.A2" style:family="table-cell">
      <style:table-cell-properties style:vertical-align="top" fo:padding-left="0.191cm" fo:padding-right="0.191cm" fo:padding-top="0.049cm" fo:padding-bottom="0.049cm" fo:border="none" style:writing-mode="lr-tb"/>
    </style:style>
    <style:style style:name="Table1.B3" style:family="table-cell">
      <style:table-cell-properties style:vertical-align="top" fo:padding-left="0.191cm" fo:padding-right="0.191cm" fo:padding-top="0cm" fo:padding-bottom="0cm" fo:border="none" style:writing-mode="lr-tb"/>
    </style:style>
    <style:style style:name="Table2" style:family="table">
      <style:table-properties style:width="18.034cm" fo:margin-left="-0.217cm" table:align="left" style:writing-mode="lr-tb"/>
    </style:style>
    <style:style style:name="Table2.A" style:family="table-column">
      <style:table-column-properties style:column-width="1.461cm"/>
    </style:style>
    <style:style style:name="Table2.B" style:family="table-column">
      <style:table-column-properties style:column-width="13.653cm"/>
    </style:style>
    <style:style style:name="Table2.C" style:family="table-column">
      <style:table-column-properties style:column-width="2.921cm"/>
    </style:style>
    <style:style style:name="Table2.1" style:family="table-row">
      <style:table-row-properties style:keep-together="true" fo:keep-together="auto"/>
    </style:style>
    <style:style style:name="Table2.A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2.A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none" fo:border-bottom="0.018cm solid #000000" style:writing-mode="lr-tb"/>
    </style:style>
    <style:style style:name="Table2.A3" style:family="table-cell">
      <style:table-cell-properties style:vertical-align="middle" style:border-line-width-left="0.002cm 0.035cm 0.002cm" fo:padding-left="0.191cm" fo:padding-right="0.191cm" fo:padding-top="0cm" fo:padding-bottom="0cm" fo:border-left="0.039cm double #000000" fo:border-right="none" fo:border-top="none" fo:border-bottom="0.018cm solid #000000" style:writing-mode="lr-tb"/>
    </style:style>
    <style:style style:name="Table2.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2.C3" style:family="table-cell">
      <style:table-cell-properties style:vertical-align="middle" style:border-line-width-right="0.002cm 0.035cm 0.002cm" fo:padding-left="0.191cm" fo:padding-right="0.191cm" fo:padding-top="0cm" fo:padding-bottom="0cm" fo:border-left="0.018cm solid #000000" fo:border-right="0.039cm double #000000" fo:border-top="none" fo:border-bottom="0.018cm solid #000000" style:writing-mode="lr-tb"/>
    </style:style>
    <style:style style:name="Table2.A6"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none" fo:border-bottom="0.039cm double #000000" style:writing-mode="lr-tb"/>
    </style:style>
    <style:style style:name="Table2.B6" style:family="table-cell">
      <style:table-cell-properties style:vertical-align="middle" style:border-line-width-bottom="0.002cm 0.035cm 0.002cm" fo:padding-left="0.191cm" fo:padding-right="0.191cm" fo:padding-top="0cm" fo:padding-bottom="0cm" fo:border-left="0.018cm solid #000000" fo:border-right="none" fo:border-top="none" fo:border-bottom="0.039cm double #000000" style:writing-mode="lr-tb"/>
    </style:style>
    <style:style style:name="Table2.C6"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none" fo:border-bottom="0.039cm double #000000" style:writing-mode="lr-tb"/>
    </style:style>
    <style:style style:name="JobStates" style:family="table">
      <style:table-properties style:width="14.6cm" table:align="margins" style:writing-mode="lr-tb"/>
    </style:style>
    <style:style style:name="JobStates.A" style:family="table-column">
      <style:table-column-properties style:column-width="2.701cm" style:rel-column-width="12122*"/>
    </style:style>
    <style:style style:name="JobStates.B" style:family="table-column">
      <style:table-column-properties style:column-width="3.016cm" style:rel-column-width="13539*"/>
    </style:style>
    <style:style style:name="JobStates.C" style:family="table-column">
      <style:table-column-properties style:column-width="8.883cm" style:rel-column-width="39874*"/>
    </style:style>
    <style:style style:name="JobStates.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JobStates.B1" style:family="table-cell">
      <style:table-cell-properties style:vertical-align="middle" fo:padding="0.097cm" fo:border-left="0.002cm solid #000000" fo:border-right="none" fo:border-top="0.002cm solid #000000" fo:border-bottom="0.002cm solid #000000"/>
    </style:style>
    <style:style style:name="JobStates.C1" style:family="table-cell">
      <style:table-cell-properties style:vertical-align="middle" fo:padding="0.097cm" fo:border="0.002cm solid #000000"/>
    </style:style>
    <style:style style:name="JobStates.A2" style:family="table-cell">
      <style:table-cell-properties style:vertical-align="middle" fo:padding="0.097cm" fo:border-left="0.002cm solid #000000" fo:border-right="none" fo:border-top="none" fo:border-bottom="0.002cm solid #000000"/>
    </style:style>
    <style:style style:name="JobStates.B2.2.1"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2"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style:font-style-asian="italic" style:font-style-complex="italic"/>
    </style:style>
    <style:style style:name="P3"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5"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6"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P7" style:family="paragraph" style:parent-style-name="Standard">
      <style:paragraph-properties style:snap-to-layout-grid="false"/>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10" style:family="paragraph" style:parent-style-name="Standard">
      <style:text-properties fo:background-color="#ffff00"/>
    </style:style>
    <style:style style:name="P11" style:family="paragraph" style:parent-style-name="Standard">
      <style:paragraph-properties>
        <style:tab-stops>
          <style:tab-stop style:position="1.27cm"/>
          <style:tab-stop style:position="14.584cm" style:type="right" style:leader-style="dotted" style:leader-text="."/>
        </style:tab-stops>
      </style:paragraph-properties>
      <style:text-properties fo:background-color="#ffff00"/>
    </style:style>
    <style:style style:name="P12"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bold" style:font-weight-asian="bold" style:font-weight-complex="bold"/>
    </style:style>
    <style:style style:name="P13"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14" style:family="paragraph" style:parent-style-name="TableData">
      <style:paragraph-properties fo:text-align="center" style:justify-single-word="false" style:snap-to-layout-grid="false"/>
    </style:style>
    <style:style style:name="P15" style:family="paragraph" style:parent-style-name="TableData">
      <style:paragraph-properties style:snap-to-layout-grid="false"/>
    </style:style>
    <style:style style:name="P16" style:family="paragraph" style:parent-style-name="TableData">
      <style:paragraph-properties style:snap-to-layout-grid="false"/>
      <style:text-properties style:font-name="Arial" style:font-name-complex="Arial"/>
    </style:style>
    <style:style style:name="P17" style:family="paragraph" style:parent-style-name="TableHead">
      <style:paragraph-properties style:snap-to-layout-grid="false"/>
    </style:style>
    <style:style style:name="P18"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19" style:family="paragraph" style:parent-style-name="Condenced">
      <style:paragraph-properties style:snap-to-layout-grid="false"/>
      <style:text-properties fo:font-style="italic" fo:font-weight="bold" style:font-style-asian="italic" style:font-weight-asian="bold"/>
    </style:style>
    <style:style style:name="P20" style:family="paragraph" style:parent-style-name="Condenced">
      <style:paragraph-properties style:snap-to-layout-grid="false"/>
      <style:text-properties fo:font-style="italic" style:font-style-asian="italic"/>
    </style:style>
    <style:style style:name="P21" style:family="paragraph" style:parent-style-name="Condenced">
      <style:paragraph-properties style:snap-to-layout-grid="false"/>
    </style:style>
    <style:style style:name="P22"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23" style:family="paragraph" style:parent-style-name="Header">
      <style:paragraph-properties fo:margin-left="0cm" fo:margin-right="0cm" fo:text-indent="0cm" style:auto-text-indent="false">
        <style:tab-stops>
          <style:tab-stop style:position="7.62cm" style:type="center"/>
          <style:tab-stop style:position="14.605cm" style:type="right"/>
        </style:tab-stops>
      </style:paragraph-properties>
      <style:text-properties style:font-name="Arial" fo:font-size="10pt" fo:language="en" fo:country="US" style:font-size-asian="10pt" style:font-name-complex="Arial" style:font-size-complex="10pt"/>
    </style:style>
    <style:style style:name="P24" style:family="paragraph" style:parent-style-name="Footer">
      <style:paragraph-properties fo:margin-left="0cm" fo:margin-right="0cm" fo:text-align="start" style:justify-single-word="false" fo:text-indent="0cm" style:auto-text-indent="false">
        <style:tab-stops>
          <style:tab-stop style:position="7.62cm" style:type="center"/>
          <style:tab-stop style:position="14.605cm" style:type="right"/>
        </style:tab-stops>
      </style:paragraph-properties>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27"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text-properties fo:font-weight="bold" fo:background-color="#ffff00" style:font-weight-asian="bold" style:font-weight-complex="bold"/>
    </style:style>
    <style:style style:name="P28" style:family="paragraph" style:parent-style-name="Standard">
      <style:paragraph-properties fo:margin-left="0cm" fo:margin-right="0cm" fo:text-indent="0cm" style:auto-text-indent="false"/>
      <style:text-properties style:font-name="Courier New" fo:font-size="8pt" style:font-size-asian="8pt" style:language-asian="ja" style:country-asian="JP" style:font-name-complex="Courier New" style:font-size-complex="8pt"/>
    </style:style>
    <style:style style:name="P29" style:family="paragraph" style:parent-style-name="Standard">
      <style:paragraph-properties fo:margin-left="0cm" fo:margin-right="0cm" fo:margin-top="0.635cm" fo:margin-bottom="0.212cm" fo:text-indent="0cm" style:auto-text-indent="false"/>
    </style:style>
    <style:style style:name="P30" style:family="paragraph" style:parent-style-name="Style_20_Message_20_Header_20__2b__20_10_20_pt">
      <style:paragraph-properties fo:margin-left="0cm" fo:margin-right="0cm" fo:text-indent="0cm" style:auto-text-indent="false"/>
      <style:text-properties style:font-name="Courier New" fo:font-size="8pt" style:font-size-asian="8pt" style:language-asian="ja" style:country-asian="JP" style:font-name-complex="Courier New" style:font-size-complex="8pt"/>
    </style:style>
    <style:style style:name="P31"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P32" style:family="paragraph" style:parent-style-name="Footer">
      <style:paragraph-properties fo:text-align="start" style:justify-single-word="false">
        <style:tab-stops>
          <style:tab-stop style:position="7.62cm" style:type="center"/>
          <style:tab-stop style:position="14.605cm" style:type="right"/>
        </style:tab-stops>
      </style:paragraph-properties>
    </style:style>
    <style:style style:name="P33"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34" style:family="paragraph" style:parent-style-name="CellContents">
      <style:paragraph-properties style:snap-to-layout-grid="false"/>
      <style:text-properties fo:font-size="11pt" style:font-size-asian="11pt" style:font-size-complex="11pt"/>
    </style:style>
    <style:style style:name="P35"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36" style:family="paragraph" style:parent-style-name="CellContents">
      <style:paragraph-properties style:snap-to-layout-grid="false"/>
      <style:text-properties fo:font-size="10pt" style:font-size-asian="10pt" style:font-size-complex="10pt"/>
    </style:style>
    <style:style style:name="P37" style:family="paragraph" style:parent-style-name="CellTitle">
      <style:paragraph-properties style:snap-to-layout-grid="false"/>
      <style:text-properties fo:font-size="10pt" style:font-size-asian="10pt" style:font-size-complex="10pt"/>
    </style:style>
    <style:style style:name="P38" style:family="paragraph" style:parent-style-name="Contents_20_1">
      <style:paragraph-properties>
        <style:tab-stops>
          <style:tab-stop style:position="14.099cm" style:type="right" style:leader-style="dotted" style:leader-text="."/>
        </style:tab-stops>
      </style:paragraph-properties>
    </style:style>
    <style:style style:name="P39" style:family="paragraph" style:parent-style-name="Contents_20_3">
      <style:paragraph-properties>
        <style:tab-stops>
          <style:tab-stop style:position="13.252cm" style:type="right" style:leader-style="dotted" style:leader-text="."/>
        </style:tab-stops>
      </style:paragraph-properties>
    </style:style>
    <style:style style:name="P40" style:family="paragraph" style:parent-style-name="Contents_20_2">
      <style:paragraph-properties>
        <style:tab-stops>
          <style:tab-stop style:position="13.675cm" style:type="right" style:leader-style="dotted" style:leader-text="."/>
        </style:tab-stops>
      </style:paragraph-properties>
    </style:style>
    <style:style style:name="P41" style:family="paragraph" style:parent-style-name="Heading_20_1">
      <style:paragraph-properties>
        <style:tab-stops>
          <style:tab-stop style:position="1.27cm"/>
          <style:tab-stop style:position="14.584cm" style:type="right" style:leader-style="dotted" style:leader-text="."/>
        </style:tab-stops>
      </style:paragraph-properties>
    </style:style>
    <style:style style:name="P42" style:family="paragraph" style:parent-style-name="Standard">
      <style:paragraph-properties fo:margin-top="0.212cm" fo:margin-bottom="0.212cm"/>
    </style:style>
    <style:style style:name="P43" style:family="paragraph" style:parent-style-name="Standard">
      <style:paragraph-properties fo:background-color="transparent">
        <style:tab-stops>
          <style:tab-stop style:position="1.27cm"/>
          <style:tab-stop style:position="14.584cm" style:type="right" style:leader-style="dotted" style:leader-text="."/>
        </style:tab-stops>
        <style:background-image/>
      </style:paragraph-properties>
    </style:style>
    <style:style style:name="P44" style:family="paragraph" style:parent-style-name="Table_20_Heading">
      <style:paragraph-properties fo:margin-left="0.009cm" fo:margin-right="0.009cm" fo:text-indent="0cm" style:auto-text-indent="false"/>
    </style:style>
    <style:style style:name="P45" style:family="paragraph" style:parent-style-name="Table_20_Heading">
      <style:paragraph-properties fo:margin-left="0.009cm" fo:margin-right="0.009cm" fo:text-indent="-0.026cm" style:auto-text-indent="false">
        <style:tab-stops/>
      </style:paragraph-properties>
    </style:style>
    <style:style style:name="P46" style:family="paragraph" style:parent-style-name="Standard">
      <style:paragraph-properties fo:margin-left="0cm" fo:margin-right="0cm" fo:text-indent="0.529cm" style:auto-text-indent="fals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7"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8" style:family="paragraph" style:parent-style-name="Standard">
      <style:paragraph-properties fo:margin-left="0cm" fo:margin-right="0cm" fo:text-align="justify" style:justify-single-word="false"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9"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weight-complex="bold"/>
    </style:style>
    <style:style style:name="P50" style:family="paragraph" style:parent-style-name="Standard">
      <style:paragraph-properties fo:margin-left="0cm" fo:margin-right="0cm" fo:text-indent="0.529cm" style:auto-text-indent="false" style:text-autospace="none"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tyle="italic" style:font-style-complex="italic"/>
    </style:style>
    <style:style style:name="P51" style:family="paragraph" style:parent-style-name="Heading_20_2">
      <style:text-properties fo:font-style="italic" style:font-style-complex="italic"/>
    </style:style>
    <style:style style:name="P52"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weight="bold" style:font-weight-complex="bold"/>
    </style:style>
    <style:style style:name="P53"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style>
    <style:style style:name="P54"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font-style="italic" style:font-style-complex="italic"/>
    </style:style>
    <style:style style:name="P55" style:family="paragraph" style:parent-style-name="Standard">
      <style:paragraph-properties fo:margin-left="0.529cm" fo:margin-right="0cm" fo:text-indent="0cm" style:auto-text-indent="false" style:text-autospace="none" style:writing-mode="lr-tb">
        <style:tab-stops>
          <style:tab-stop style:position="0.469cm"/>
          <style:tab-stop style:position="1.469cm"/>
          <style:tab-stop style:position="2.469cm"/>
          <style:tab-stop style:position="3.47cm"/>
          <style:tab-stop style:position="4.47cm"/>
          <style:tab-stop style:position="5.47cm"/>
          <style:tab-stop style:position="6.47cm"/>
          <style:tab-stop style:position="7.47cm"/>
          <style:tab-stop style:position="8.47cm"/>
          <style:tab-stop style:position="9.47cm"/>
          <style:tab-stop style:position="10.47cm"/>
          <style:tab-stop style:position="11.471cm"/>
        </style:tab-stops>
      </style:paragraph-properties>
      <style:text-properties fo:language="en" fo:country="US" style:font-name-asian="Bitstream Vera Sans1" style:language-asian="en" style:country-asian="US" style:font-name-complex="Bitstream Vera Sans1"/>
    </style:style>
    <style:style style:name="P56" style:family="paragraph" style:parent-style-name="Standard">
      <style:paragraph-properties fo:margin-top="0.635cm" fo:margin-bottom="0.212cm"/>
    </style:style>
    <style:style style:name="P57"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style:font-style-asian="italic" style:font-style-complex="italic"/>
    </style:style>
    <style:style style:name="P58" style:family="paragraph" style:parent-style-name="Standard">
      <style:paragraph-properties>
        <style:tab-stops>
          <style:tab-stop style:position="1.27cm"/>
          <style:tab-stop style:position="14.584cm" style:type="right" style:leader-style="dotted" style:leader-text="."/>
        </style:tab-stops>
      </style:paragraph-properties>
      <style:text-properties fo:font-style="italic" fo:font-weight="bold" style:font-style-asian="italic" style:font-weight-asian="bold" style:font-style-complex="italic" style:font-weight-complex="bold"/>
    </style:style>
    <style:style style:name="P59" style:family="paragraph" style:parent-style-name="Standard">
      <style:paragraph-properties>
        <style:tab-stops>
          <style:tab-stop style:position="1.27cm"/>
          <style:tab-stop style:position="14.584cm" style:type="right" style:leader-style="dotted" style:leader-text="."/>
        </style:tab-stops>
      </style:paragraph-properties>
    </style:style>
    <style:style style:name="P60"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1"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2"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3"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4" style:family="paragraph" style:parent-style-name="Standard" style:list-style-name="L1">
      <style:paragraph-properties>
        <style:tab-stops>
          <style:tab-stop style:position="1.27cm"/>
          <style:tab-stop style:position="14.584cm" style:type="right" style:leader-style="dotted" style:leader-text="."/>
        </style:tab-stops>
      </style:paragraph-properties>
    </style:style>
    <style:style style:name="P65" style:family="paragraph" style:parent-style-name="Standard" style:list-style-name="L2">
      <style:paragraph-properties>
        <style:tab-stops>
          <style:tab-stop style:position="1.27cm"/>
          <style:tab-stop style:position="14.584cm" style:type="right" style:leader-style="dotted" style:leader-text="."/>
        </style:tab-stops>
      </style:paragraph-properties>
    </style:style>
    <style:style style:name="P66" style:family="paragraph" style:parent-style-name="Standard" style:list-style-name="L3">
      <style:paragraph-properties>
        <style:tab-stops>
          <style:tab-stop style:position="1.27cm"/>
          <style:tab-stop style:position="14.584cm" style:type="right" style:leader-style="dotted" style:leader-text="."/>
        </style:tab-stops>
      </style:paragraph-properties>
    </style:style>
    <style:style style:name="P67" style:family="paragraph" style:parent-style-name="Standard" style:list-style-name="L3">
      <style:paragraph-properties>
        <style:tab-stops>
          <style:tab-stop style:position="1.27cm"/>
          <style:tab-stop style:position="14.584cm" style:type="right" style:leader-style="dotted" style:leader-text="."/>
        </style:tab-stops>
      </style:paragraph-properties>
    </style:style>
    <style:style style:name="P68" style:family="paragraph" style:parent-style-name="Standard" style:list-style-name="WW8Num14"/>
    <style:style style:name="P69" style:family="paragraph" style:parent-style-name="Standard" style:list-style-name="WW8Num14"/>
    <style:style style:name="P70" style:family="paragraph" style:parent-style-name="Standard" style:list-style-name="WW8Num14"/>
    <style:style style:name="P71" style:family="paragraph" style:parent-style-name="Standard" style:list-style-name="WW8Num14"/>
    <style:style style:name="P72" style:family="paragraph" style:parent-style-name="Standard" style:list-style-name="WW8Num14">
      <style:text-properties fo:font-weight="normal" style:font-weight-asian="normal" style:font-weight-complex="normal"/>
    </style:style>
    <style:style style:name="P73"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normal" style:font-weight-asian="normal" style:font-weight-complex="normal"/>
    </style:style>
    <style:style style:name="P74" style:family="paragraph" style:parent-style-name="Standard" style:list-style-name="WW8Num14"/>
    <style:style style:name="P75" style:family="paragraph" style:parent-style-name="Standard" style:list-style-name="WW8Num14"/>
    <style:style style:name="P76" style:family="paragraph" style:parent-style-name="Standard" style:list-style-name="L4">
      <style:paragraph-properties>
        <style:tab-stops>
          <style:tab-stop style:position="1.27cm"/>
          <style:tab-stop style:position="14.584cm" style:type="right" style:leader-style="dotted" style:leader-text="."/>
        </style:tab-stops>
      </style:paragraph-properties>
      <style:text-properties fo:background-color="transparent"/>
    </style:style>
    <style:style style:name="P77" style:family="paragraph" style:parent-style-name="Standard" style:list-style-name="WW8Num14"/>
    <style:style style:name="P78" style:family="paragraph" style:parent-style-name="Standard" style:list-style-name="WW8Num14"/>
    <style:style style:name="P79" style:family="paragraph" style:parent-style-name="Standard" style:list-style-name="WW8Num14"/>
    <style:style style:name="P80" style:family="paragraph" style:parent-style-name="Standard" style:list-style-name="WW8Num14"/>
    <style:style style:name="P81" style:family="paragraph" style:parent-style-name="Standard" style:list-style-name="WW8Num14"/>
    <style:style style:name="P82" style:family="paragraph" style:parent-style-name="Standard" style:list-style-name="WW8Num14"/>
    <style:style style:name="P83" style:family="paragraph" style:parent-style-name="Standard">
      <style:paragraph-properties>
        <style:tab-stops>
          <style:tab-stop style:position="1.27cm"/>
          <style:tab-stop style:position="14.584cm" style:type="right" style:leader-style="dotted" style:leader-text="."/>
        </style:tab-stops>
      </style:paragraph-properties>
      <style:text-properties fo:font-weight="bold" style:font-weight-asian="bold" style:font-weight-complex="bold"/>
    </style:style>
    <style:style style:name="P84"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85"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6"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7"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8"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9"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0"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1" style:family="paragraph" style:parent-style-name="Standard" style:list-style-name="RTF_5f_Num_20_6">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2"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3"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4"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5"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6"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7" style:family="paragraph" style:parent-style-name="Standard" style:list-style-name="RTF_5f_Num_20_3">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8"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9"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0"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1"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2"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3"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4"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5" style:family="paragraph" style:parent-style-name="Standard" style:list-style-name="RTF_5f_Num_20_4">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6"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7"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8"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9" style:family="paragraph" style:parent-style-name="Standard" style:list-style-name="RTF_5f_Num_20_5">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0"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1"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2"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3" style:family="paragraph" style:parent-style-name="Standard" style:list-style-name="RTF_5f_Num_20_2">
      <style:paragraph-properties fo:margin-left="0cm" fo:margin-right="0cm" fo:text-indent="0cm" style:auto-text-indent="false" style:text-autospace="none" style:writing-mode="lr-tb">
        <style:tab-stops>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4" style:family="paragraph" style:parent-style-name="Standard">
      <style:paragraph-properties fo:margin-left="0cm" fo:margin-right="0cm" fo:text-indent="0cm" style:auto-text-indent="false">
        <style:tab-stops>
          <style:tab-stop style:position="1.27cm"/>
          <style:tab-stop style:position="14.584cm" style:type="right" style:leader-style="dotted" style:leader-text="."/>
        </style:tab-stops>
      </style:paragraph-properties>
    </style:style>
    <style:style style:name="P115" style:family="paragraph" style:parent-style-name="Standard">
      <style:paragraph-properties fo:margin-left="0cm" fo:margin-right="0cm" fo:margin-top="0.635cm" fo:margin-bottom="0.212cm" fo:text-indent="0cm" style:auto-text-indent="false"/>
    </style:style>
    <style:style style:name="P116" style:family="paragraph" style:parent-style-name="Heading_20_1" style:master-page-name="Convert_20_2">
      <style:paragraph-properties>
        <style:tab-stops>
          <style:tab-stop style:position="1.27cm"/>
          <style:tab-stop style:position="14.584cm" style:type="right" style:leader-style="dotted" style:leader-text="."/>
        </style:tab-stops>
      </style:paragraph-properties>
    </style:style>
    <style:style style:name="P117" style:family="paragraph" style:parent-style-name="Heading_20_1" style:list-style-name="WW8Num41">
      <style:paragraph-properties fo:margin-left="0cm" fo:margin-right="0cm" fo:margin-top="0.635cm" fo:margin-bottom="0.212cm" fo:text-indent="0cm" style:auto-text-indent="false" fo:break-before="page"/>
    </style:style>
    <style:style style:name="P118" style:family="paragraph" style:parent-style-name="Heading_20_1" style:list-style-name="WW8Num41">
      <style:paragraph-properties fo:margin-left="0cm" fo:margin-right="0cm" fo:margin-top="0.635cm" fo:margin-bottom="0.212cm" fo:text-indent="0cm" style:auto-text-indent="false" fo:break-before="page"/>
    </style:style>
    <style:style style:name="P119" style:family="paragraph" style:parent-style-name="Heading_20_1" style:list-style-name="WW8Num41">
      <style:paragraph-properties fo:margin-left="0cm" fo:margin-right="0cm" fo:margin-top="0.635cm" fo:margin-bottom="0.212cm" fo:text-indent="0cm" style:auto-text-indent="false" fo:break-before="page"/>
    </style:style>
    <style:style style:name="P120" style:family="paragraph" style:parent-style-name="Heading_20_1" style:list-style-name="WW8Num41">
      <style:paragraph-properties fo:margin-top="0.635cm" fo:margin-bottom="0.212cm" fo:break-before="page"/>
    </style:style>
    <style:style style:name="P121" style:family="paragraph" style:parent-style-name="Heading_20_1" style:list-style-name="WW8Num41">
      <style:paragraph-properties fo:margin-top="0.635cm" fo:margin-bottom="0.212cm" fo:break-before="page"/>
    </style:style>
    <style:style style:name="P122"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123" style:family="paragraph" style:parent-style-name="TableData" style:master-page-name="Standard"/>
    <style:style style:name="P124"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style:font-size-asian="8pt" style:language-asian="ja" style:country-asian="JP" style:font-name-complex="Courier New" style:font-size-complex="8pt"/>
    </style:style>
    <style:style style:name="P125" style:family="paragraph" style:parent-style-name="Style_20_Message_20_Header_20__2b__20_10_20_pt">
      <style:paragraph-properties fo:margin-left="0cm" fo:margin-right="0cm" fo:text-align="start" style:justify-single-word="false" fo:text-indent="0cm" style:auto-text-indent="false"/>
      <style:text-properties style:font-name="Courier New" fo:font-size="8pt" fo:language="en" fo:country="US" style:font-size-asian="8pt" style:language-asian="en" style:country-asian="US" style:font-name-complex="Courier New" style:font-size-complex="8pt" style:language-complex="en" style:country-complex="US"/>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italic" fo:background-color="#ffff00"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fo:background-color="#ffff00" style:font-weight-asian="normal" style:font-weight-complex="normal"/>
    </style:style>
    <style:style style:name="T6" style:family="text">
      <style:text-properties style:font-name="Arial" fo:font-size="10pt" fo:language="en" fo:country="US" style:font-size-asian="10pt" style:font-name-complex="Arial" style:font-size-complex="10pt"/>
    </style:style>
    <style:style style:name="T7" style:family="text">
      <style:text-properties fo:font-style="italic" fo:background-color="#ffff00"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background-color="transparent" style:font-style-asian="italic" style:font-style-complex="italic"/>
    </style:style>
    <style:style style:name="T10" style:family="text">
      <style:text-properties fo:background-color="#ffff00"/>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fo:background-color="#ffff00" style:font-weight-asian="normal" style:font-weight-complex="normal"/>
    </style:style>
    <style:style style:name="T14" style:family="text">
      <style:text-properties fo:background-color="transparent"/>
    </style:style>
    <style:style style:name="T15" style:family="text">
      <style:text-properties fo:language="fr" fo:country="FR" style:language-asian="ko" style:country-asian="KR"/>
    </style:style>
    <style:style style:name="T16" style:family="text">
      <style:text-properties style:use-window-font-color="true"/>
    </style:style>
    <style:style style:name="T17"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changed-region text:id="ct72991000">
          <text:insertion>
            <office:change-info>
              <dc:creator>unknown</dc:creator>
              <dc:date>2007-07-10T09:50:00</dc:date>
            </office:change-info>
          </text:insertion>
        </text:changed-region>
        <text:changed-region text:id="ct72990896">
          <text:insertion>
            <office:change-info>
              <dc:creator>unknown</dc:creator>
              <dc:date>2007-07-10T09:57:00</dc:date>
            </office:change-info>
          </text:insertion>
        </text:changed-region>
        <text:changed-region text:id="ct72990792">
          <text:insertion>
            <office:change-info>
              <dc:creator>unknown</dc:creator>
              <dc:date>2007-07-10T09:58:00</dc:date>
            </office:change-info>
          </text:insertion>
        </text:changed-region>
        <text:changed-region text:id="ct99720424">
          <text:insertion>
            <office:change-info>
              <dc:creator>unknown</dc:creator>
              <dc:date>2007-07-10T12:57:00</dc:date>
            </office:change-info>
          </text:insertion>
        </text:changed-region>
        <text:changed-region text:id="ct131074296">
          <text:insertion>
            <office:change-info>
              <dc:creator>unknown</dc:creator>
              <dc:date>2007-07-10T12:58:00</dc:date>
            </office:change-info>
          </text:insertion>
        </text:changed-region>
        <text:changed-region text:id="ct37013160">
          <text:deletion>
            <office:change-info>
              <dc:creator>unknown</dc:creator>
              <dc:date>2007-07-10T16:36:00</dc:date>
            </office:change-info>
            <text:p text:style-name="P1"><text:span text:style-name="T1">RegisterResponseType RegisterResponse</text:span>: <text:span text:style-name="T2">???</text:span></text:p>
          </text:deletion>
        </text:changed-region>
        <text:changed-region text:id="ct174778680">
          <text:insertion>
            <office:change-info>
              <dc:creator>unknown</dc:creator>
              <dc:date>2007-07-10T16:36:00</dc:date>
            </office:change-info>
          </text:insertion>
        </text:changed-region>
        <text:changed-region text:id="ct73139464">
          <text:insertion>
            <office:change-info>
              <dc:creator>unknown</dc:creator>
              <dc:date>2007-07-10T12:58:00</dc:date>
            </office:change-info>
          </text:insertion>
        </text:changed-region>
        <text:changed-region text:id="ct73138920">
          <text:insertion>
            <office:change-info>
              <dc:creator>unknown</dc:creator>
              <dc:date>2007-07-10T12:59:00</dc:date>
            </office:change-info>
          </text:insertion>
        </text:changed-region>
        <text:changed-region text:id="ct174290200">
          <text:insertion>
            <office:change-info>
              <dc:creator>unknown</dc:creator>
              <dc:date>2007-07-10T13:02:00</dc:date>
            </office:change-info>
          </text:insertion>
        </text:changed-region>
        <text:changed-region text:id="ct174252192">
          <text:insertion>
            <office:change-info>
              <dc:creator>unknown</dc:creator>
              <dc:date>2007-07-10T13:04:00</dc:date>
            </office:change-info>
          </text:insertion>
        </text:changed-region>
        <text:changed-region text:id="ct174290000">
          <text:insertion>
            <office:change-info>
              <dc:creator>unknown</dc:creator>
              <dc:date>2007-07-10T13:05:00</dc:date>
            </office:change-info>
          </text:insertion>
        </text:changed-region>
        <text:changed-region text:id="ct131361848">
          <text:deletion>
            <office:change-info>
              <dc:creator>unknown</dc:creator>
              <dc:date>2007-07-10T12:58:00</dc:date>
            </office:change-info>
            <text:p text:style-name="P2">NotAuthorizedFault: </text:p>
          </text:deletion>
        </text:changed-region>
        <text:changed-region text:id="ct72990104">
          <text:deletion>
            <office:change-info>
              <dc:creator>unknown</dc:creator>
              <dc:date>2007-07-09T21:27:00</dc:date>
            </office:change-info>
            <text:p text:style-name="P2"><text:span text:style-name="T3">desc </text:span></text:p>
          </text:deletion>
        </text:changed-region>
        <text:changed-region text:id="ct131369432">
          <text:deletion>
            <office:change-info>
              <dc:creator>unknown</dc:creator>
              <dc:date>2007-07-10T12:58:00</dc:date>
            </office:change-info>
            <text:p text:style-name="P2"/>
            <text:p text:style-name="P2">Invalid</text:p>
          </text:deletion>
        </text:changed-region>
        <text:changed-region text:id="ct72800944">
          <text:deletion>
            <office:change-info>
              <dc:creator>unknown</dc:creator>
              <dc:date>2007-07-09T21:18:00</dc:date>
            </office:change-info>
            <text:p text:style-name="P2"><text:span text:style-name="T1">MessageFormat</text:span></text:p>
          </text:deletion>
        </text:changed-region>
        <text:changed-region text:id="ct72987928">
          <text:deletion>
            <office:change-info>
              <dc:creator>unknown</dc:creator>
              <dc:date>2007-07-10T12:58:00</dc:date>
            </office:change-info>
            <text:p text:style-name="P2"><text:span text:style-name="T1">Fault: </text:span></text:p>
          </text:deletion>
        </text:changed-region>
        <text:changed-region text:id="ct72630792">
          <text:deletion>
            <office:change-info>
              <dc:creator>unknown</dc:creator>
              <dc:date>2007-07-09T21:18:00</dc:date>
            </office:change-info>
            <text:p text:style-name="P2"><text:span text:style-name="T3">desc</text:span></text:p>
          </text:deletion>
        </text:changed-region>
        <text:changed-region text:id="ct72988200">
          <text:deletion>
            <office:change-info>
              <dc:creator>unknown</dc:creator>
              <dc:date>2007-07-10T12:58:00</dc:date>
            </office:change-info>
            <text:p text:style-name="P2"/>
            <text:p text:style-name="P2"><text:span text:style-name="T1">Service</text:span></text:p>
          </text:deletion>
        </text:changed-region>
        <text:changed-region text:id="ct73139192">
          <text:deletion>
            <office:change-info>
              <dc:creator>unknown</dc:creator>
              <dc:date>2007-07-09T21:26:00</dc:date>
            </office:change-info>
            <text:p text:style-name="P2"><text:span text:style-name="T1">Busy</text:span></text:p>
          </text:deletion>
        </text:changed-region>
        <text:changed-region text:id="ct73138784">
          <text:deletion>
            <office:change-info>
              <dc:creator>unknown</dc:creator>
              <dc:date>2007-07-10T12:58:00</dc:date>
            </office:change-info>
            <text:p text:style-name="P2"><text:span text:style-name="T1">Fault: </text:span></text:p>
          </text:deletion>
        </text:changed-region>
        <text:changed-region text:id="ct73139328">
          <text:deletion>
            <office:change-info>
              <dc:creator>unknown</dc:creator>
              <dc:date>2007-07-09T21:24:00</dc:date>
            </office:change-info>
            <text:p text:style-name="P2"><text:span text:style-name="T3">desc</text:span></text:p>
          </text:deletion>
        </text:changed-region>
        <text:changed-region text:id="ct73152840">
          <text:deletion>
            <office:change-info>
              <dc:creator>unknown</dc:creator>
              <dc:date>2007-07-10T09:52:00</dc:date>
            </office:change-info>
            <text:p text:style-name="P1"><text:s/>Registration Entries are uniquely identified by the EPR of the service they correspond to.</text:p>
          </text:deletion>
        </text:changed-region>
        <text:changed-region text:id="ct174776288">
          <text:insertion>
            <office:change-info>
              <dc:creator>unknown</dc:creator>
              <dc:date>2007-07-10T16:37:00</dc:date>
            </office:change-info>
          </text:insertion>
        </text:changed-region>
        <text:changed-region text:id="ct174778368">
          <text:deletion>
            <office:change-info>
              <dc:creator>unknown</dc:creator>
              <dc:date>2007-07-10T16:37:00</dc:date>
            </office:change-info>
            <text:p text:style-name="P1"><text:span text:style-name="T1">RemoveResponseType RemoveResponse: </text:span><text:span text:style-name="T3">???</text:span></text:p>
          </text:deletion>
        </text:changed-region>
        <text:changed-region text:id="ct174246992">
          <text:deletion>
            <office:change-info>
              <dc:creator>unknown</dc:creator>
              <dc:date>2007-07-10T13:00:00</dc:date>
            </office:change-info>
            <text:p text:style-name="P3">NotAuthorizedFault: <text:span text:style-name="T2">desc </text:span></text:p>
            <text:p text:style-name="P2">InvalidMessageFormatFault: <text:span text:style-name="T2">desc</text:span></text:p>
            <text:p text:style-name="P3"><text:span text:style-name="T4">ServiceBusyFault:</text:span> <text:span text:style-name="T5">desc</text:span></text:p>
          </text:deletion>
        </text:changed-region>
        <text:changed-region text:id="ct73153984">
          <text:deletion>
            <office:change-info>
              <dc:creator>unknown</dc:creator>
              <dc:date>2007-07-10T09:54:00</dc:date>
            </office:change-info>
            <text:p text:style-name="P4">Each Registration Entry is uniquely identified by the Endpoint Reference of the service the entry corresponds to.</text:p>
          </text:deletion>
        </text:changed-region>
        <text:changed-region text:id="ct73153848">
          <text:insertion>
            <office:change-info>
              <dc:creator>unknown</dc:creator>
              <dc:date>2007-07-10T09:55:00</dc:date>
            </office:change-info>
          </text:insertion>
        </text:changed-region>
        <text:changed-region text:id="ct73153712">
          <text:insertion>
            <office:change-info>
              <dc:creator>unknown</dc:creator>
              <dc:date>2007-07-10T09:59:00</dc:date>
            </office:change-info>
          </text:insertion>
        </text:changed-region>
        <text:changed-region text:id="ct73139736">
          <text:deletion>
            <office:change-info>
              <dc:creator>unknown</dc:creator>
              <dc:date>2007-07-10T09:59:00</dc:date>
            </office:change-info>
            <text:p text:style-name="P4"><text:s/>a </text:p>
          </text:deletion>
        </text:changed-region>
        <text:changed-region text:id="ct73139600">
          <text:deletion>
            <office:change-info>
              <dc:creator>unknown</dc:creator>
              <dc:date>2007-07-10T09:55:00</dc:date>
            </office:change-info>
            <text:p text:style-name="P4">Thus the Endpoint References are used as inputs for the GetRegistrationStatuses operation. The response of the operation is</text:p>
          </text:deletion>
        </text:changed-region>
        <text:changed-region text:id="ct73152016">
          <text:insertion>
            <office:change-info>
              <dc:creator>unknown</dc:creator>
              <dc:date>2007-07-10T09:56:00</dc:date>
            </office:change-info>
          </text:insertion>
        </text:changed-region>
        <text:changed-region text:id="ct73152120">
          <text:deletion>
            <office:change-info>
              <dc:creator>unknown</dc:creator>
              <dc:date>2007-07-10T09:56:00</dc:date>
            </office:change-info>
            <text:p text:style-name="P1">requestor</text:p>
          </text:deletion>
        </text:changed-region>
        <text:changed-region text:id="ct73152224">
          <text:insertion>
            <office:change-info>
              <dc:creator>unknown</dc:creator>
              <dc:date>2007-07-10T10:16:00</dc:date>
            </office:change-info>
          </text:insertion>
        </text:changed-region>
        <text:changed-region text:id="ct73152328">
          <text:insertion>
            <office:change-info>
              <dc:creator>unknown</dc:creator>
              <dc:date>2007-07-10T10:16:00</dc:date>
            </office:change-info>
          </text:insertion>
        </text:changed-region>
        <text:changed-region text:id="ct174248392">
          <text:deletion>
            <office:change-info>
              <dc:creator>unknown</dc:creator>
              <dc:date>2007-07-10T13:02:00</dc:date>
            </office:change-info>
            <text:p text:style-name="P3">NotAuthorizedFault: <text:span text:style-name="T2">desc </text:span></text:p>
            <text:p text:style-name="P2">InvalidMessageFormatFault: <text:span text:style-name="T2">desc</text:span></text:p>
            <text:p text:style-name="P3"><text:span text:style-name="T4">ServiceBusyFault:</text:span> <text:span text:style-name="T5">desc</text:span></text:p>
          </text:deletion>
        </text:changed-region>
        <text:changed-region text:id="ct174894760">
          <text:insertion>
            <office:change-info>
              <dc:creator>unknown</dc:creator>
              <dc:date>2007-07-10T16:39:00</dc:date>
            </office:change-info>
          </text:insertion>
        </text:changed-region>
        <text:changed-region text:id="ct131221232">
          <text:deletion>
            <office:change-info>
              <dc:creator>unknown</dc:creator>
              <dc:date>2007-07-10T16:39:00</dc:date>
            </office:change-info>
            <text:p text:style-name="P5"><text:span text:style-name="T4">none</text:span></text:p>
          </text:deletion>
        </text:changed-region>
        <text:changed-region text:id="ct131201232">
          <text:deletion>
            <office:change-info>
              <dc:creator>unknown</dc:creator>
              <dc:date>2007-07-10T16:39:00</dc:date>
            </office:change-info>
            <text:p text:style-name="P1"><text:span text:style-name="T2">Get???ResponseType Get???Response: ???</text:span> list of IIS instances EPRs.</text:p>
          </text:deletion>
        </text:changed-region>
        <text:changed-region text:id="ct175094208">
          <text:insertion>
            <office:change-info>
              <dc:creator>unknown</dc:creator>
              <dc:date>2007-07-10T16:39:00</dc:date>
            </office:change-info>
          </text:insertion>
        </text:changed-region>
        <text:changed-region text:id="ct174963480">
          <text:insertion>
            <office:change-info>
              <dc:creator>unknown</dc:creator>
              <dc:date>2007-07-10T16:40:00</dc:date>
            </office:change-info>
          </text:insertion>
        </text:changed-region>
        <text:changed-region text:id="ct132138088">
          <text:insertion>
            <office:change-info>
              <dc:creator>unknown</dc:creator>
              <dc:date>2007-07-10T16:41:00</dc:date>
            </office:change-info>
          </text:insertion>
        </text:changed-region>
        <text:changed-region text:id="ct175400680">
          <text:deletion>
            <office:change-info>
              <dc:creator>unknown</dc:creator>
              <dc:date>2007-07-10T16:45:00</dc:date>
            </office:change-info>
            <text:p text:style-name="P6">&lt;?xml version="1.0" encoding="UTF-8"?&gt;</text:p>
            <text:p text:style-name="P6">&lt;!--</text:p>
            <text:p text:style-name="P6"><text:s text:c="4"/>Data types of Information Indexing Service</text:p>
            <text:p text:style-name="P6">--&gt;</text:p>
            <text:p text:style-name="P6"/>
            <text:p text:style-name="P6">&lt;xsd:schema </text:p>
            <text:p text:style-name="P6"><text:s text:c="2"/>xmlns:xsd="http://www.w3.org/2001/XMLSchema"</text:p>
            <text:p text:style-name="P6"><text:s text:c="2"/>xmlns:iis="http://www.nordugrid.org/schemas/iis/2007/07"</text:p>
            <text:p text:style-name="P6"><text:s text:c="2"/>xmlns:wsa="http://www.w3.org/2005/08/addressing"</text:p>
            <text:p text:style-name="P6"><text:s text:c="2"/>targetNamespace="http://www.nordugrid.org/schemas/iis/2007/07"</text:p>
            <text:p text:style-name="P6"><text:s text:c="2"/>elementFormDefault="qualified" attributeFormDefault="unqualified" </text:p>
            <text:p text:style-name="P6">&gt;</text:p>
            <text:p text:style-name="P6"/>
            <text:p text:style-name="P6"><text:tab/>&lt;xsd:import namespace="http://www.w3.org/2005/08/addressing" schemaLocation="./ws-addr.xsd"/&gt;</text:p>
            <text:p text:style-name="P6"/>
            <text:p text:style-name="P6"><text:tab/>&lt;!-- This is an initial and incomplete DRAFT which mainly concentrates on the structure but not on the actual names. Final version will use GLUE-2.0 ternminology. --&gt;</text:p>
            <text:p text:style-name="P6"/>
            <text:p text:style-name="P6"><text:tab/>&lt;!-- Input type for the registration operation --&gt;</text:p>
            <text:p text:style-name="P6"><text:tab/>&lt;xsd:complexType name="RegistrationMessageRequestType"&gt;</text:p>
            <text:p text:style-name="P6"><text:tab/><text:tab/>&lt;xsd:sequence&gt;</text:p>
            <text:p text:style-name="P6"><text:tab/><text:tab/><text:tab/>&lt;xsd:element name="Header" type="iis:HeaderType" minOccurs="0" maxOccurs="1"/&gt;</text:p>
            <text:p text:style-name="P6"><text:tab/><text:tab/><text:tab/>&lt;xsd:element name="RegEntry" type="iis:RegistrationEntryType" minOccurs="1" maxOccures="unbounded"/&gt;</text:p>
            <text:p text:style-name="P6"><text:tab/><text:tab/>&lt;/xsd:sequence&gt;</text:p>
            <text:p text:style-name="P6"><text:tab/>&lt;/xsd:complexType&gt;</text:p>
            <text:p text:style-name="P6"/>
            <text:p text:style-name="P6"><text:tab/>&lt;!-- output type for the registraiton operation --&gt;</text:p>
            <text:p text:style-name="P6"><text:tab/>&lt;xsd:complexType name="RegistrationMessageResponseType"&gt;</text:p>
            <text:p text:style-name="P6"><text:tab/><text:tab/>&lt;xsd:sequence&gt;</text:p>
            <text:p text:style-name="P6"><text:tab/><text:tab/><text:tab/>&lt;xsd:element name="Fault" type="iis:FaultType" minOccurs="0" maxOccurs="1"/&gt;</text:p>
            <text:p text:style-name="P6"><text:tab/><text:tab/>&lt;/xsd:sequence&gt;</text:p>
            <text:p text:style-name="P6"><text:tab/>&lt;/xsd:complexType&gt;</text:p>
            <text:p text:style-name="P6"/>
            <text:p text:style-name="P6"><text:tab/>&lt;xsd:complexType name="HeaderType"&gt;</text:p>
            <text:p text:style-name="P6"><text:tab/><text:tab/>&lt;xsd:sequence&gt;</text:p>
            <text:p text:style-name="P6"><text:tab/><text:tab/><text:tab/>&lt;xsd:element name="HedID" type="xsd:string"/&gt; &lt;!-- Identifier of the source HED --&gt;</text:p>
            <text:p text:style-name="P6"><text:tab/><text:tab/>&lt;/xsd:sequence&gt;</text:p>
            <text:p text:style-name="P6"><text:tab/>&lt;/xsd:complexType&gt;</text:p>
            <text:p text:style-name="P6"/>
            <text:p text:style-name="P6"><text:tab/>&lt;xsd:complexType name="RegistrationEntryType"&gt;</text:p>
            <text:p text:style-name="P6"><text:tab/><text:tab/>&lt;xsd:sequence&gt;</text:p>
            <text:p text:style-name="P6"><text:tab/><text:tab/><text:tab/>&lt;xsd:element name="SrcAdv" type="iis:ServiceAdvertisementType" minOccurs="1" maxOccures="1"/&gt;</text:p>
            <text:p text:style-name="P6"><text:tab/><text:tab/><text:tab/>&lt;xsd:element name="MetaSrcAdv" type="iis:ServiceAdvertisementMetadataType" minOccurs="1" maxOccurs="1"/&gt;</text:p>
            <text:p text:style-name="P6"><text:tab/><text:tab/>&lt;/xsd:sequence&gt;</text:p>
            <text:p text:style-name="P6"><text:tab/>&lt;/xsd:complexType&gt;</text:p>
            <text:p text:style-name="P6"><text:tab/></text:p>
            <text:p text:style-name="P6"/>
            <text:p text:style-name="P6"><text:tab/>&lt;xsd:complexType name="ServiceAdvertisementType"&gt;</text:p>
            <text:p text:style-name="P6"><text:tab/><text:tab/>&lt;xsd:sequence&gt;</text:p>
            <text:p text:style-name="P6"><text:tab/><text:tab/><text:tab/>&lt;xsd:element name="Type" type="iis:ServiceTypeType"/&gt;</text:p>
            <text:p text:style-name="P6"><text:tab/><text:tab/><text:tab/>&lt;xsd:element name="EndPoint" type="xsd:string"/&gt;</text:p>
            <text:p text:style-name="P6"><text:tab/><text:tab/><text:tab/>&lt;xsd:element name="Impl" type="xsd:string"/&gt;</text:p>
            <text:p text:style-name="P6"><text:tab/><text:tab/><text:tab/>&lt;xsd:element name="Version" type="xsd:string"/&gt;</text:p>
            <text:p text:style-name="P6"><text:tab/><text:tab/><text:tab/>&lt;xsd:element name="URI" type="xsd:anyURI"/&gt;</text:p>
            <text:p text:style-name="P6"><text:tab/><text:tab/><text:tab/>&lt;xsd:element name="AuthzInfo" type="iis:AutorizationInfoType"/&gt; &lt;!-- Authorization information --&gt;</text:p>
            <text:p text:style-name="P6"><text:tab/><text:tab/><text:tab/>&lt;xsd:element name="SSPair" type="iis:NameValuePair" minOccurs="0" maxOccurs="unbounded"/&gt;</text:p>
            <text:p text:style-name="P6"><text:tab/><text:tab/>&lt;/xsd:sequence&gt;</text:p>
            <text:p text:style-name="P6"><text:tab/>&lt;/xsd:complexType&gt;</text:p>
            <text:p text:style-name="P6"/>
            <text:p text:style-name="P6"><text:tab/>&lt;xsd:complexType name="ServiceAdvertisementMetadataType"&gt;</text:p>
            <text:p text:style-name="P6"><text:tab/><text:tab/>&lt;xsd:sequence&gt;</text:p>
            <text:p text:style-name="P6"><text:tab/><text:tab/><text:tab/>&lt;xsd:element name="Expiration" type="xsd:duration"/&gt;</text:p>
            <text:p text:style-name="P6"><text:tab/><text:tab/><text:tab/>&lt;xsd:element name="GenTime" type="xsd:dateTime"/&gt;</text:p>
            <text:p text:style-name="P6"><text:tab/><text:tab/><text:tab/>&lt;xsd:element name="Source" type="wsa:EndpointReferenceType"/&gt;</text:p>
            <text:p text:style-name="P6"><text:tab/><text:tab/><text:tab/>&lt;xsd:element name="Status" type="xsd:string"/&gt; &lt;!-- Registration status: NEW, ACCEPTED ... --&gt;</text:p>
            <text:p text:style-name="P6"><text:tab/><text:tab/>&lt;/xsd:sequence&gt;</text:p>
            <text:p text:style-name="P6"><text:tab/>&lt;/xsd:complexType&gt;</text:p>
            <text:p text:style-name="P6"/>
            <text:p text:style-name="P6"><text:tab/>&lt;xsd:simpleType name="FaultTypeType"&gt;</text:p>
            <text:p text:style-name="P6"><text:tab/><text:tab/>&lt;xsd:restriction base="xsd:string"&gt;</text:p>
            <text:p text:style-name="P6"><text:tab/><text:tab/><text:tab/>&lt;xsd:enumeration value="1"/&gt;</text:p>
            <text:p text:style-name="P6"><text:tab/><text:tab/><text:tab/>&lt;xsd:enumeration value="2"/&gt;</text:p>
            <text:p text:style-name="P6"><text:tab/><text:tab/>&lt;/xsd:restriction&gt;</text:p>
            <text:p text:style-name="P6"><text:tab/>&lt;/xsd:simpleType&gt;</text:p>
            <text:p text:style-name="P6"/>
            <text:p text:style-name="P6"><text:tab/>&lt;!-- description of fault --&gt;</text:p>
            <text:p text:style-name="P6"><text:tab/>&lt;xsd:complexType name="FaultType"&gt;</text:p>
            <text:p text:style-name="P6"><text:tab/><text:tab/>&lt;xsd:sequence&gt;</text:p>
            <text:p text:style-name="P6"><text:tab/><text:tab/><text:tab/>&lt;xsd:element name="Name" <text:s text:c="7"/>type="xsd:string"/&gt;</text:p>
            <text:p text:style-name="P6"><text:tab/><text:tab/><text:tab/>&lt;xsd:element name="Type" <text:s text:c="7"/>type="iis:FaultTypeType"/&gt;</text:p>
            <text:p text:style-name="P6"><text:tab/><text:tab/><text:tab/>&lt;xsd:element name="Description" type="xsd:string"/&gt;</text:p>
            <text:p text:style-name="P6"><text:tab/><text:tab/>&lt;/xsd:sequence&gt;</text:p>
            <text:p text:style-name="P6"><text:tab/>&lt;/xsd:complexType&gt;</text:p>
            <text:p text:style-name="P6"/>
            <text:p text:style-name="P6"/>
            <text:p text:style-name="P6"><text:tab/>&lt;xsd:complexType name="FullServiceDescriptionType"&gt;</text:p>
            <text:p text:style-name="P6"><text:tab/><text:tab/>&lt;xsd:sequence&gt;</text:p>
            <text:p text:style-name="P6"><text:tab/><text:tab/><text:tab/>&lt;xsd:element name="CoreSD" type="iis:CoreServiceDescriptionType" minOccurs="1" maxOccurs="1"/&gt;</text:p>
            <text:p text:style-name="P6"><text:tab/><text:tab/><text:tab/>&lt;xsd:element name="ExtSD" type="iis:ExtendedServiceDescriptionType" minOccurs="1" maxOccurs="1"/&gt;</text:p>
            <text:p text:style-name="P6"><text:tab/><text:tab/><text:tab/>&lt;xsd:element name="Resource" type="iis:ResourceDescriptionType" minOccurs="0" maxOccurs="1"/&gt;</text:p>
            <text:p text:style-name="P6"><text:tab/><text:tab/><text:tab/>&lt;xsd:element name="Activity" type="iis:ActivityDescriptionType" minOccurs="0" maxOccurs="unbounded"/&gt;</text:p>
            <text:p text:style-name="P6"><text:tab/><text:tab/>&lt;/xsd:sequence&gt;</text:p>
            <text:p text:style-name="P6"><text:tab/>&lt;/xsd:complexType&gt;</text:p>
            <text:p text:style-name="P6"/>
            <text:p text:style-name="P6"><text:tab/>&lt;xsd:complextType name="CoreServiceDescriptionType"&gt;</text:p>
            <text:p text:style-name="P6"><text:tab/><text:tab/>&lt;xsd:sequence&gt;</text:p>
            <text:p text:style-name="P6"><text:tab/><text:tab/><text:tab/>&lt;xsd:element name="Status" type="xsd:string"/&gt;</text:p>
            <text:p text:style-name="P6"><text:tab/><text:tab/><text:tab/>&lt;xsd:element name="Type" type="iis:ServiceTypeType"/&gt;</text:p>
            <text:p text:style-name="P6"><text:tab/><text:tab/><text:tab/>&lt;xsd:element name="EndPoint" type="wsa:EndpointReferenceType"/&gt; &lt;!-- Endpoint reference --&gt;</text:p>
            <text:p text:style-name="P6"><text:tab/><text:tab/><text:tab/>&lt;xsd:element name="URI" type="xsd:anyURI"/&gt;</text:p>
            <text:p text:style-name="P6"><text:tab/><text:tab/><text:tab/>&lt;xsd:element name="Name" type="xsd:string"/&gt;</text:p>
            <text:p text:style-name="P6"><text:tab/><text:tab/><text:tab/>&lt;xsd:element name="Impl" type="xsd:string"/&gt; &lt;!-- Name of the implementation (ComputingService: A-REX, ...) --&gt;</text:p>
            <text:p text:style-name="P6"><text:tab/><text:tab/><text:tab/>&lt;xsd:element name="Version" type="xsd:string"/&gt; &lt;!-- Version of the service implementation --&gt;</text:p>
            <text:p text:style-name="P6"><text:tab/><text:tab/><text:tab/>&lt;xsd:element name="Profile" type="iis:ProfileType"/&gt; &lt;!-- Supported profiles --&gt;</text:p>
            <text:p text:style-name="P6"><text:tab/><text:tab/><text:tab/>&lt;xsd:element name="AuthzInfo" type="iis:AutorizationInfoType"/&gt; &lt;!-- Authorization information --&gt;</text:p>
            <text:p text:style-name="P6"><text:tab/><text:tab/><text:tab/>&lt;xsd:element name="AuthInfo" type="iis:AuthenticationInfoType"/&gt; &lt;!-- Authentication information --&gt;</text:p>
            <text:p text:style-name="P6"><text:tab/><text:tab/>&lt;/xsd:sequence&gt;</text:p>
            <text:p text:style-name="P6"><text:tab/>&lt;/xsd:complexType&gt;</text:p>
            <text:p text:style-name="P6"/>
            <text:p text:style-name="P6"><text:tab/>&lt;!-- List of the service types will be provided by the GLUE-2.0 --&gt;</text:p>
            <text:p text:style-name="P6"><text:tab/>&lt;xsd:complexType name="ServiceTypeType"&gt;</text:p>
            <text:p text:style-name="P6"><text:tab/><text:tab/>&lt;xsd:restriction base="xsd:string"&gt;</text:p>
            <text:p text:style-name="P6"><text:tab/><text:tab/>&lt;/xsd:restriction&gt;</text:p>
            <text:p text:style-name="P6"><text:tab/>&lt;/xsd:complexType&gt;</text:p>
            <text:p text:style-name="P6"/>
            <text:p text:style-name="P6"><text:tab/>&lt;xsd:complexType name="ProfileType"&gt;</text:p>
            <text:p text:style-name="P6"><text:tab/><text:tab/>&lt;xsd:sequence&gt;</text:p>
            <text:p text:style-name="P6"><text:tab/><text:tab/>&lt;/xsd:sequence&gt;</text:p>
            <text:p text:style-name="P6"><text:tab/>&lt;/xsd:complexType&gt;</text:p>
            <text:p text:style-name="P6"/>
            <text:p text:style-name="P6"><text:tab/>&lt;xsd:complextType name="AuthorizationInfoType"&gt;</text:p>
            <text:p text:style-name="P6"><text:tab/><text:tab/>&lt;xsd:sequence&gt;</text:p>
            <text:p text:style-name="P6"><text:tab/><text:tab/>&lt;/xsd:sequence&gt;</text:p>
            <text:p text:style-name="P6"><text:tab/>&lt;/xsd:complexType&gt;</text:p>
            <text:p text:style-name="P6"/>
            <text:p text:style-name="P6"><text:tab/>&lt;xsd:complextType name="AuthenticationInfoType"&gt;</text:p>
            <text:p text:style-name="P6"><text:tab/><text:tab/>&lt;xsd:sequence&gt;</text:p>
            <text:p text:style-name="P6"><text:tab/><text:tab/>&lt;/xsd:sequence&gt;</text:p>
            <text:p text:style-name="P6"><text:tab/>&lt;/xsd:complexType&gt;</text:p>
            <text:p text:style-name="P6"/>
            <text:p text:style-name="P6"><text:tab/>&lt;xsd:complextType name="NameValuePairType"&gt;</text:p>
            <text:p text:style-name="P6"><text:tab/><text:tab/>&lt;xsd:sequence&gt;</text:p>
            <text:p text:style-name="P6"><text:tab/><text:tab/><text:tab/>&lt;xsd:element name="Name" type="xsd:string"/&gt;</text:p>
            <text:p text:style-name="P6"><text:tab/><text:tab/><text:tab/>&lt;xsd:element name="Value" type="xsd:string"/&gt;</text:p>
            <text:p text:style-name="P6"><text:tab/><text:tab/>&lt;/xsd:sequence&gt;</text:p>
            <text:p text:style-name="P6"><text:tab/>&lt;/xsd:complexType&gt;</text:p>
            <text:p text:style-name="P6"/>
            <text:p text:style-name="P6"><text:tab/>&lt;!-- Service Specific attributes will be defined later following GLUE-2.0 --&gt;</text:p>
            <text:p text:style-name="P6"><text:tab/>&lt;xsd:complextType name="ExtendedServiceDescriptionType"&gt;</text:p>
            <text:p text:style-name="P6"><text:tab/><text:tab/>&lt;xsd:sequence&gt;</text:p>
            <text:p text:style-name="P6"><text:tab/><text:tab/><text:tab/>&lt;xsd:element name="Pair" type="iis:NameValuePairType" minOccurs="0" maxOccurs="unbounded"/&gt;</text:p>
            <text:p text:style-name="P6"><text:tab/><text:tab/>&lt;/xsd:sequence&gt;</text:p>
            <text:p text:style-name="P6"><text:tab/>&lt;/xsd:complexType&gt;</text:p>
            <text:p text:style-name="P6"/>
            <text:p text:style-name="P6"><text:tab/>&lt;!-- Service Specific attributes describing resources will be defined later following GLUE-2.0 --&gt;</text:p>
            <text:p text:style-name="P6"><text:tab/>&lt;xsd:complextType name="ResourceDescriptionType"&gt;</text:p>
            <text:p text:style-name="P6"><text:tab/><text:tab/>&lt;xsd:sequence&gt;</text:p>
            <text:p text:style-name="P6"><text:tab/><text:tab/><text:tab/>&lt;xsd:element name="Pair" type="iis:NameValuePairType" minOccurs="0" maxOccurs="unbounded"/&gt;</text:p>
            <text:p text:style-name="P6"><text:tab/><text:tab/>&lt;/xsd:sequence&gt;</text:p>
            <text:p text:style-name="P6"><text:tab/>&lt;/xsd:complexType&gt;</text:p>
            <text:p text:style-name="P6"/>
            <text:p text:style-name="P6"><text:tab/>&lt;!-- Service Specific attributes describing activity will be defined later following GLUE-2.0 --&gt;</text:p>
            <text:p text:style-name="P6"><text:tab/>&lt;xsd:complextType name="ActivityDescriptionType"&gt;</text:p>
            <text:p text:style-name="P6"><text:tab/><text:tab/>&lt;xsd:sequence&gt;</text:p>
            <text:p text:style-name="P6"><text:tab/><text:tab/><text:tab/>&lt;xsd:element name="Pair" type="iis:NameValuePairType" minOccurs="0" maxOccurs="unbounded"/&gt;</text:p>
            <text:p text:style-name="P6"><text:tab/><text:tab/>&lt;/xsd:sequence&gt;</text:p>
            <text:p text:style-name="P6"><text:tab/>&lt;/xsd:complexType&gt;</text:p>
            <text:p text:style-name="P6"/>
            <text:p text:style-name="P6">&lt;/xsd:schema&gt;</text:p>
          </text:deletion>
        </text:changed-region>
        <text:changed-region text:id="ct72340448">
          <text:insertion>
            <office:change-info>
              <dc:creator>unknown</dc:creator>
              <dc:date>2007-07-10T16:45:00</dc:date>
            </office:change-info>
          </text:insertion>
        </text:changed-region>
        <text:changed-region text:id="ct131080392">
          <text:insertion>
            <office:change-info>
              <dc:creator>unknown</dc:creator>
              <dc:date>2007-07-10T16:46:00</dc:date>
            </office:change-info>
          </text:insertion>
        </text:changed-region>
        <text:changed-region text:id="ct175420304">
          <text:insertion>
            <office:change-info>
              <dc:creator>unknown</dc:creator>
              <dc:date>2007-07-10T16:47:00</dc:date>
            </office:change-info>
          </text:insertion>
        </text:changed-region>
        <text:changed-region text:id="ct175268816">
          <text:insertion>
            <office:change-info>
              <dc:creator>unknown</dc:creator>
              <dc:date>2007-07-10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19">Due date of deliverable:</text:p>
          </table:table-cell>
          <table:covered-table-cell/>
          <table:table-cell table:style-name="Table1.C1" table:number-columns-spanned="2" office:value-type="string">
            <text:p text:style-name="P15">30 June 2007</text:p>
          </table:table-cell>
          <table:covered-table-cell/>
          <table:table-cell table:style-name="Table1.E1" table:number-columns-spanned="2" office:value-type="string">
            <text:p text:style-name="P19">Actual submission date:</text:p>
          </table:table-cell>
          <table:covered-table-cell/>
          <table:table-cell table:style-name="Table1.E1" office:value-type="string">
            <text:p text:style-name="P15"/>
          </table:table-cell>
        </table:table-row>
        <table:table-row table:style-name="Table1.1">
          <table:table-cell table:style-name="Table1.A2" table:number-columns-spanned="7" office:value-type="string">
            <text:p text:style-name="P21"/>
          </table:table-cell>
          <table:covered-table-cell/>
          <table:covered-table-cell/>
          <table:covered-table-cell/>
          <table:covered-table-cell/>
          <table:covered-table-cell/>
          <table:covered-table-cell/>
        </table:table-row>
        <table:table-row table:style-name="Table1.1">
          <table:table-cell table:style-name="Table1.A2" office:value-type="string">
            <text:p text:style-name="P19">Start date of project: </text:p>
          </table:table-cell>
          <table:table-cell table:style-name="Table1.B3" table:number-columns-spanned="2" office:value-type="string">
            <text:p text:style-name="P15">June 1, 2006</text:p>
          </table:table-cell>
          <table:covered-table-cell/>
          <table:table-cell table:style-name="Table1.B3" table:number-columns-spanned="2" office:value-type="string">
            <text:p text:style-name="P19">Duration: </text:p>
          </table:table-cell>
          <table:covered-table-cell/>
          <table:table-cell table:style-name="Table1.B3" table:number-columns-spanned="2" office:value-type="string">
            <text:p text:style-name="P15">39 months</text:p>
          </table:table-cell>
          <table:covered-table-cell/>
        </table:table-row>
        <table:table-row table:style-name="Table1.1">
          <table:table-cell table:style-name="Table1.A2" table:number-columns-spanned="7" office:value-type="string">
            <text:p text:style-name="P16"/>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19">Organisation name of lead contractor: </text:p>
          </table:table-cell>
          <table:covered-table-cell/>
          <table:covered-table-cell/>
          <table:table-cell table:style-name="Table1.B3" table:number-columns-spanned="4" office:value-type="string">
            <text:p text:style-name="P15">[NIIF]</text:p>
          </table:table-cell>
          <table:covered-table-cell/>
          <table:covered-table-cell/>
          <table:covered-table-cell/>
        </table:table-row>
        <table:table-row table:style-name="Table1.1">
          <table:table-cell table:style-name="Table1.A2" table:number-columns-spanned="7" office:value-type="string">
            <text:p text:style-name="P16"/>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15"/>
          </table:table-cell>
          <table:covered-table-cell/>
          <table:covered-table-cell/>
          <table:table-cell table:style-name="Table1.B3" table:number-columns-spanned="2" office:value-type="string">
            <text:p text:style-name="P19">Revision:</text:p>
          </table:table-cell>
          <table:covered-table-cell/>
          <table:table-cell table:style-name="Table1.B3" table:number-columns-spanned="2" office:value-type="string">
            <text:p text:style-name="P15">draft 9_07_2007 18:40</text:p>
          </table:table-cell>
          <table:covered-table-cell/>
        </table:table-row>
      </table:table>
      <text:p text:style-name="P25"/>
      <text:p text:style-name="P2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3">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35">Dissemination Level</text:p>
          </table:table-cell>
          <table:covered-table-cell/>
          <table:covered-table-cell/>
        </table:table-row>
        <table:table-row table:style-name="Table2.1">
          <table:table-cell table:style-name="Table2.A3" office:value-type="string">
            <text:p text:style-name="P37">PU</text:p>
          </table:table-cell>
          <table:table-cell table:style-name="Table2.B3" office:value-type="string">
            <text:p text:style-name="P36">Public</text:p>
          </table:table-cell>
          <table:table-cell table:style-name="Table2.C3" office:value-type="string">
            <text:p text:style-name="P34"/>
          </table:table-cell>
        </table:table-row>
        <table:table-row table:style-name="Table2.1">
          <table:table-cell table:style-name="Table2.A3" office:value-type="string">
            <text:p text:style-name="P37">PP</text:p>
          </table:table-cell>
          <table:table-cell table:style-name="Table2.B3" office:value-type="string">
            <text:p text:style-name="P36">Restricted to other programme participants (including the Commission Services)</text:p>
          </table:table-cell>
          <table:table-cell table:style-name="Table2.C3" office:value-type="string">
            <text:p text:style-name="P34"/>
          </table:table-cell>
        </table:table-row>
        <table:table-row table:style-name="Table2.1">
          <table:table-cell table:style-name="Table2.A3" office:value-type="string">
            <text:p text:style-name="P37">RE</text:p>
          </table:table-cell>
          <table:table-cell table:style-name="Table2.B3" office:value-type="string">
            <text:p text:style-name="P36">Restricted to a group specified by the consortium (including the Commission Services)</text:p>
          </table:table-cell>
          <table:table-cell table:style-name="Table2.C3" office:value-type="string">
            <text:p text:style-name="P34"/>
          </table:table-cell>
        </table:table-row>
        <table:table-row table:style-name="Table2.1">
          <table:table-cell table:style-name="Table2.A6" office:value-type="string">
            <text:p text:style-name="P37">CO</text:p>
          </table:table-cell>
          <table:table-cell table:style-name="Table2.B6" office:value-type="string">
            <text:p text:style-name="P36">Confidential, only for members of the consortium (including the Commission Services)</text:p>
          </table:table-cell>
          <table:table-cell table:style-name="Table2.C6" office:value-type="string">
            <text:p text:style-name="P34"/>
          </table:table-cell>
        </table:table-row>
      </table:table>
      <text:p text:style-name="P84">Contents</text:p>
      <text:p text:style-name="P25"/>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38"><text:a xlink:type="simple" xlink:href="#1.Introduction|outline">1 Introduction<text:tab/>4</text:a></text:p>
          <text:p text:style-name="P38"><text:a xlink:type="simple" xlink:href="#2.Local Information Description Interface (LIDI)|outline">2 Local Information Description Interface (LIDI)<text:tab/>4</text:a></text:p>
          <text:p text:style-name="P38"><text:a xlink:type="simple" xlink:href="#3.Delegation Interface|outline">3 Delegation Interface<text:tab/>5</text:a></text:p>
          <text:p text:style-name="P39"><text:a xlink:type="simple" xlink:href="#3.1.1.DelegateCredentialsInit operation|outline">3.1.1 DelegateCredentialsInit operation<text:tab/>5</text:a></text:p>
          <text:p text:style-name="P39"><text:a xlink:type="simple" xlink:href="#3.1.2.UpdateCredentials operation|outline">3.1.2 UpdateCredentials operation<text:tab/>5</text:a></text:p>
          <text:p text:style-name="P38"><text:a xlink:type="simple" xlink:href="#4.Information Indexing Service (IIS)|outline">4 Information Indexing Service (IIS)<text:tab/>6</text:a></text:p>
          <text:p text:style-name="P40"><text:a xlink:type="simple" xlink:href="#4.1.IIS Service Specific Interface|outline">4.1 <text:s/>IIS Service Specific Interface<text:tab/>6</text:a></text:p>
          <text:p text:style-name="P39"><text:a xlink:type="simple" xlink:href="#4.1.1.Register operation|outline">4.1.1 Register operation<text:tab/>7</text:a></text:p>
          <text:p text:style-name="P39"><text:a xlink:type="simple" xlink:href="#4.1.2.RemoveRegistrations operation|outline">4.1.2 RemoveRegistrations operation<text:tab/>7</text:a></text:p>
          <text:p text:style-name="P39"><text:a xlink:type="simple" xlink:href="#4.1.3.GetRegistrationStatuses operation|outline">4.1.3 GetRegistrationStatuses operation<text:tab/>7</text:a></text:p>
          <text:p text:style-name="P39"><text:a xlink:type="simple" xlink:href="#4.1.4.GetIISList operation|outline">4.1.4 GetIISList operation<text:tab/>8</text:a></text:p>
          <text:p text:style-name="P40"><text:a xlink:type="simple" xlink:href="#4.2.Local Information Description Interface|outline">4.2 <text:s/>Local Information Description Interface<text:tab/>8</text:a></text:p>
          <text:p text:style-name="P40"><text:a xlink:type="simple" xlink:href="#4.3.Functionality description|outline">4.3 <text:s/>Functionality description<text:tab/>9</text:a></text:p>
          <text:p text:style-name="P38"><text:a xlink:type="simple" xlink:href="#5.A-REX |outline">5 A-REX <text:tab/>9</text:a></text:p>
          <text:p text:style-name="P40"><text:a xlink:type="simple" xlink:href="#5.1.A-REX Service Specific Interface|outline">5.1 <text:s/>A-REX Service Specific Interface<text:tab/>9</text:a></text:p>
          <text:p text:style-name="P39"><text:a xlink:type="simple" xlink:href="#5.1.1.Relation to OGSA BES  interface|outline">5.1.1 Relation to OGSA BES <text:s/>interface<text:tab/>10</text:a></text:p>
          <text:p text:style-name="P39"><text:a xlink:type="simple" xlink:href="#5.1.2.Extensions to OGSA BES interface|outline">5.1.2 Extensions to OGSA BES interface<text:tab/>10</text:a></text:p>
          <text:p text:style-name="P39"><text:a xlink:type="simple" xlink:href="#5.1.3.ChangeActivityStatus operation|outline">5.1.3 ChangeActivityStatus operation<text:tab/>10</text:a></text:p>
          <text:p text:style-name="P39"><text:a xlink:type="simple" xlink:href="#5.1.4.Status extensions|outline">5.1.4 Status extensions<text:tab/>10</text:a></text:p>
          <text:p text:style-name="P40"><text:a xlink:type="simple" xlink:href="#5.2.Delegation extension|outline">5.2 <text:s/>Delegation extension<text:tab/>11</text:a></text:p>
          <text:p text:style-name="P40"><text:a xlink:type="simple" xlink:href="#5.3.Local Information Description Interface|outline">5.3 <text:s/>Local Information Description Interface<text:tab/>12</text:a></text:p>
          <text:p text:style-name="P40"><text:a xlink:type="simple" xlink:href="#5.4.A-REX functionality|outline">5.4 <text:s/>A-REX functionality<text:tab/>12</text:a></text:p>
          <text:p text:style-name="P39"><text:a xlink:type="simple" xlink:href="#5.4.1.JSDL supported elements|outline">5.4.1 JSDL supported elements<text:tab/>12</text:a></text:p>
          <text:p text:style-name="P39"><text:a xlink:type="simple" xlink:href="#5.4.2.JSDL Extensions|outline">5.4.2 JSDL Extensions<text:tab/>12</text:a></text:p>
          <text:p text:style-name="P38"><text:a xlink:type="simple" xlink:href="#6.Storage Manager|outline">6 Storage Manager<text:tab/>12</text:a></text:p>
          <text:p text:style-name="P40"><text:a xlink:type="simple" xlink:href="#6.1.ARC Storage|outline">6.1 <text:s/>ARC Storage<text:tab/>12</text:a></text:p>
          <text:p text:style-name="P40"><text:a xlink:type="simple" xlink:href="#6.2.Data Catalogue|outline">6.2 <text:s/>Data Catalogue<text:tab/>13</text:a></text:p>
          <text:p text:style-name="P39"><text:a xlink:type="simple" xlink:href="#6.2.1.Collections|outline">6.2.1 Collections<text:tab/>13</text:a></text:p>
          <text:p text:style-name="P39"><text:a xlink:type="simple" xlink:href="#6.2.2.Files|outline">6.2.2 Files<text:tab/>13</text:a></text:p>
          <text:p text:style-name="P39"><text:a xlink:type="simple" xlink:href="#6.2.3.Externals|outline">6.2.3 Externals<text:tab/>13</text:a></text:p>
          <text:p text:style-name="P39"><text:a xlink:type="simple" xlink:href="#6.2.4.Logical Name (LN)|outline">6.2.4 Logical Name (LN)<text:tab/>13</text:a></text:p>
          <text:p text:style-name="P40"><text:a xlink:type="simple" xlink:href="#6.3.Storage Managers|outline">6.3 <text:s/>Storage Managers<text:tab/>14</text:a></text:p>
          <text:p text:style-name="P40"><text:a xlink:type="simple" xlink:href="#6.4.ARC Storage Elements|outline">6.4 <text:s/>ARC Storage Elements<text:tab/>14</text:a></text:p>
          <text:p text:style-name="P40"><text:a xlink:type="simple" xlink:href="#6.5.Third-party Storage Elements (TSEs)|outline">6.5 <text:s/>Third-party Storage Elements (TSEs)<text:tab/>15</text:a></text:p>
          <text:p text:style-name="P40"><text:a xlink:type="simple" xlink:href="#6.6.Third-party Storage Systems (TSSs)|outline">6.6 <text:s/>Third-party Storage Systems (TSSs)<text:tab/>15</text:a></text:p>
          <text:p text:style-name="P40"><text:a xlink:type="simple" xlink:href="#6.7.Sharing Service|outline">6.7 <text:s/>Sharing Service<text:tab/>16</text:a></text:p>
          <text:p text:style-name="P40"><text:a xlink:type="simple" xlink:href="#6.8.The Maintainer Service|outline">6.8 <text:s/>The Maintainer Service<text:tab/>16</text:a></text:p>
          <text:p text:style-name="P40"><text:a xlink:type="simple" xlink:href="#6.9.Client|outline">6.9 <text:s/>Client<text:tab/>16</text:a></text:p>
          <text:p text:style-name="P40"><text:a xlink:type="simple" xlink:href="#6.10.Data stored in Catalog|outline">6.10 <text:s/>Data stored in Catalog<text:tab/>17</text:a></text:p>
          <text:p text:style-name="P39"><text:a xlink:type="simple" xlink:href="#6.10.1.State of a file|outline">6.10.1 State of a file<text:tab/>18</text:a></text:p>
          <text:p text:style-name="P40"><text:a xlink:type="simple" xlink:href="#6.11.Storage Manager Interface|outline">6.11 <text:s/>Storage Manager Interface<text:tab/>18</text:a></text:p>
          <text:p text:style-name="P38"><text:a xlink:type="simple" xlink:href="#7.Security Considerations|outline">7 Security Considerations<text:tab/>21</text:a></text:p>
          <text:p text:style-name="P38"><text:a xlink:type="simple" xlink:href="#1. Information Indexing Service XSD|outline">Appendix A. <text:s/>Information Indexing Service XSD<text:tab/>22</text:a></text:p>
          <text:p text:style-name="P38"><text:a xlink:type="simple" xlink:href="#2. Information Indexing Service WSDL|outline">Appendix B. <text:s/>Information Indexing Service WSDL<text:tab/>25</text:a></text:p>
          <text:p text:style-name="P38"><text:a xlink:type="simple" xlink:href="#3. Normative Delegation WSDL|outline">Appendix C. <text:s/>Normative Delegation WSDL<text:tab/>26</text:a></text:p>
          <text:p text:style-name="P38"><text:a xlink:type="simple" xlink:href="#4. Normative A-REX WSDL|outline">Appendix D. <text:s/>Normative A-REX WSDL<text:tab/>29</text:a></text:p>
          <text:p text:style-name="P38"><text:a xlink:type="simple" xlink:href="#5. Normative Storage Manager WSDL|outline">Appendix E. <text:s/>Normative Storage Manager WSDL<text:tab/>33</text:a></text:p>
        </text:index-body>
      </text:table-of-content>
      <text:h text:style-name="P116" text:outline-level="1">Introduction</text:h>
      <text:p text:style-name="P1">The aim of this document is to define the WS-based interfaces and give detailed functionality description of the core components of the next generation ARC middleware. The Design document [ref: design doc] has identified several services from <text:s/>the Execution management, Data management and Information capability as core components: services which are essential for implementing the next generation ARC middleware. This document addresses the interface and functionality descriptions of these core services, namely the A-REX service, the Information Indexing Service (IIS) and <text:span text:style-name="T2">data management service</text:span>. Furthermore, the HED component of ARC will provide general methods supporting delegation of credentials and local information query of services. A general service interface consists of Service Specific Interface (SSI), the mandatory Local Information Description Interface (LIDI) and other optional interfaces such as the Delegation Interface. The SSI is responsible offering the main service operations while the LIDI is used to present local information description. The optional Delegation Interface of services can be used to pass proxy credentials to the service. The HED, following the main design idea of separating communication related functions from service logic, will offer common solution for LIDI and Delegation Interface.</text:p>
      <text:p text:style-name="P1">The document is structured as <text:s/>follows: the common service interface components, LIDI and Delegation Interface are presented in the next two sections which are followed by the core service sections describing the Information Indexing Service (IIS), A-REX and <text:span text:style-name="T2">data management services.</text:span> <text:s/>Each core service section covers both the SSI, LIDI and functionality description of the actual service. A dedicated section describes the security implications of service interfaces. The Appendices contains the detailed schemas and WSDLs.</text:p>
      <text:p text:style-name="P11">Insert an on overview figure of ARC service interfaces, a figure describing HED/services/interfaces/MCC. A service interface will be composed of optionally three (or more) <text:s/>parts: Service Specific Interface (SSI), Local Information Description Interface (LIDI), delegation interface(optional), who knows what else .</text:p>
      <text:h text:style-name="P41" text:outline-level="1">Local Information Description Interface (LIDI)</text:h>
      <text:p text:style-name="P1">Each ARC service interface contains a subset interface which is used to publish the complete local information, the <text:span text:style-name="T11">Full Service Description</text:span> (FSD). The FSD describes <text:s/>the service, resource behind the service and activities managed by the service. This interface is baptised as the Local Information Description Interface (LIDI). <text:s/><text:span text:style-name="T2">Initially we will use WSRF for LIDI.</text:span></text:p>
      <text:p text:style-name="P1">The following information content, the<text:span text:style-name="T11"> full service description (FSD)</text:span>, will be made available through LIDI:</text:p>
      <text:list text:style-name="L1">
        <text:list-item>
          <text:p text:style-name="P60">Core service description</text:p>
        </text:list-item>
        <text:list-item>
          <text:p text:style-name="P60">Extended service description (service specific information)</text:p>
        </text:list-item>
        <text:list-item>
          <text:p text:style-name="P60">Service Status (can be part both of the core and extended)</text:p>
        </text:list-item>
        <text:list-item>
          <text:p text:style-name="P60">Resource description (also service specific)</text:p>
        </text:list-item>
        <text:list-item>
          <text:p text:style-name="P60">Activities description (also service specific)</text:p>
        </text:list-item>
      </text:list>
      <text:p text:style-name="P1">The exact information model will be defined by service specific schemas following <text:s/>the emerging Glue-2.0 specification. An early draft of FSD schema is available in the Appendix.</text:p>
      <text:p text:style-name="P1">The access to the information content is based on a subset of OASIS Web Services Resource Framework<text:note text:id="ftn1" text:note-class="footnote"><text:note-citation>1</text:note-citation><text:note-body><text:p text:style-name="Footnote">http://www.oasis-open.org/committees/tc_home.php?wg_abbrev=wsrf</text:p></text:note-body></text:note> (WSRF). Following operations of WS-Resource Properties specification were chosen to provide the necessary interface:</text:p>
      <text:p text:style-name="P1"><text:span text:style-name="T11">GetResourcePropertyDocument</text:span> – for obtaining all information at once</text:p>
      <text:p text:style-name="P1"><text:span text:style-name="T11">GetResourceProperty</text:span> – for obtaining specific sets of information</text:p>
      <text:p text:style-name="P1"><text:span text:style-name="T11">QueryResourceProperties</text:span> – for sophisticated selection of information. For query language ARC services should support XPath.</text:p>
      <text:p text:style-name="P1">For specification details of the above three operations see WS-Resource Properties 1.2 document by OASIS<text:note text:id="ftn2" text:note-class="footnote"><text:note-citation>2</text:note-citation><text:note-body><text:p text:style-name="Footnote">http://docs.oasis-open.org/wsrf/wsrf-ws_resource_properties-1.2-spec-os.pdf</text:p></text:note-body></text:note>.</text:p>
      <text:h text:style-name="P41" text:outline-level="1">Delegation Interface</text:h>
      <text:p text:style-name="P1">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h text:style-name="Heading_20_4" text:outline-level="4">Input</text:h>
      <text:p text:style-name="P42">None. On this request service generates pair of public and private keys. Public key is then sent to client in response.</text:p>
      <text:h text:style-name="Heading_20_4" text:outline-level="4"><text:s/>Output(s)</text:h>
      <text:list text:style-name="WW8Num14">
        <text:list-item text:start-value="1">
          <text:p text:style-name="P68"><text:span text:style-name="T11">TokenRequestType TokenRequest</text:span><text:span text:style-name="T4">: Contains public key generated by service in </text:span><text:span text:style-name="T11">Value</text:span><text:span text:style-name="T4"> element. It also provides an identifier in </text:span><text:span text:style-name="T11">Id</text:span><text:span text:style-name="T4"> element which must be used to refer to corresponding private key.</text:span></text:p>
        </text:list-item>
      </text:list>
      <text:h text:style-name="Heading_20_4" text:outline-level="4"><text:s/>Fault(s)</text:h>
      <text:list text:style-name="WW8Num14">
        <text:list-item text:start-value="1">
          <text:p text:style-name="P68"><text:span text:style-name="T11">UnsupportedFault: <text:s/></text:span>Indicates that service does not support this operation despite it supports port-type.</text:p>
        </text:list-item>
        <text:list-item>
          <text:p text:style-name="P68"><text:span text:style-name="T11">ProcessingFault</text:span>: Internal problems during generation of token.</text:p>
        </text:list-item>
      </text:list>
      <text:h text:style-name="Heading_20_3" text:outline-level="3">UpdateCredentials operation</text:h>
      <text:p text:style-name="Standard">This operation makes it possible to update content of delegated credentials - like in case if credentials renew - unrelated to other operations of service.</text:p>
      <text:h text:style-name="Heading_20_4" text:outline-level="4">Input</text:h>
      <text:list text:style-name="WW8Num14">
        <text:list-item text:start-value="1">
          <text:p text:style-name="P68"><text:span text:style-name="T11">DelegatedTokenType DelegatedToken</text:span><text:span text:style-name="T4">: Contains signed public key and related information which makes complete X509 proxy certificate excluding private key. Also includes </text:span><text:span text:style-name="T11">Id</text:span><text:span text:style-name="T4"> element which identifies private key stored at service side associated with these credentials. <text:s/></text:span><text:span text:style-name="T11">Reference</text:span><text:span text:style-name="T4"> element refers to object these credentials must be applied to in a way specific to service. Same element must also be used to delegate credentials as part of other operation on service.</text:span></text:p>
        </text:list-item>
      </text:list>
      <text:h text:style-name="Heading_20_4" text:outline-level="4"><text:s/>Output(s)</text:h>
      <text:list text:style-name="WW8Num14" text:continue-numbering="true">
        <text:list-header>
          <text:p text:style-name="P72">None.</text:p>
        </text:list-header>
      </text:list>
      <text:h text:style-name="Heading_20_4" text:outline-level="4"><text:s/>Fault(s)</text:h>
      <text:list text:style-name="WW8Num14">
        <text:list-item text:start-value="1">
          <text:p text:style-name="P68"><text:span text:style-name="T11">UnsupportedFault: <text:s/></text:span>Indicates that service does not support this operation despite it supports port-type.</text:p>
        </text:list-item>
        <text:list-item>
          <text:p text:style-name="P68"><text:span text:style-name="T11">ProcessingFault</text:span>: Internal problems during generation of token.</text:p>
        </text:list-item>
      </text:list>
      <text:h text:style-name="P41" text:outline-level="1">Information Indexing Service (IIS)</text:h>
      <text:p text:style-name="P1">The Information Indexing Service (IIS) provides means to manage registrations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s/>of interacting Information Indexing Services, referred as the Information System, <text:s/>can be considered as a distributed store holding Registration Entries.</text:p>
      <text:p text:style-name="P1">The <text:span text:style-name="T11">service specific interface of the IIS</text:span> provides the following operations to manage registrations of grid services and in addition obtain list of known IISes:</text:p>
      <text:list text:style-name="L2">
        <text:list-item>
          <text:p text:style-name="P65">Register – request registration by submitting registration message</text:p>
        </text:list-item>
      </text:list>
      <text:list text:style-name="L3">
        <text:list-item>
          <text:p text:style-name="P66">RemoveRegistrations – request to remove registration entry</text:p>
        </text:list-item>
        <text:list-item>
          <text:p text:style-name="P66">GetRegistrationStatuses – request the statuses of a set of registration entries</text:p>
        </text:list-item>
      </text:list>
      <text:list text:style-name="L4">
        <text:list-item>
          <text:p text:style-name="P76">GetIISList – obtain list of known IIS instances</text:p>
        </text:list-item>
      </text:list>
      <text:p text:style-name="P4"><text:span text:style-name="T11">Registration entry</text:span><text:span text:style-name="T4"> is</text:span><text:span text:style-name="T11"> </text:span>the main logical unit of information managed by the Information Indexing Services. A registration entry is an activity of the IIS. The <text:span text:style-name="T11">Registration entry</text:span> is a composition of <text:span text:style-name="T11">Service Advertisement</text:span> and its <text:span text:style-name="T11">meta data</text:span>. <text:span text:style-name="T11">Service Advertisement </text:span>is a subset of attributes from <text:span text:style-name="T11">Full Service Description</text:span>. <text:span text:style-name="T11">Service Advertisement meta data</text:span> is <text:s/>information about Service advertisements, e.g. recommended lifetime, origin. <text:change-start text:change-id="ct72991000"/>Each Registration Entry is uniquely identified by the Endpoint Reference of the service the entry corresponds to. <text:change-end text:change-id="ct72991000"/><text:change-start text:change-id="ct72990896"/>Endpoint reference is mandatory element<text:change-end text:change-id="ct72990896"/><text:change-start text:change-id="ct72990792"/> of Service Advertisement.<text:change-end text:change-id="ct72990792"/></text:p>
      <text:p text:style-name="P4"><text:span text:style-name="T11">Registration message</text:span> is a message accepted by the IIS during the registration process. Registration message consists of <text:span text:style-name="T11">registration header</text:span> and <text:span text:style-name="T11">registration entries</text:span>. The header contains information about registration process. <text:s/><text:span text:style-name="T2">See the draft schema in Appendix for details.</text:span></text:p>
      <text:h text:style-name="Heading_20_2" text:outline-level="2">IIS Service Specific Interface</text:h>
      <text:p text:style-name="P1">The service specific interface of Information Indexing Service provides means to manage the Registration Entries, to operate on the activities of IIS.<text:change-start text:change-id="ct99720424"/></text:p>
      <text:h text:style-name="Heading_20_3" text:outline-level="3"><text:change-end text:change-id="ct99720424"/><text:change-start text:change-id="ct131074296"/>Common fault(s)</text:h>
      <text:p text:style-name="P2">NotAuthorizedFault: <text:span text:style-name="T14">This fault indicates that client is not authorized to perform the ope</text:span><text:span text:style-name="T14">ration.</text:span></text:p>
      <text:p text:style-name="P2">InvalidInputFault: <text:span text:style-name="T14">This fault indicates that given input has invalid format, i.e. it doesn't meet schema definition. Also it is possible that input cannot be parsed and hence processed.</text:span></text:p>
      <text:p text:style-name="P1"><text:span text:style-name="T1">ServiceUnavailable</text:span>Fault: <text:span text:style-name="T9">This fault indicates that service is too busy or unavailable at the moment. Service cannot perform <text:s/>the operation. </text:span><text:change-end text:change-id="ct131074296"/></text:p>
      <text:h text:style-name="Heading_20_3" text:outline-level="3">Register operation</text:h>
      <text:p text:style-name="P1">This operation is used to push registration information, i.e. Registration Entries, to the Information Indexing Service.</text:p>
      <text:p text:style-name="P12">Input</text:p>
      <text:p text:style-name="P1"><text:span text:style-name="T1">RegistrationMessageType RegistrationMessage</text:span>: An XML document containing registration information requested to be stored by the IIS.</text:p>
      <text:p text:style-name="P1">A <text:span text:style-name="T1">RegistrationMessage </text:span><text:s/>element consists of a single <text:span text:style-name="T1">Header</text:span> element that provides secondary information, like the identifier of the registration requester (the registrant), and a collection of <text:span text:style-name="T1">RegistrationEntry</text:span> elements. Each <text:span text:style-name="T1">RegistrationEntry</text:span> describes a single Service registration including <text:span text:style-name="T1">Service Advertisement</text:span> and the related <text:span text:style-name="T1">metadata</text:span> [see schema in Appendix].</text:p>
      <text:p text:style-name="P11">[EXAMPLE]</text:p>
      <text:p text:style-name="P12">Output</text:p>
      <text:p text:style-name="P1"><text:change text:change-id="ct37013160"/><text:change-start text:change-id="ct174778680"/><text:span text:style-name="T14">None.</text:span><text:change-end text:change-id="ct174778680"/></text:p>
      <text:p text:style-name="P12">Fault(s)<text:change-start text:change-id="ct73139464"/></text:p>
      <text:p text:style-name="P5"><text:span text:style-name="T1">RegisterFailedFault</text:span>: This <text:change-end text:change-id="ct73139464"/><text:change-start text:change-id="ct73138920"/>fault indicates that service is failed storing registration information provided in the input.<text:change-end text:change-id="ct73138920"/><text:change-start text:change-id="ct174290200"/> Fault occurs is case of problems while storing Registration Entries <text:change-end text:change-id="ct174290200"/><text:change-start text:change-id="ct174252192"/>into persistence layer<text:change-end text:change-id="ct174252192"/><text:change-start text:change-id="ct174290000"/>.<text:change-end text:change-id="ct174290000"/></text:p>
      <text:p text:style-name="P2"><text:change text:change-id="ct131361848"/><text:change text:change-id="ct72990104"/><text:change text:change-id="ct131369432"/><text:change text:change-id="ct72800944"/><text:change text:change-id="ct72987928"/><text:change text:change-id="ct72630792"/><text:change text:change-id="ct72988200"/><text:change text:change-id="ct73139192"/><text:change text:change-id="ct73138784"/><text:change text:change-id="ct73139328"/><text:span text:style-name="T3"/></text:p>
      <text:h text:style-name="Heading_20_3" text:outline-level="3">RemoveRegistrations operation</text:h>
      <text:p text:style-name="P1">This operation is used to request removal of a collection of zero or more Registration Entries stored in the Information System.<text:change text:change-id="ct73152840"/></text:p>
      <text:p text:style-name="P12">Input</text:p>
      <text:p text:style-name="P1"><text:span text:style-name="T1">wsa:EndpointReferenceType[] RegistrationEntryID</text:span>: A collection of zero or more Endpoint References, identifying Registration Entries the actor of the operation wants to remove.</text:p>
      <text:p text:style-name="P12">Output</text:p>
      <text:p text:style-name="P1"><text:change-start text:change-id="ct174776288"/><text:span text:style-name="T1">None.</text:span><text:change-end text:change-id="ct174776288"/><text:change text:change-id="ct174778368"/></text:p>
      <text:p text:style-name="P12">Fault(s)</text:p>
      <text:p text:style-name="P3"><text:change text:change-id="ct174246992"/><text:span text:style-name="T5"/></text:p>
      <text:h text:style-name="Heading_20_3" text:outline-level="3">GetRegistrationStatuses operation</text:h>
      <text:p text:style-name="P4">This operation is used to request current statuses of zero or more Registration Entries previously pushed into system by Register operation. <text:change text:change-id="ct73153984"/><text:s/><text:change-start text:change-id="ct73153848"/>The operation receives collection of Endpoint References as a input and returns<text:change-end text:change-id="ct73153848"/><text:change-start text:change-id="ct73153712"/> <text:change-end text:change-id="ct73153712"/><text:change text:change-id="ct73139736"/><text:change text:change-id="ct73139600"/>collection of &lt;EndpointReference, RegistrationStatus&gt; and/or &lt;EndpointReference, Fault&gt; tuples.</text:p>
      <text:p text:style-name="P12">Input</text:p>
      <text:p text:style-name="P1"><text:span text:style-name="T1">wsa:EndpointReferenceType[] RegistrationEntryID:</text:span> A collection of zero or more Endpoint References, identifying Registration Entries whose status the <text:change-start text:change-id="ct73152016"/>requester<text:change-end text:change-id="ct73152016"/><text:change text:change-id="ct73152120"/> wishes to obtain.</text:p>
      <text:p text:style-name="P12">Output</text:p>
      <text:p text:style-name="P1"><text:span text:style-name="T1">GetRegistrationStatus</text:span><text:change-start text:change-id="ct73152224"/><text:span text:style-name="T1">es</text:span><text:change-end text:change-id="ct73152224"/><text:span text:style-name="T1">ResponseType[] GetRegistrationStatus</text:span><text:change-start text:change-id="ct73152328"/><text:span text:style-name="T1">es</text:span><text:change-end text:change-id="ct73152328"/><text:span text:style-name="T1">Response:</text:span> An XML document containing a collection of <text:span text:style-name="T1">RegistrationStatus</text:span> elements for each Endpoint Reference given in the input.</text:p>
      <text:p text:style-name="P1">The <text:span text:style-name="T1">RegistrationStatus</text:span> element represents the status of the RegistrationEntry identified by the Endpoint Reference provided in the input. The <text:span text:style-name="T1">RegistrationStatus</text:span> element consist of two child elements either the <text:span text:style-name="T1">EndpointReference</text:span> and the <text:span text:style-name="T1">Status element</text:span> or the <text:span text:style-name="T1">EndpointReference</text:span> and the SOAP-1.1:fault element. Thus the RegistrationStatus element consists of the pair of <text:s/>identification of the Registration entry and its status or fault in case of error. </text:p>
      <text:p text:style-name="P11">[EXAMPLE]</text:p>
      <text:p text:style-name="P12">Fault(s)</text:p>
      <text:p text:style-name="P3"><text:change text:change-id="ct174248392"/><text:span text:style-name="T5"/></text:p>
      <text:p text:style-name="P1"/>
      <text:h text:style-name="Heading_20_3" text:outline-level="3">GetIISList operation</text:h>
      <text:p text:style-name="P43"><text:span text:style-name="T14">The operation is used to obtain list of known IIS instances from an particular IIS. Clients can then use the obtained list to run direct queries against the IIS instances. <text:s/>The </text:span>operation is provided for fault tolerance and as a optional performance boost. </text:p>
      <text:p text:style-name="P12">Input</text:p>
      <text:p text:style-name="P5"><text:change-start text:change-id="ct174894760"/>None.<text:change-end text:change-id="ct174894760"/><text:change text:change-id="ct131221232"/></text:p>
      <text:p text:style-name="P12">Output <text:span text:style-name="T5">???</text:span></text:p>
      <text:p text:style-name="P1"><text:change text:change-id="ct131201232"/><text:change-start text:change-id="ct175094208"/><text:span text:style-name="T1">GetIISListResponseType GetIISListResponse</text:span>:<text:change-end text:change-id="ct175094208"/><text:change-start text:change-id="ct174963480"/> An XML document containing a collection of Endpoint References of <text:change-end text:change-id="ct174963480"/><text:change-start text:change-id="ct132138088"/>known IIS instances including Endpoint Reference of IIS used to execute the operation.<text:change-end text:change-id="ct132138088"/></text:p>
      <text:p text:style-name="P1"/>
      <text:p text:style-name="P12">Fault(s)</text:p>
      <text:p text:style-name="P27">???</text:p>
      <text:h text:style-name="Heading_20_2" text:outline-level="2">Local Information Description Interface</text:h>
      <text:p text:style-name="P10">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1">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4">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4">One of the main functionality of the system is to support registrations, a process where services are connected to a grid. A registration component called <text:span text:style-name="T4">registrant</text:span> is a HED module responsible for the registration of services running within the same HED. The <text:span text:style-name="T4">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4">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41" text:outline-level="1">A-REX </text:h>
      <text:p text:style-name="P11">Briefly describe here what A-REX is about</text:p>
      <text:h text:style-name="Heading_20_2" text:outline-level="2">A-REX Service Specific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3" text:note-class="footnote"><text:note-citation>3</text:note-citation><text:note-body><text:p text:style-name="Footnote">http://www.ogf.org</text:p></text:note-body></text:note> (OGF) OGSA Basic Execution Services (BES) Working Group<text:note text:id="ftn4" text:note-class="footnote"><text:note-citation>4</text:note-citation><text:note-body><text:p text:style-name="Footnote">http://www.ogf.org/gf/group_info/view.php?group=ogsa-bes-wg</text:p></text:note-body></text:note>. We base our work on BES interface draft version 33<text:note text:id="ftn5" text:note-class="footnote"><text:note-citation>5</text:note-citation><text:note-body><text:p text:style-name="Footnote">https://forge.gridforum.org/sf/go/doc14271?nav=1</text:p></text:note-body></text:note>. <text:s/>Exchange of SOAP messages is done over secure HTTP (HTTPS) protocol.</text:p>
      <text:p text:style-name="Standard">For job description A-REX accepts Job Submission Description Language<text:note text:id="ftn6" text:note-class="footnote"><text:note-citation>6</text:note-citation><text:note-body><text:p text:style-name="Footnote">https://forge.gridforum.org/sf/docman/do/listDocuments/projects.jsdl-wg/docman.root.published_docs.jsdl_1_0</text:p></text:note-body></text:note> document as defined by OGF <text:s/>Job Submission Description Language Working Group<text:note text:id="ftn7" text:note-class="footnote"><text:note-citation>7</text:note-citation><text:note-body><text:p text:style-name="Footnote">http://www.ogf.org/gf/group_info/view.php?group=jsdl-wg</text:p></text:note-body></text:note>. Supported elements and extensions are described below.</text:p>
      <text:p text:style-name="Standard">A-REX also supports port-type of Delegation interface to accept credentials delegated together with submitted job.</text:p>
      <text:h text:style-name="Heading_20_3" text:outline-level="3">Relation to OGSA BES <text:s/>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s/>and to monitor it's state. It also has an ability to provide information about service itself. A-REX fully implements functionality of this port-type and extends it to cover own functionality as well.</text:p>
      <text:h text:style-name="Heading_20_3" text:outline-level="3">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h text:style-name="Heading_20_4" text:outline-level="4">Input</text:h>
      <text:list text:style-name="WW8Num14" text:continue-numbering="true">
        <text:list-item>
          <text:p text:style-name="P68"><text:span text:style-name="T11">ActivityStatusType OldStatus</text:span>: Description of state job is supposed to be during execution of this request. If current state of the job is different operation is aborted and fault is retirned. This parameter is optional.</text:p>
        </text:list-item>
        <text:list-item>
          <text:p text:style-name="P68"><text:span text:style-name="T11">ActivityStatusType NewStatus</text:span>: Description of state job as to be put into.</text:p>
        </text:list-item>
      </text:list>
      <text:p text:style-name="P42">On result of this command job should be put into requested state. <text:span text:style-name="T15">If such procedure can't be done immediately then corresponding sequence is initiated and fault </text:span><text:span text:style-name="T11">OperationWillBeAppliedEventuallyFault</text:span> <text:span text:style-name="T15">will be returned.</text:span></text:p>
      <text:h text:style-name="Heading_20_4" text:outline-level="4"><text:s/>Output(s)</text:h>
      <text:list text:style-name="WW8Num14">
        <text:list-item text:start-value="1">
          <text:p text:style-name="P68"><text:span text:style-name="T11">ActivityStatusType NewStatus</text:span><text:span text:style-name="T4">: Description of current state job.</text:span></text:p>
        </text:list-item>
      </text:list>
      <text:h text:style-name="Heading_20_4" text:outline-level="4"><text:s/>Fault(s)</text:h>
      <text:list text:style-name="WW8Num14">
        <text:list-item text:start-value="1">
          <text:p text:style-name="P68"><text:span text:style-name="T11">NotAuthorizedFault: <text:s/></text:span>Indicates that client is not allowed to do that operation.</text:p>
        </text:list-item>
        <text:list-item>
          <text:p text:style-name="P68"><text:span text:style-name="T11">InvalidActivityIdentifierFault</text:span>: There is no such job/activity.</text:p>
        </text:list-item>
        <text:list-item>
          <text:p text:style-name="P68"><text:span text:style-name="T11">CantApplyOperationToCurrentStateFault</text:span>: Requested transition is not possible.</text:p>
        </text:list-item>
      </text:list>
      <text:h text:style-name="Heading_20_3" text:outline-level="3">Status extensions</text:h>
      <text:p text:style-name="Standard">A-REX defines following sub-states of job processing in addition to those defined by BES.</text:p>
      <text:p text:style-name="TableHead">Job states definitions and mappings</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44">Applicable<text:line-break/>BES State</text:p>
          </table:table-cell>
          <table:table-cell table:style-name="JobStates.B1" office:value-type="string">
            <text:p text:style-name="P45">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h text:style-name="Heading_20_2" text:outline-level="2">Delegation extension</text:h>
      <text:p text:style-name="Standard">A-REX implements Delegation port-type described above. Additionally it allows delegation to be done as part of <text:span text:style-name="T11">CreateActivity</text:span> operation of BESFactory port-type. For that it accepts element <text:span text:style-name="T11">DelegatedCredentials</text:span> inside <text:span text:style-name="T11">CreateActivity</text:span> element. <text:span text:style-name="T11">Id</text:span> element of <text:s/><text:span text:style-name="T11">DelegatedCredentials</text:span><text:span text:style-name="T4"> must contain identifier obtained in response to previous </text:span><text:span text:style-name="T11">DelegateCredentialsInit</text:span><text:span text:style-name="T4"> operation.</text:span></text:p>
      <text:h text:style-name="Heading_20_2" text:outline-level="2">Local Information Description Interface</text:h>
      <text:p text:style-name="P10">Explain how LIDI will be used within A-REX, e.g. for detailed job status queries, resource descriptions, etc.. </text:p>
      <text:p text:style-name="P10">A-REX specific schema, WSRF operations. This is the interface to process queries on A-REX activities (jobs), <text:s/>and “computing element characteristics”</text:p>
      <text:h text:style-name="Heading_20_2" text:outline-level="2">A-REX functionality</text:h>
      <text:p text:style-name="P10">detailed description of what A-REX can do, will do</text:p>
      <text:h text:style-name="Heading_20_3" text:outline-level="3">JSDL supported elements</text:h>
      <text:p text:style-name="P10">To be written</text:p>
      <text:h text:style-name="Heading_20_3" text:outline-level="3">JSDL Extensions</text:h>
      <text:p text:style-name="Standard">A-REX accepts JSDL documents with following additional elements:</text:p>
      <text:p text:style-name="P25">IsExecutable – marks file to become executable after delivered to Computing Element.</text:p>
      <text:p text:style-name="P25">FileParameters-</text:p>
      <text:p text:style-name="P25">RunTimeEnvironment – specifies name of RunTimeEnvironment needed for execution of the job.</text:p>
      <text:p text:style-name="P25">Middleware – request for specific middleware on Computing Element's frontend</text:p>
      <text:p text:style-name="P25">RemoteLoggin – destination for reports about executed jobs</text:p>
      <text:p text:style-name="P25">LocalLogging – name for virtual directory available through job interface and containingvarious debug information about job execution</text:p>
      <text:p text:style-name="P25">AccessControl – ACL expression which describes identities of clients allowed to do operations on this job</text:p>
      <text:p text:style-name="P25">Notify – Email destination for notifications about job's state's changes</text:p>
      <text:p text:style-name="P25">SessionLifeTime – duration for session directory to exist after job finished executing</text:p>
      <text:p text:style-name="P25">JoinOutputs – specifies if standard output and standard error channels must be meged</text:p>
      <text:p text:style-name="P25">Reruns – defines how many times job may be rerun in case of failure</text:p>
      <text:p text:style-name="P25">CredentialServer – URL of MyProxy serrvice which may be used to renew expred delegated credentials of job.</text:p>
      <text:p text:style-name="P25">GridTimeLimit – requested execution time normalized to some benchmarked value</text:p>
      <text:p text:style-name="P25">CandidateTarget – specifies host name and queue of needed computing resource.</text:p>
      <text:h text:style-name="Heading_20_1" text:outline-level="1">Storage Manager</text:h>
      <text:p text:style-name="P10">Structure this section similar to the other services. SSI, LIDI, functionality.</text:p>
      <text:h text:style-name="Heading_20_2" text:outline-level="2">ARC Storage</text:h>
      <text:p text:style-name="P46">The storage solution of the new ARC<text:span text:style-name="T16"> middleware</text:span> will <text:span text:style-name="T16">contain</text:span> these components:</text:p>
      <text:list text:style-name="RTF_5f_Num_20_6">
        <text:list-item>
          <text:p text:style-name="P85">the distributed Data Catalogue<text:span text:style-name="T16">,</text:span></text:p>
        </text:list-item>
        <text:list-item>
          <text:p text:style-name="P85">several Storage Managers<text:span text:style-name="T16">,</text:span></text:p>
        </text:list-item>
        <text:list-item>
          <text:p text:style-name="P85">ARC Storage Elements<text:span text:style-name="T16">,</text:span></text:p>
        </text:list-item>
        <text:list-item>
          <text:p text:style-name="P85"><text:span text:style-name="T16">g</text:span>ateways to third-party storage elements (TSE)<text:span text:style-name="T16">,</text:span></text:p>
        </text:list-item>
        <text:list-item>
          <text:p text:style-name="P85"><text:span text:style-name="T16">g</text:span>ateways to third-party storage systems (TSS)<text:span text:style-name="T16">,</text:span></text:p>
        </text:list-item>
        <text:list-item>
          <text:p text:style-name="P85">a distributed Maintainer Service<text:span text:style-name="T16">,</text:span></text:p>
        </text:list-item>
        <text:list-item>
          <text:p text:style-name="P85">client<text:span text:style-name="T16">.</text:span></text:p>
        </text:list-item>
      </text:list>
      <text:h text:style-name="Heading_20_2" text:outline-level="2">Data Catalogue</text:h>
      <text:p text:style-name="P48">The Data Catalogue is a database which stores data about Files and group these Files into Collections. Each File and Collection has a globally unique ID called 'GUID'. So each Catalog entry can be unambiguously referenced <text:span text:style-name="T16">by </text:span>using its GUID.</text:p>
      <text:h text:style-name="Heading_20_3" text:outline-level="3">Collections</text:h>
      <text:p text:style-name="P47">A Collection is a list of Files and other Collections, which are <text:span text:style-name="T16">in parent-children relationships forming a tree-hierarchy</text:span>. Each entry has a name which is only valid within this Collection, and it is unique within the Collection<text:span text:style-name="T16">. E</text:span>ach entry is referenced by its GUID. So a Collection is a list of name-GUID pairs<text:span text:style-name="T16">, plus</text:span> <text:span text:style-name="T16">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47">A File entry contains attributes such as size, timestamp, owner, list of access control rules, etc. It also has a list of locations of the replicas, and the state of each replica.<text:span text:style-name="T16"> O</text:span>ther arbitrary metadata can<text:span text:style-name="T16"> also</text:span> be associated with a File entry.</text:p>
      <text:h text:style-name="Heading_20_3" text:outline-level="3">Externals</text:h>
      <text:p text:style-name="P47">There is one more type of Data Catalogue entries called External, which is a link to an external service which has a well-defined interface, and can handle a subtree of collections. It could be another catalog, or a third-party storage system, etc.</text:p>
      <text:p text:style-name="P47">In ARC Storage system there is one global Data Catalogue which should be implemented in a distributed way for <text:span text:style-name="T16">providing </text:span>high-availability.</text:p>
      <text:h text:style-name="Heading_20_3" text:outline-level="3">Logical Name (LN)</text:h>
      <text:p text:style-name="P47">Each file and collection has a GUID which is globally unique, so they can be unambiguously referred using this GUID, that's why a single GUID is a Logical Name itself.</text:p>
      <text:p text:style-name="P47">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47">The syntax of a Logical Name (LN): [&lt;GUID&gt;]/[&lt;path&gt;]</text:p>
      <text:p text:style-name="P47">If a client wants to find the file called '/what/ever', the client knows where to start the search, it knows the GUID of the root collection. Th<text:span text:style-name="T16">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47">Each VO should create a VO-wide root collection, and put it in the <text:span text:style-name="T16">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16">s</text:span> can be created using the storage management layer (using one of the Storage Managers).</text:p>
      <text:h text:style-name="Heading_20_2" text:outline-level="2">Storage Managers</text:h>
      <text:p text:style-name="P47">Clients can access the storage system only through a Storage Manager. If a client wants to create a collection, upload or download a file, the first step is to connect a Storage Manager. 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16">performed over a </text:span>direct <text:span text:style-name="T16">link </text:span>between a storage element and the client.</text:p>
      <text:p text:style-name="P47"><text:span text:style-name="T16">In case of</text:span> upload the Storage Manager is capable of choosing appropiate Storage Elements using pluggable scheduling algorithms.</text:p>
      <text:h text:style-name="Heading_20_2" text:outline-level="2">ARC Storage Elements</text:h>
      <text:p text:style-name="P47">The file replicas are stored on the Storage Elements.</text:p>
      <text:p text:style-name="P47">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16">se</text:span> files. The file has an SURL, and <text:span text:style-name="T16">by referencing </text:span>that, it can be downloaded.</text:p>
      <text:p text:style-name="P47">The SURL <text:span text:style-name="T16">refers</text:span> to the Storage Element itself, and the file on the Storage Element, e.g. https://storage.element.eu:12345/SE?ocrh6kb43d8j</text:p>
      <text:h text:style-name="Heading_20_2" text:outline-level="2">Third-party Storage Elements (TSEs)</text:h>
      <text:p text:style-name="P47">There is a possibility to use third-party software as Storage Element.</text:p>
      <text:p text:style-name="P47">If we already have a working storage solution with lots of free space, and we do not want to integrate the existing data on this storage solution to the ARC Storage, <text:span text:style-name="T16">but</text:span> to use the free space on it, then it could be attached to the ARC Storage as a Third-party Storage Element. We need to install a TSE Gateway service somewhere, which is wired <text:span text:style-name="T16">in</text:span>to this third-party software, and provide a well-defined interface to the Storage Managers. <text:span text:style-name="T16">E</text:span>.g. if we have an ordinary FTP server, and we have a TSE Gateway which is able to initiate transfer on this FTP server and to generate some kind of SURLs,<text:span text:style-name="T16"> </text:span></text:p>
      <text:p text:style-name="P47">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47">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16">having </text:span>its own namespace and protocol. There is a file on this storage, which can be referred as '/moz/art' in the namespace of the third-party storage. On our ARC Storage we have a Collection called '/vo/mnt'. The mounting is done by insert<text:span text:style-name="T16">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47">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47">file transfer, etc. If a client wants to upload to '/vo/mnt/ext1/wag/ner', then the TSS Gateway will get '/wag/ner'.</text:p>
      <text:p text:style-name="P47">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47">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47">A special TSS Gateway is the Sharing Service.</text:p>
      <text:h text:style-name="P51" text:outline-level="2">Sharing Service</text:h>
      <text:p text:style-name="P47">If we want to share a local directory full of files to the users of the ARC Storage, we could install a Sharing Service to the machine, and then mount it somewhere to the common namespace. e.g. if <text:span text:style-name="T16">we</text:span> have a directory <text:span text:style-name="T16">on our</text:span> machine 'share', and there is a file 'share/dir/file'<text:span text:style-name="T16"> in that</text:span>, and <text:span text:style-name="T16">we</text:span> install this Sharing Service, set it up to share this 'share' directory, then mount it to the global namespace at '/myvo/home/joe/ext', then anyone who are allowed can access<text:span text:style-name="T16"> the</text:span> file through the ARC storage with the LN '/myvo/home/zsombor/ext/dir/file'. This is preferably a read-only share, but if it is not, then a user can put a file to '/myvo/home/zsombor/ext/file2' which after uploading appears on<text:span text:style-name="T16"> our</text:span> local machine. A Sharing Service is actually a TSS Gateway: the Catalog knows nothing about the files and directories on this shared directory, these files has no GUID, etc.</text:p>
      <text:p text:style-name="P47"><text:span text:style-name="T16">By using this</text:span> <text:span text:style-name="T16">concept </text:span>we can easily create a read-only share for the working directory of a running job to make the job's intermediate results available through the ARC storage before the job is<text:span text:style-name="T16"> completed</text:span> and <text:span text:style-name="T16">the job manager </text:span>uploads <text:span text:style-name="T16">the</text:span> results to the storage.</text:p>
      <text:h text:style-name="Heading_20_2" text:outline-level="2">The Maintainer Service</text:h>
      <text:p text:style-name="P47">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16">. Which of these two </text:span><text:s/>is <text:span text:style-name="T16">still an open question, no </text:span>deci<text:span text:style-name="T16">sions</text:span> yet.</text:p>
      <text:p text:style-name="P47">The Maintainer Service <text:span text:style-name="T16">must</text:span> be distributed for load-balancing, and the nodes should maintain a common candidate list, but it <text:span text:style-name="T16">does not </text:span>seem fatal if a file accidentally is checked more then once, so the consistency of the candidate list is not critical.</text:p>
      <text:h text:style-name="Heading_20_2" text:outline-level="2">Client</text:h>
      <text:p text:style-name="P47">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h text:style-name="Heading_20_2" text:outline-level="2">Data stored in Catalog</text:h>
      <text:p text:style-name="P47">All users and VOs has some kind of a distinguished name (DN) which identifies them. These DNs can be used to identify the owner of a Catalog entry. The access control list gives DNs rights such us read or modify.</text:p>
      <text:p text:style-name="P47">Each Storage Element has a unique ID, so the list of preferred storage elements is a list of IDs.</text:p>
      <text:p text:style-name="P49"/>
      <text:p text:style-name="P50">Collection</text:p>
      <text:p text:style-name="P47"/>
      <text:list text:style-name="RTF_5f_Num_20_3">
        <text:list-item>
          <text:p text:style-name="P92">list of name-GUID pairs</text:p>
        </text:list-item>
        <text:list-item>
          <text:p text:style-name="P92">timestamp of creation</text:p>
        </text:list-item>
        <text:list-item>
          <text:p text:style-name="P92">timestamp of modification</text:p>
        </text:list-item>
        <text:list-item>
          <text:p text:style-name="P92">owner</text:p>
        </text:list-item>
        <text:list-item>
          <text:p text:style-name="P92">access control list</text:p>
        </text:list-item>
        <text:list-item>
          <text:p text:style-name="P92">is closed</text:p>
        </text:list-item>
      </text:list>
      <text:p text:style-name="P47"/>
      <text:p text:style-name="P50">File</text:p>
      <text:p text:style-name="P50"/>
      <text:list text:style-name="RTF_5f_Num_20_4">
        <text:list-item>
          <text:p text:style-name="P98">checksum</text:p>
        </text:list-item>
        <text:list-item>
          <text:p text:style-name="P98">size</text:p>
        </text:list-item>
        <text:list-item>
          <text:p text:style-name="P98">timestamp of creation</text:p>
        </text:list-item>
        <text:list-item>
          <text:p text:style-name="P98">number of needed replicas</text:p>
        </text:list-item>
        <text:list-item>
          <text:p text:style-name="P98">owner</text:p>
        </text:list-item>
        <text:list-item>
          <text:p text:style-name="P98">access control list</text:p>
        </text:list-item>
        <text:list-item>
          <text:p text:style-name="P98">list of preferred storage elements</text:p>
        </text:list-item>
        <text:list-item>
          <text:p text:style-name="P98">locations (SURLs) with statuses</text:p>
        </text:list-item>
      </text:list>
      <text:p text:style-name="P47"/>
      <text:p text:style-name="P50">External</text:p>
      <text:p text:style-name="P50"/>
      <text:list text:style-name="RTF_5f_Num_20_5">
        <text:list-item>
          <text:p text:style-name="P106">URL of TSS Gateway</text:p>
        </text:list-item>
        <text:list-item>
          <text:p text:style-name="P106">timestamp of creation</text:p>
        </text:list-item>
        <text:list-item>
          <text:p text:style-name="P106">owner</text:p>
        </text:list-item>
        <text:list-item>
          <text:p text:style-name="P106">access control list</text:p>
        </text:list-item>
      </text:list>
      <text:p text:style-name="P52"><text:tab/></text:p>
      <text:h text:style-name="Heading_20_3" text:outline-level="3">State of a file</text:h>
      <text:p text:style-name="P52"/>
      <text:p text:style-name="P53">The state of a file is given by the state of its replicas:</text:p>
      <text:list text:style-name="RTF_5f_Num_20_2">
        <text:list-item>
          <text:p text:style-name="P110">unborn: a file has no valid replica, but has a replica which has a state of yet-to-be-uploaded</text:p>
        </text:list-item>
        <text:list-item>
          <text:p text:style-name="P110">improper: a file has at least one valid replica, but not enough</text:p>
        </text:list-item>
        <text:list-item>
          <text:p text:style-name="P110">proper: a file has at least as many valid replica as needed</text:p>
        </text:list-item>
        <text:list-item>
          <text:p text:style-name="P110">deleted: all replicas of the file is marked for deletion</text:p>
        </text:list-item>
      </text:list>
      <text:p text:style-name="P53"/>
      <text:h text:style-name="Heading_20_2" text:outline-level="2">Storage Manager Interface</text:h>
      <text:p text:style-name="P52"/>
      <text:p text:style-name="P53">Each method works on multiple files or collections.</text:p>
      <text:p text:style-name="P52"/>
      <text:p text:style-name="P54">Put</text:p>
      <text:p text:style-name="P53"/>
      <text:p text:style-name="P53">Input: list of (logical name, metadata)</text:p>
      <text:p text:style-name="P53">Output: TURLs</text:p>
      <text:p text:style-name="P53"/>
      <text:p text:style-name="P53">Works on files only.</text:p>
      <text:p text:style-name="P53">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16">the </text:span>list of preferred storage elements is not given, all storage elements accessible <text:span text:style-name="T16">for</text:span> the VO of the <text:span text:style-name="T16">given </text:span>user will be considered.</text:p>
      <text:p text:style-name="P53">The Storage Manager first creates an entry in the Catalog if the logical name is not occupied, then the data scheduler modul of the Storage Manager chooses a Storage Element, and tr<text:span text:style-name="T16">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53">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53"/>
      <text:p text:style-name="P54">Reput</text:p>
      <text:p text:style-name="P54"/>
      <text:p text:style-name="P53">Input: list of logical names</text:p>
      <text:p text:style-name="P53">Output TURLs</text:p>
      <text:p text:style-name="P53"><text:s/></text:p>
      <text:p text:style-name="P55">Works on file only.</text:p>
      <text:p text:style-name="P53">A user can reinitiate putting the file if it is owned by the user. All existing replica will be deleted and a transfer for a new one is initiated.</text:p>
      <text:p text:style-name="P53"/>
      <text:p text:style-name="P54">Get</text:p>
      <text:p text:style-name="P54"/>
      <text:p text:style-name="P53">Input: list of (logical name [, list of preferred storage elements])</text:p>
      <text:p text:style-name="P53"/>
      <text:p text:style-name="P53">Works on files only.</text:p>
      <text:p text:style-name="P53">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p text:style-name="P53"/>
      <text:p text:style-name="P54">Del</text:p>
      <text:p text:style-name="P54"/>
      <text:p text:style-name="P53">Input: list of logical names</text:p>
      <text:p text:style-name="P53"/>
      <text:p text:style-name="P53">Works on files only.</text:p>
      <text:p text:style-name="P53">The Storage Manager gets the locations of the replicas of the file from the Catalog, and mark each SURL for deletion. Removes the file from its parent collection, and notify the Maintainer Service to manage the actual deletion of the replicas.</text:p>
      <text:p text:style-name="P53"/>
      <text:p text:style-name="P54">Stat</text:p>
      <text:p text:style-name="P53"/>
      <text:p text:style-name="P53">Input: list of logical names </text:p>
      <text:p text:style-name="P53"/>
      <text:p text:style-name="P53">Gets all the metadata of the file or collection from the Catalog, and returns it. No locations are returned.</text:p>
      <text:p text:style-name="P53"/>
      <text:p text:style-name="P54">Modify</text:p>
      <text:p text:style-name="P54"/>
      <text:p text:style-name="P53">Input: list of (logical name, list of modifications)</text:p>
      <text:p text:style-name="P53"/>
      <text:p text:style-name="P53">Modify metadata of file or collection in the Catalog.</text:p>
      <text:p text:style-name="P53"/>
      <text:p text:style-name="P54">Make</text:p>
      <text:p text:style-name="P54"/>
      <text:p text:style-name="P53">Input: list of (logical name, metadata)</text:p>
      <text:p text:style-name="P53"/>
      <text:p text:style-name="P53">Works on collections only.</text:p>
      <text:p text:style-name="P53">The metadata contains the timestamp of creation, the owner, the access control list, the closed-flag, and any arbitrary key-value pairs.</text:p>
      <text:p text:style-name="P53">This method creates an empty collection, by creating an entry of this collection in the Catalog, if this LN is available, after this collection is created, you can put files in it, or move files to it, then you may close it with Modify.</text:p>
      <text:p text:style-name="P53"/>
      <text:p text:style-name="P54">Unmake</text:p>
      <text:p text:style-name="P53"/>
      <text:p text:style-name="P53">Input: list of logical names</text:p>
      <text:p text:style-name="P53"/>
      <text:p text:style-name="P53">Works on collections only.</text:p>
      <text:p text:style-name="P53">Removes the collection itself, but does not remove the file and sub-collections in it.</text:p>
      <text:p text:style-name="P53"/>
      <text:p text:style-name="P54">List</text:p>
      <text:p text:style-name="P54"/>
      <text:p text:style-name="P53">Input: list of (logical name, recursive)</text:p>
      <text:p text:style-name="P53">Output: list of (logical name, list of metadata of contents)</text:p>
      <text:p text:style-name="P53"/>
      <text:p text:style-name="P53">If the logical name refers to a file, this returns metadata of that file. If the logical name refers to a collection, then this returns the list of the contents of the collection, with minimal metadata. It can be recursive.</text:p>
      <text:p text:style-name="P53"/>
      <text:p text:style-name="P54">Move</text:p>
      <text:p text:style-name="P54"/>
      <text:p text:style-name="P53">Input: list of (old logical name, new logical name)</text:p>
      <text:p text:style-name="P53"><text:s text:c="7"/></text:p>
      <text:p text:style-name="P55">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p text:style-name="P53"/>
      <text:p text:style-name="P54">Link</text:p>
      <text:p text:style-name="P54"/>
      <text:p text:style-name="P53">Input: list of (target logical name, link logical name)</text:p>
      <text:p text:style-name="P54"/>
      <text:p text:style-name="P53">Same as Move, only it does not remove the entry of the parent collection of the target logical name.</text:p>
      <text:p text:style-name="P53"/>
      <text:p text:style-name="P54">Copy</text:p>
      <text:p text:style-name="P54"/>
      <text:p text:style-name="P53">Input: list of (source logical name, target logical name)</text:p>
      <text:p text:style-name="P53"/>
      <text:p text:style-name="P53">Works on files only, recursive copy of collections done by the client library.</text:p>
      <text:p text:style-name="P53">It is actually a PUT to the new logical name done by the Storage Manager itself using a replica of the source logical name, or done by the a Storage Element if it is capable.</text:p>
      <text:p text:style-name="P53"/>
      <text:p text:style-name="P54">Glob</text:p>
      <text:p text:style-name="P54"/>
      <text:p text:style-name="P53">Input: list of patterns</text:p>
      <text:p text:style-name="P53"/>
      <text:p text:style-name="P53">Using the Catalog, returns all the logical names matching the given patterns.</text:p>
      <text:h text:style-name="Heading_20_1" text:outline-level="1">Security Considerations</text:h>
      <text:p text:style-name="P10">Describe how security is implied through/via the presented interfaces.</text:p>
      <text:list text:style-name="WW8Num41">
        <text:list-item>
          <text:h text:style-name="P117" text:outline-level="1"><text:s/>Information Indexing Service XSD</text:h>
        </text:list-item>
      </text:list>
      <text:p text:style-name="P29">Please refer to the .... for the most up-to-date version of IIS XSD. <text:span text:style-name="T2">draft</text:span></text:p>
      <text:p text:style-name="P28"/>
      <text:p text:style-name="P6"><text:change text:change-id="ct175400680"/><text:change-start text:change-id="ct72340448"/></text:p>
      <text:p text:style-name="P125"><text:change-end text:change-id="ct72340448"/><text:change-start text:change-id="ct131080392"/>&lt;?xml version="1.0" encoding="UTF-8"?&gt;</text:p>
      <text:p text:style-name="P125">&lt;!--</text:p>
      <text:p text:style-name="P125"><text:s text:c="4"/>Data types of Information Indexing Service</text:p>
      <text:p text:style-name="P125">--&gt;</text:p>
      <text:p text:style-name="P125"/>
      <text:p text:style-name="P125">&lt;xsd:schema </text:p>
      <text:p text:style-name="P125"><text:s text:c="2"/>xmlns:xsd="http://www.w3.org/2001/XMLSchema"</text:p>
      <text:p text:style-name="P125"><text:s text:c="2"/>xmlns:iis="http://www.nordugrid.org/schemas/iis/2007/06"</text:p>
      <text:p text:style-name="P125"><text:s text:c="2"/>xmlns:wsa="http://www.w3.org/2005/08/addressing"</text:p>
      <text:p text:style-name="P125"><text:s text:c="2"/>targetNamespace="http://www.nordugrid.org/schemas/iis/2007/06"</text:p>
      <text:p text:style-name="P125"><text:s text:c="2"/>elementFormDefault="qualified" attributeFormDefault="unqualified" </text:p>
      <text:p text:style-name="P125">&gt;</text:p>
      <text:p text:style-name="P125"/>
      <text:p text:style-name="P125"><text:s text:c="4"/>&lt;!-- xsd:import namespace="http://www.w3.org/2005/08/addressing" schemaLocation="./ws-addr.xsd"/ --&gt;</text:p>
      <text:p text:style-name="P125"><text:s text:c="4"/>&lt;xsd:import namespace="http://www.w3.org/2005/08/addressing" schemaLocation="http://www.w3.org/2006/03/addressing/ws-addr.xsd"/&gt;</text:p>
      <text:p text:style-name="P125"/>
      <text:p text:style-name="P125"/>
      <text:p text:style-name="P125">&lt;!-- This is an initial and incomplete DRAFT which mainly concentrates on the structure but not on the actual names. Final version will use GLUE-2.0 ternminology. --&gt;</text:p>
      <text:p text:style-name="P125"/>
      <text:p text:style-name="P125"><text:s text:c="4"/>&lt;!-- ==== Input and output types for IIS operations ==== --&gt;</text:p>
      <text:p text:style-name="P125"><text:s text:c="4"/>&lt;!-- Input type for Register operation --&gt;</text:p>
      <text:p text:style-name="P125"><text:s text:c="4"/>&lt;xsd:complexType name="RegistrationMessageType"&gt;</text:p>
      <text:p text:style-name="P125"><text:s text:c="8"/>&lt;xsd:sequence&gt;</text:p>
      <text:p text:style-name="P125"><text:s text:c="12"/>&lt;xsd:element name="Header" type="iis:HeaderType" minOccurs="0" maxOccurs="1"/&gt;</text:p>
      <text:p text:style-name="P125"><text:s text:c="12"/>&lt;xsd:element name="RegEntry" type="iis:RegistrationEntryType" minOccurs="1" maxOccurs="unbounded"/&gt;</text:p>
      <text:p text:style-name="P125"><text:s text:c="8"/>&lt;/xsd:sequence&gt;</text:p>
      <text:p text:style-name="P125"><text:s text:c="4"/>&lt;/xsd:complexType&gt;</text:p>
      <text:p text:style-name="P125"/>
      <text:p text:style-name="P125"><text:s text:c="4"/>&lt;!-- Output type for Register operation --&gt;</text:p>
      <text:p text:style-name="P125"><text:s text:c="4"/>&lt;xsd:complexType name="RegisterResponseType"&gt;</text:p>
      <text:p text:style-name="P125"><text:s text:c="8"/>&lt;xsd:sequence&gt;</text:p>
      <text:p text:style-name="P125"><text:s text:c="12"/>&lt;xsd:element name="Fault" type="iis:FaultType" minOccurs="0" maxOccurs="1"/&gt;</text:p>
      <text:p text:style-name="P125"><text:s text:c="8"/>&lt;/xsd:sequence&gt;</text:p>
      <text:p text:style-name="P125"><text:s text:c="4"/>&lt;/xsd:complexType&gt;</text:p>
      <text:p text:style-name="P125"/>
      <text:p text:style-name="P125"><text:s text:c="4"/>&lt;!-- Input type for RemoveRegistrations and GetRegistrationStatuses operations --&gt;</text:p>
      <text:p text:style-name="P125"><text:s text:c="4"/>&lt;xsd:complexType name="RegistrationEntryIDListType"&gt;</text:p>
      <text:p text:style-name="P125"><text:s text:c="8"/>&lt;xsd:sequence&gt;</text:p>
      <text:p text:style-name="P125"><text:s text:c="12"/>&lt;xsd:element name="RegEntryID" type="wsa:EndpointReferenceType" minOccurs="1" maxOccurs="unbounded"/&gt;</text:p>
      <text:p text:style-name="P125"><text:s text:c="8"/>&lt;/xsd:sequence&gt;</text:p>
      <text:p text:style-name="P125"><text:s text:c="4"/>&lt;/xsd:complexType&gt;</text:p>
      <text:p text:style-name="P125"/>
      <text:p text:style-name="P125"><text:s text:c="4"/>&lt;!-- Output type for RemoveRegistrations operation --&gt;</text:p>
      <text:p text:style-name="P125"><text:s text:c="4"/>&lt;xsd:complexType name="RemoveRegistrationsResponseType"&gt;</text:p>
      <text:p text:style-name="P125"><text:s text:c="8"/>&lt;xsd:sequence&gt;</text:p>
      <text:p text:style-name="P125"><text:s text:c="8"/>&lt;/xsd:sequence&gt;</text:p>
      <text:p text:style-name="P125"><text:s text:c="4"/>&lt;/xsd:complexType&gt;</text:p>
      <text:p text:style-name="P125"/>
      <text:p text:style-name="P125"><text:s text:c="4"/>&lt;!-- Output type for GetRegistrationStatuses operation --&gt;</text:p>
      <text:p text:style-name="P125"><text:s text:c="4"/>&lt;xsd:complexType name="GetRegistrationStatusesResponseType"&gt;</text:p>
      <text:p text:style-name="P125"><text:s text:c="8"/>&lt;xsd:sequence&gt;</text:p>
      <text:p text:style-name="P125"><text:s text:c="12"/>&lt;xsd:element name="RegEntryStatus" type="iis:RegistrationEntryStatus" minOccurs="1" maxOccurs="unbounded"/&gt;</text:p>
      <text:p text:style-name="P125"><text:s text:c="8"/>&lt;/xsd:sequence&gt;</text:p>
      <text:p text:style-name="P125"><text:s text:c="4"/>&lt;/xsd:complexType&gt;</text:p>
      <text:p text:style-name="P125"/>
      <text:p text:style-name="P125"><text:s text:c="4"/>&lt;!-- Output type for GetIISList operation --&gt;</text:p>
      <text:p text:style-name="P125"><text:s text:c="4"/>&lt;xsd:complexType name="GetIISListResponseType"&gt;</text:p>
      <text:p text:style-name="P125"><text:s text:c="8"/>&lt;xsd:sequence&gt;</text:p>
      <text:p text:style-name="P125"><text:s text:c="12"/>&lt;xsd:element name="EPR" type="wsa:EndpointReferenceType" minOccurs="1" maxOccurs="unbounded"/&gt;</text:p>
      <text:p text:style-name="P125"><text:s text:c="8"/>&lt;/xsd:sequence&gt;</text:p>
      <text:p text:style-name="P125"><text:s text:c="4"/>&lt;/xsd:complexType&gt;</text:p>
      <text:p text:style-name="P125"/>
      <text:p text:style-name="P125"><text:s text:c="4"/>&lt;!-- === Helper type definitions === --&gt;</text:p>
      <text:p text:style-name="P125"><text:s text:c="4"/>&lt;xsd:complexType name="RegistrationEntryStatus"&gt;</text:p>
      <text:p text:style-name="P125"><text:s text:c="8"/>&lt;xsd:sequence&gt;</text:p>
      <text:p text:style-name="P125"><text:s text:c="12"/>&lt;xsd:element name="RegEntryID" type="wsa:EndpointReferenceType" minOccurs="1" maxOccurs="1"/&gt;</text:p>
      <text:p text:style-name="P125"><text:s text:c="12"/>&lt;xsd:element name="Status" type="iis:StatusType" minOccurs="0" maxOccurs="1"/&gt;</text:p>
      <text:p text:style-name="P125"><text:s text:c="12"/>&lt;xsd:element name="Fault" type="iis:FaultType" minOccurs="0" maxOccurs="1"/&gt;</text:p>
      <text:p text:style-name="P125"><text:s text:c="8"/>&lt;/xsd:sequence&gt;</text:p>
      <text:p text:style-name="P125"><text:s text:c="4"/>&lt;/xsd:complexType&gt;</text:p>
      <text:p text:style-name="P125"/>
      <text:p text:style-name="P125"><text:s text:c="4"/>&lt;xsd:simpleType name="StatusType"&gt;</text:p>
      <text:p text:style-name="P125"><text:s text:c="8"/>&lt;xsd:restriction base="xsd:string"&gt;</text:p>
      <text:p text:style-name="P125"><text:s text:c="12"/>&lt;xsd:enumeration value="1"/&gt;</text:p>
      <text:p text:style-name="P125"><text:s text:c="12"/>&lt;xsd:enumeration value="2"/&gt;</text:p>
      <text:p text:style-name="P125"><text:s text:c="8"/>&lt;/xsd:restriction&gt;</text:p>
      <text:p text:style-name="P125"><text:s text:c="4"/>&lt;/xsd:simpleType&gt;</text:p>
      <text:p text:style-name="P125"/>
      <text:p text:style-name="P125"><text:s text:c="4"/>&lt;xsd:complexType name="HeaderType"&gt;</text:p>
      <text:p text:style-name="P125"><text:s text:c="8"/>&lt;xsd:sequence&gt;</text:p>
      <text:p text:style-name="P125"><text:s text:c="12"/>&lt;xsd:element name="HedID" type="xsd:string"/&gt; &lt;!-- Identifier of the source HED --&gt;</text:p>
      <text:p text:style-name="P125"><text:s text:c="8"/>&lt;/xsd:sequence&gt;</text:p>
      <text:p text:style-name="P125"><text:s text:c="4"/>&lt;/xsd:complexType&gt;</text:p>
      <text:p text:style-name="P125"/>
      <text:p text:style-name="P125"><text:s text:c="4"/>&lt;xsd:complexType name="RegistrationEntryType"&gt;</text:p>
      <text:p text:style-name="P125"><text:s text:c="8"/>&lt;xsd:sequence&gt;</text:p>
      <text:p text:style-name="P125"><text:s text:c="12"/>&lt;xsd:element name="SrcAdv" type="iis:ServiceAdvertisementType" minOccurs="1" maxOccurs="1"/&gt;</text:p>
      <text:p text:style-name="P125"><text:s text:c="12"/>&lt;xsd:element name="MetaSrcAdv" type="iis:ServiceAdvertisementMetadataType" minOccurs="1" maxOccurs="1"/&gt;</text:p>
      <text:p text:style-name="P125"><text:s text:c="8"/>&lt;/xsd:sequence&gt;</text:p>
      <text:p text:style-name="P125"><text:s text:c="4"/>&lt;/xsd:complexType&gt;</text:p>
      <text:p text:style-name="P125"><text:s text:c="4"/></text:p>
      <text:p text:style-name="P125"/>
      <text:p text:style-name="P125"><text:s text:c="4"/>&lt;xsd:complexType name="ServiceAdvertisementType"&gt;</text:p>
      <text:p text:style-name="P125"><text:s text:c="8"/>&lt;xsd:sequence&gt;</text:p>
      <text:p text:style-name="P125"><text:s text:c="12"/>&lt;xsd:element name="Type" type="iis:ServiceTypeType"/&gt;</text:p>
      <text:p text:style-name="P125"><text:s text:c="12"/>&lt;xsd:element name="EPR" type="wsa:EndpointReferenceType"/&gt;</text:p>
      <text:p text:style-name="P125"><text:s text:c="12"/>&lt;xsd:element name="Impl" type="xsd:string"/&gt;</text:p>
      <text:p text:style-name="P125"><text:s text:c="12"/>&lt;xsd:element name="Version" type="xsd:string"/&gt;</text:p>
      <text:p text:style-name="P125"><text:s text:c="12"/>&lt;xsd:element name="URI" type="xsd:anyURI"/&gt;</text:p>
      <text:p text:style-name="P125"><text:s text:c="12"/>&lt;xsd:element name="AuthzInfo" type="iis:AuthorizationInfoType"/&gt; &lt;!-- Authorization information --&gt;</text:p>
      <text:p text:style-name="P125"><text:s text:c="12"/>&lt;xsd:element name="SSPair" type="iis:NameValuePairType" minOccurs="0" maxOccurs="unbounded"/&gt;</text:p>
      <text:p text:style-name="P125"><text:s text:c="8"/>&lt;/xsd:sequence&gt;</text:p>
      <text:p text:style-name="P125"><text:s text:c="4"/>&lt;/xsd:complexType&gt;</text:p>
      <text:p text:style-name="P125"/>
      <text:p text:style-name="P125"><text:s text:c="4"/>&lt;xsd:complexType name="ServiceAdvertisementMetadataType"&gt;</text:p>
      <text:p text:style-name="P125"><text:s text:c="8"/>&lt;xsd:sequence&gt;</text:p>
      <text:p text:style-name="P125"><text:s text:c="12"/>&lt;xsd:element name="Expiration" type="xsd:duration"/&gt;</text:p>
      <text:p text:style-name="P125"><text:s text:c="12"/>&lt;xsd:element name="GenTime" type="xsd:dateTime"/&gt;</text:p>
      <text:p text:style-name="P125"><text:s text:c="12"/>&lt;xsd:element name="Source" type="wsa:EndpointReferenceType"/&gt;</text:p>
      <text:p text:style-name="P125"><text:s text:c="12"/>&lt;xsd:element name="Status" type="xsd:string"/&gt; &lt;!-- Registration status: NEW, ACCEPTED ... --&gt;</text:p>
      <text:p text:style-name="P125"><text:s text:c="8"/>&lt;/xsd:sequence&gt;</text:p>
      <text:p text:style-name="P125"><text:s text:c="4"/>&lt;/xsd:complexType&gt;</text:p>
      <text:p text:style-name="P125"/>
      <text:p text:style-name="P125"><text:s text:c="4"/>&lt;xsd:simpleType name="FaultTypeType"&gt;</text:p>
      <text:p text:style-name="P125"><text:s text:c="8"/>&lt;xsd:restriction base="xsd:string"&gt;</text:p>
      <text:p text:style-name="P125"><text:s text:c="12"/>&lt;xsd:enumeration value="1"/&gt;</text:p>
      <text:p text:style-name="P125"><text:s text:c="12"/>&lt;xsd:enumeration value="2"/&gt;</text:p>
      <text:p text:style-name="P125"><text:s text:c="8"/>&lt;/xsd:restriction&gt;</text:p>
      <text:p text:style-name="P125"><text:s text:c="4"/>&lt;/xsd:simpleType&gt;</text:p>
      <text:p text:style-name="P125"/>
      <text:p text:style-name="P125"><text:s text:c="4"/>&lt;!-- description of fault --&gt;</text:p>
      <text:p text:style-name="P125"><text:s text:c="4"/>&lt;xsd:complexType name="FaultType"&gt;</text:p>
      <text:p text:style-name="P125"><text:s text:c="8"/>&lt;xsd:sequence&gt;</text:p>
      <text:p text:style-name="P125"><text:s text:c="12"/>&lt;xsd:element name="Name" <text:s text:c="7"/>type="xsd:string"/&gt;</text:p>
      <text:p text:style-name="P125"><text:s text:c="12"/>&lt;xsd:element name="Type" <text:s text:c="7"/>type="iis:FaultTypeType"/&gt;</text:p>
      <text:p text:style-name="P125"><text:s text:c="12"/>&lt;xsd:element name="Description" type="xsd:string"/&gt;</text:p>
      <text:p text:style-name="P125"><text:s text:c="8"/>&lt;/xsd:sequence&gt;</text:p>
      <text:p text:style-name="P125"><text:s text:c="4"/>&lt;/xsd:complexType&gt;</text:p>
      <text:p text:style-name="P125"/>
      <text:p text:style-name="P125"/>
      <text:p text:style-name="P125"><text:s text:c="4"/>&lt;xsd:complexType name="FullServiceDescriptionType"&gt;</text:p>
      <text:p text:style-name="P125"><text:s text:c="8"/>&lt;xsd:sequence&gt;</text:p>
      <text:p text:style-name="P125"><text:s text:c="12"/>&lt;xsd:element name="CoreSD" type="iis:CoreServiceDescriptionType" minOccurs="1" maxOccurs="1"/&gt;</text:p>
      <text:p text:style-name="P125"><text:s text:c="12"/>&lt;xsd:element name="ExtSD" type="iis:ExtendedServiceDescriptionType" minOccurs="1" maxOccurs="1"/&gt;</text:p>
      <text:p text:style-name="P125"><text:s text:c="12"/>&lt;xsd:element name="Resource" type="iis:ResourceDescriptionType" minOccurs="0" maxOccurs="1"/&gt;</text:p>
      <text:p text:style-name="P125"><text:s text:c="13"/>&lt;xsd:element name="Activity" type="iis:ActivityDescriptionType" minOccurs="0" maxOccurs="unbounded"/&gt;</text:p>
      <text:p text:style-name="P125"><text:s text:c="8"/>&lt;/xsd:sequence&gt;</text:p>
      <text:p text:style-name="P125"><text:s text:c="4"/>&lt;/xsd:complexType&gt;</text:p>
      <text:p text:style-name="P125"/>
      <text:p text:style-name="P125"><text:s text:c="4"/>&lt;xsd:complexType name="CoreServiceDescriptionType"&gt;</text:p>
      <text:p text:style-name="P125"><text:s text:c="8"/>&lt;xsd:sequence&gt;</text:p>
      <text:p text:style-name="P125"><text:s text:c="12"/>&lt;xsd:element name="Status" type="xsd:string"/&gt;</text:p>
      <text:p text:style-name="P125"><text:s text:c="12"/>&lt;xsd:element name="Type" type="iis:ServiceTypeType"/&gt;</text:p>
      <text:p text:style-name="P125"><text:s text:c="12"/>&lt;xsd:element name="EPR" type="wsa:EndpointReferenceType"/&gt; &lt;!-- Endpoint reference --&gt;</text:p>
      <text:p text:style-name="P125"><text:s text:c="12"/>&lt;xsd:element name="URI" type="xsd:anyURI"/&gt;</text:p>
      <text:p text:style-name="P125"><text:s text:c="12"/>&lt;xsd:element name="Name" type="xsd:string"/&gt;</text:p>
      <text:p text:style-name="P125"><text:s text:c="12"/>&lt;xsd:element name="Impl" type="xsd:string"/&gt; &lt;!-- Name of the implementation (ComputingService: A-REX, ...) --&gt;</text:p>
      <text:p text:style-name="P125"><text:s text:c="12"/>&lt;xsd:element name="Version" type="xsd:string"/&gt; &lt;!-- Version of the service implementation --&gt;</text:p>
      <text:p text:style-name="P125"><text:s text:c="12"/>&lt;xsd:element name="Profile" type="iis:ProfileType"/&gt; &lt;!-- Supported profiles --&gt;</text:p>
      <text:p text:style-name="P125"><text:s text:c="12"/>&lt;xsd:element name="AuthzInfo" type="iis:AuthorizationInfoType"/&gt; &lt;!-- Authorization information --&gt;</text:p>
      <text:p text:style-name="P125"><text:s text:c="12"/>&lt;xsd:element name="AuthInfo" type="iis:AuthenticationInfoType"/&gt; &lt;!-- Authentication information --&gt;</text:p>
      <text:p text:style-name="P125"><text:s text:c="8"/>&lt;/xsd:sequence&gt;</text:p>
      <text:p text:style-name="P125"><text:s text:c="4"/>&lt;/xsd:complexType&gt;</text:p>
      <text:p text:style-name="P125"/>
      <text:p text:style-name="P125"><text:s text:c="4"/>&lt;!-- List of the service types will be provided by the GLUE-2.0 --&gt;</text:p>
      <text:p text:style-name="P125"><text:s text:c="4"/>&lt;xsd:simpleType name="ServiceTypeType"&gt;</text:p>
      <text:p text:style-name="P125"><text:s text:c="8"/>&lt;xsd:restriction base="xsd:string"&gt;</text:p>
      <text:p text:style-name="P125"><text:s text:c="8"/>&lt;/xsd:restriction&gt;</text:p>
      <text:p text:style-name="P125"><text:s text:c="4"/>&lt;/xsd:simpleType&gt;</text:p>
      <text:p text:style-name="P125"/>
      <text:p text:style-name="P125"><text:s text:c="4"/>&lt;xsd:complexType name="ProfileType"&gt;</text:p>
      <text:p text:style-name="P125"><text:s text:c="8"/>&lt;xsd:sequence&gt;</text:p>
      <text:p text:style-name="P125"><text:s text:c="8"/>&lt;/xsd:sequence&gt;</text:p>
      <text:p text:style-name="P125"><text:s text:c="4"/>&lt;/xsd:complexType&gt;</text:p>
      <text:p text:style-name="P125"/>
      <text:p text:style-name="P125"><text:s text:c="4"/>&lt;xsd:complexType name="AuthorizationInfoType"&gt;</text:p>
      <text:p text:style-name="P125"><text:s text:c="8"/>&lt;xsd:sequence&gt;</text:p>
      <text:p text:style-name="P125"><text:s text:c="8"/>&lt;/xsd:sequence&gt;</text:p>
      <text:p text:style-name="P125"><text:s text:c="4"/>&lt;/xsd:complexType&gt;</text:p>
      <text:p text:style-name="P125"/>
      <text:p text:style-name="P125"><text:s text:c="4"/>&lt;xsd:complexType name="AuthenticationInfoType"&gt;</text:p>
      <text:p text:style-name="P125"><text:s text:c="8"/>&lt;xsd:sequence&gt;</text:p>
      <text:p text:style-name="P125"><text:s text:c="8"/>&lt;/xsd:sequence&gt;</text:p>
      <text:p text:style-name="P125"><text:s text:c="4"/>&lt;/xsd:complexType&gt;</text:p>
      <text:p text:style-name="P125"/>
      <text:p text:style-name="P125"><text:s text:c="4"/>&lt;xsd:complexType name="NameValuePairType"&gt;</text:p>
      <text:p text:style-name="P125"><text:s text:c="8"/>&lt;xsd:sequence&gt;</text:p>
      <text:p text:style-name="P125"><text:s text:c="12"/>&lt;xsd:element name="Name" type="xsd:string"/&gt;</text:p>
      <text:p text:style-name="P125"><text:s text:c="12"/>&lt;xsd:element name="Value" type="xsd:string"/&gt;</text:p>
      <text:p text:style-name="P125"><text:s text:c="8"/>&lt;/xsd:sequence&gt;</text:p>
      <text:p text:style-name="P125"><text:s text:c="4"/>&lt;/xsd:complexType&gt;</text:p>
      <text:p text:style-name="P125"/>
      <text:p text:style-name="P125"><text:s text:c="4"/>&lt;!-- Service Specific attributes will be defined later following GLUE-2.0 --&gt;</text:p>
      <text:p text:style-name="P125"><text:s text:c="4"/>&lt;xsd:complexType name="ExtendedServiceDescriptionType"&gt;</text:p>
      <text:p text:style-name="P125"><text:s text:c="8"/>&lt;xsd:sequence&gt;</text:p>
      <text:p text:style-name="P125"><text:s text:c="12"/>&lt;xsd:element name="Pair" type="iis:NameValuePairType" minOccurs="0" maxOccurs="unbounded"/&gt;</text:p>
      <text:p text:style-name="P125"><text:s text:c="8"/>&lt;/xsd:sequence&gt;</text:p>
      <text:p text:style-name="P125"><text:s text:c="4"/>&lt;/xsd:complexType&gt;</text:p>
      <text:p text:style-name="P125"/>
      <text:p text:style-name="P125"><text:s text:c="4"/>&lt;!-- Service Specific attributes describing resources will be defined later following GLUE-2.0 --&gt;</text:p>
      <text:p text:style-name="P125"><text:s text:c="4"/>&lt;xsd:complexType name="ResourceDescriptionType"&gt;</text:p>
      <text:p text:style-name="P125"><text:s text:c="8"/>&lt;xsd:sequence&gt;</text:p>
      <text:p text:style-name="P125"><text:s text:c="12"/>&lt;xsd:element name="Pair" type="iis:NameValuePairType" minOccurs="0" maxOccurs="unbounded"/&gt;</text:p>
      <text:p text:style-name="P125"><text:s text:c="8"/>&lt;/xsd:sequence&gt;</text:p>
      <text:p text:style-name="P125"><text:s text:c="4"/>&lt;/xsd:complexType&gt;</text:p>
      <text:p text:style-name="P125"/>
      <text:p text:style-name="P125"><text:s text:c="4"/>&lt;!-- Service Specific attributes describing activity will be defined later following GLUE-2.0 --&gt;</text:p>
      <text:p text:style-name="P125"><text:s text:c="4"/>&lt;xsd:complexType name="ActivityDescriptionType"&gt;</text:p>
      <text:p text:style-name="P125"><text:s text:c="8"/>&lt;xsd:sequence&gt;</text:p>
      <text:p text:style-name="P125"><text:s text:c="12"/>&lt;xsd:element name="Pair" type="iis:NameValuePairType" minOccurs="0" maxOccurs="unbounded"/&gt;</text:p>
      <text:p text:style-name="P125"><text:s text:c="8"/>&lt;/xsd:sequence&gt;</text:p>
      <text:p text:style-name="P125"><text:s text:c="4"/>&lt;/xsd:complexType&gt;</text:p>
      <text:p text:style-name="P125"/>
      <text:p text:style-name="P125">&lt;/xsd:schema&gt;<text:change-end text:change-id="ct131080392"/></text:p>
      <text:list text:style-name="WW8Num41" text:continue-numbering="true">
        <text:list-item>
          <text:h text:style-name="P117" text:outline-level="1"><text:s/>Information Indexing Service WSDL</text:h>
        </text:list-item>
      </text:list>
      <text:p text:style-name="P29">Please refer to to ... for most up-to-date version of IIS WSDL.<text:change-start text:change-id="ct175420304"/></text:p>
      <text:p text:style-name="P125"><text:change-end text:change-id="ct175420304"/><text:change-start text:change-id="ct175268816"/>&lt;?xml version="1.0" encoding="utf-8"?&gt;</text:p>
      <text:p text:style-name="P125">&lt;!--</text:p>
      <text:p text:style-name="P125">Interface of Information Indexing Service</text:p>
      <text:p text:style-name="P125">--&gt;</text:p>
      <text:p text:style-name="P125">&lt;wsdl:definitions name="InformationIndexing"</text:p>
      <text:p text:style-name="P125"><text:s text:c="2"/>xmlns:SOAP-ENV="http://schemas.xmlsoap.org/soap/envelope/"</text:p>
      <text:p text:style-name="P125"><text:s text:c="2"/>xmlns:SOAP-ENC="http://schemas.xmlsoap.org/soap/encoding/"</text:p>
      <text:p text:style-name="P125"><text:s text:c="2"/>xmlns:wsdl="http://schemas.xmlsoap.org/wsdl/" </text:p>
      <text:p text:style-name="P125"><text:s text:c="2"/>xmlns:xsd="http://www.w3.org/2001/XMLSchema" </text:p>
      <text:p text:style-name="P125"><text:s text:c="2"/>xmlns:soap="http://schemas.xmlsoap.org/wsdl/soap/"</text:p>
      <text:p text:style-name="P125"><text:s text:c="2"/>xmlns:wsa="http://www.w3.org/2005/08/addressing"</text:p>
      <text:p text:style-name="P125"><text:s text:c="2"/>xmlns:iis="http://www.nordugrid.org/schemas/iis/2007/06"</text:p>
      <text:p text:style-name="P125"><text:s text:c="2"/>xmlns:wsrf-bf="http://docs.oasis-open.org/wsrf/bf-2"</text:p>
      <text:p text:style-name="P125"><text:s text:c="2"/>xmlns:wsrf-rp="http://docs.oasis-open.org/wsrf/rp-2"</text:p>
      <text:p text:style-name="P125"><text:s text:c="2"/>xmlns:wsrf-rpw="http://docs.oasis-open.org/wsrf/rpw-2"</text:p>
      <text:p text:style-name="P125"><text:s text:c="2"/>xmlns:wsrf-rw="http://docs.oasis-open.org/wsrf/rw-2"</text:p>
      <text:p text:style-name="P125"><text:s text:c="2"/>targetNamespace="http://www.nordugrid.org/schemas/iis/2007/06"</text:p>
      <text:p text:style-name="P125">&gt;</text:p>
      <text:p text:style-name="P125"/>
      <text:p text:style-name="P125"><text:s text:c="4"/>&lt;wsdl:import namespace="http://docs.oasis-open.org/wsrf/rpw-2" location="http://docs.oasis-open.org/wsrf/rpw-2.wsdl"/&gt;</text:p>
      <text:p text:style-name="P125"><text:s text:c="4"/>&lt;!-- wsdl:import namespace="http://docs.oasis-open.org/wsrf/rpw-2" location="./rpw-2.wsdl"/ --&gt;</text:p>
      <text:p text:style-name="P125"/>
      <text:p text:style-name="P125"/>
      <text:p text:style-name="P125"><text:s text:c="4"/>&lt;!-- ======= Type definitions ====== --&gt;</text:p>
      <text:p text:style-name="P125"><text:s text:c="4"/>&lt;wsdl:types&gt;</text:p>
      <text:p text:style-name="P125"><text:s text:c="8"/>&lt;xsd:schema</text:p>
      <text:p text:style-name="P125"><text:s text:c="12"/>xmlns:iis="http://www.nordugrid.org/schemas/iis/2007/06"</text:p>
      <text:p text:style-name="P125"><text:s text:c="12"/>targetNamespace="http://www.nordugrid.org/schemas/iis/2007/06"</text:p>
      <text:p text:style-name="P125"><text:s text:c="12"/>attributeFormDefault="unqualified"</text:p>
      <text:p text:style-name="P125"><text:s text:c="12"/>elementFormDefault="qualified"</text:p>
      <text:p text:style-name="P125"><text:s text:c="12"/>&gt;</text:p>
      <text:p text:style-name="P125"><text:s text:c="12"/>&lt;xsd:include schemaLocation="./iis.xsd"/&gt;</text:p>
      <text:p text:style-name="P125"><text:s text:c="8"/>&lt;/xsd:schema&gt;</text:p>
      <text:p text:style-name="P125"><text:s text:c="4"/>&lt;/wsdl:types&gt;</text:p>
      <text:p text:style-name="P125"/>
      <text:p text:style-name="P125">&lt;!-- ====== Messages definitions ====== --&gt;</text:p>
      <text:p text:style-name="P125"/>
      <text:p text:style-name="P125">&lt;!-- ====== Register ====== --&gt;</text:p>
      <text:p text:style-name="P125">&lt;wsdl:message name="RegisterRequest"&gt;</text:p>
      <text:p text:style-name="P125"><text:s text:c="4"/>&lt;wsdl:part name="RegistrationMessage" <text:s/>type="iis:RegistrationMessageType"/&gt;</text:p>
      <text:p text:style-name="P125">&lt;/wsdl:message&gt;</text:p>
      <text:p text:style-name="P125"/>
      <text:p text:style-name="P125">&lt;wsdl:message name="RegisterResponse"&gt;</text:p>
      <text:p text:style-name="P125"><text:s text:c="4"/>&lt;wsdl:part name="RegisterResponse" type="iis:RegisterResponseType"/&gt;</text:p>
      <text:p text:style-name="P125">&lt;/wsdl:message&gt;</text:p>
      <text:p text:style-name="P125"/>
      <text:p text:style-name="P125">&lt;!-- ====== RemoveRegistrations ====== --&gt;</text:p>
      <text:p text:style-name="P125"/>
      <text:p text:style-name="P125">&lt;wsdl:message name="RemoveRegistrationsRequest"&gt;</text:p>
      <text:p text:style-name="P125"><text:s text:c="4"/>&lt;wsdl:part name="RegistrationEntryID" type="iis:RegistrationEntryIDListType"/&gt;</text:p>
      <text:p text:style-name="P125">&lt;/wsdl:message&gt;</text:p>
      <text:p text:style-name="P125"/>
      <text:p text:style-name="P125">&lt;wsdl:message name="RemoveRegistrationsResponse"&gt;</text:p>
      <text:p text:style-name="P125"><text:s text:c="4"/>&lt;wsdl:part name="RemoveRegistrationsResponse" type="iis:RemoveRegistrationsResponseType"/&gt;</text:p>
      <text:p text:style-name="P125">&lt;/wsdl:message&gt;</text:p>
      <text:p text:style-name="P125"/>
      <text:p text:style-name="P125">&lt;!-- ====== GetRegistrationStatuses ====== --&gt;</text:p>
      <text:p text:style-name="P125">&lt;wsdl:message name="GetRegistrationStatusesRequest"&gt;</text:p>
      <text:p text:style-name="P125"><text:s text:c="4"/>&lt;wsdl:part name="RegistrationEntryID" type="iis:RegistrationEntryIDListType"/&gt;</text:p>
      <text:p text:style-name="P125">&lt;/wsdl:message&gt;</text:p>
      <text:p text:style-name="P125"/>
      <text:p text:style-name="P125">&lt;wsdl:message name="GetRegistrationStatusesResponse"&gt;</text:p>
      <text:p text:style-name="P125"><text:s text:c="4"/>&lt;wsdl:part name="GetRegistrationStatusesResponse" type="iis:GetRegistrationStatusesResponseType"/&gt;</text:p>
      <text:p text:style-name="P125">&lt;/wsdl:message&gt;</text:p>
      <text:p text:style-name="P125"/>
      <text:p text:style-name="P125">&lt;!-- ====== GetRegistrationStatuses ====== --&gt;</text:p>
      <text:p text:style-name="P125">&lt;wsdl:message name="GetIISListRequest"/&gt;</text:p>
      <text:p text:style-name="P125"/>
      <text:p text:style-name="P125">&lt;wsdl:message name="GetIISListResponse"&gt;</text:p>
      <text:p text:style-name="P125"><text:s text:c="4"/>&lt;wsdl:part name="GetIISListResponse" type="iis:GetIISListResponseType"/&gt;</text:p>
      <text:p text:style-name="P125">&lt;/wsdl:message&gt;</text:p>
      <text:p text:style-name="P125"/>
      <text:p text:style-name="P125">&lt;!-- ====== PortType definitions ====== --&gt;</text:p>
      <text:p text:style-name="P125">&lt;wsdl:portType name="IISPortType"&gt;</text:p>
      <text:p text:style-name="P125"><text:s text:c="4"/>&lt;wsdl:operation name="Register"&gt;</text:p>
      <text:p text:style-name="P125"><text:s text:c="8"/>&lt;wsdl:input name="RegisterRequest" message="iis:RegisterRequest"/&gt;</text:p>
      <text:p text:style-name="P125"><text:s text:c="8"/>&lt;wsdl:output name="RegisterResponse" message="iis:RegisterResponse"/&gt;</text:p>
      <text:p text:style-name="P125"><text:s text:c="4"/>&lt;/wsdl:operation&gt;</text:p>
      <text:p text:style-name="P125"><text:s text:c="4"/>&lt;wsdl:operation name="RemoveRegistrations"&gt;</text:p>
      <text:p text:style-name="P125"><text:s text:c="8"/>&lt;wsdl:input name="RemoveRegistrationsRequest" message="iis:RemoveRegistrationsRequest"/&gt;</text:p>
      <text:p text:style-name="P125"><text:s text:c="8"/>&lt;wsdl:output name="RemoveRegistrationsResponse" message="iis:RemoveRegistrationsResponse"/&gt;</text:p>
      <text:p text:style-name="P125"><text:s text:c="4"/>&lt;/wsdl:operation&gt;</text:p>
      <text:p text:style-name="P125"><text:s text:c="4"/>&lt;wsdl:operation name="GetRegistrationStatuses"&gt;</text:p>
      <text:p text:style-name="P125"><text:s text:c="8"/>&lt;wsdl:input name="GetRegistrationStatusesRequest" message="iis:GetRegistrationStatusesRequest"/&gt;</text:p>
      <text:p text:style-name="P125"><text:s text:c="8"/>&lt;wsdl:output name="GetRegistrationStatusesResponse" message="iis:GetRegistrationStatusesResponse"/&gt;</text:p>
      <text:p text:style-name="P125"><text:s text:c="4"/>&lt;/wsdl:operation&gt;</text:p>
      <text:p text:style-name="P125"><text:s text:c="8"/>&lt;wsdl:operation name="GetIISList"&gt;</text:p>
      <text:p text:style-name="P125"><text:s text:c="8"/>&lt;wsdl:input name="GetIISListRequest" message="iis:GetIISListRequest"/&gt;</text:p>
      <text:p text:style-name="P125"><text:s text:c="8"/>&lt;wsdl:output name="GetIISListResponse" message="iis:GetIISListResponse"/&gt;</text:p>
      <text:p text:style-name="P125"><text:s text:c="4"/>&lt;/wsdl:operation&gt;</text:p>
      <text:p text:style-name="P125">&lt;/wsdl:portType&gt;</text:p>
      <text:p text:style-name="P125"/>
      <text:p text:style-name="P125">&lt;!-- ====== Bindings ====== --&gt;</text:p>
      <text:p text:style-name="P125"/>
      <text:p text:style-name="P125">&lt;wsdl:binding name="iis" type="iis:IISPortType"&gt;</text:p>
      <text:p text:style-name="P125"><text:s text:c="4"/>&lt;soap:binding style="document" transport="http://schemas.xmlsoap.org/soap/http"/&gt;</text:p>
      <text:p text:style-name="P125"><text:s text:c="4"/>&lt;wsdl:operation name="Register"&gt;</text:p>
      <text:p text:style-name="P125"><text:s text:c="8"/>&lt;soap:operation soapAction="Register"/&gt;</text:p>
      <text:p text:style-name="P125"><text:s text:c="8"/>&lt;wsdl:input name="RegisterRequest"&gt;</text:p>
      <text:p text:style-name="P125"><text:s text:c="12"/>&lt;soap:body use="literal"/&gt;</text:p>
      <text:p text:style-name="P125"><text:s text:c="8"/>&lt;/wsdl:input&gt;</text:p>
      <text:p text:style-name="P125"><text:s text:c="8"/>&lt;wsdl:output name="RegisterResponse"&gt;</text:p>
      <text:p text:style-name="P125"><text:s text:c="12"/>&lt;soap:body use="literal"/&gt;</text:p>
      <text:p text:style-name="P125"><text:s text:c="8"/>&lt;/wsdl:output&gt;</text:p>
      <text:p text:style-name="P125"><text:s text:c="4"/>&lt;/wsdl:operation&gt;</text:p>
      <text:p text:style-name="P125"><text:s text:c="4"/>&lt;wsdl:operation name="RemoveRegistrations"&gt;</text:p>
      <text:p text:style-name="P125"><text:s text:c="8"/>&lt;soap:operation soapAction="RemoveRegistrations"/&gt;</text:p>
      <text:p text:style-name="P125"><text:s text:c="8"/>&lt;wsdl:input name="RemoveRegistrationsRequest"&gt;</text:p>
      <text:p text:style-name="P125"><text:s text:c="12"/>&lt;soap:body use="literal"/&gt;</text:p>
      <text:p text:style-name="P125"><text:s text:c="8"/>&lt;/wsdl:input&gt;</text:p>
      <text:p text:style-name="P125"><text:s text:c="8"/>&lt;wsdl:output name="RemoveRegistrationsResponse"&gt;</text:p>
      <text:p text:style-name="P125"><text:s text:c="12"/>&lt;soap:body use="literal"/&gt;</text:p>
      <text:p text:style-name="P125"><text:s text:c="8"/>&lt;/wsdl:output&gt;</text:p>
      <text:p text:style-name="P125"><text:s text:c="4"/>&lt;/wsdl:operation&gt;</text:p>
      <text:p text:style-name="P125"><text:s text:c="4"/>&lt;wsdl:operation name="GetRegistrationStatuses"&gt;</text:p>
      <text:p text:style-name="P125"><text:s text:c="8"/>&lt;soap:operation soapAction="GetRegistrationStatuses"/&gt;</text:p>
      <text:p text:style-name="P125"><text:s text:c="8"/>&lt;wsdl:input name="GetRegistrationStatusesRequest"&gt;</text:p>
      <text:p text:style-name="P125"><text:s text:c="12"/>&lt;soap:body use="literal"/&gt;</text:p>
      <text:p text:style-name="P125"><text:s text:c="8"/>&lt;/wsdl:input&gt;</text:p>
      <text:p text:style-name="P125"><text:s text:c="8"/>&lt;wsdl:output name="GetRegistrationStatusesResponse"&gt;</text:p>
      <text:p text:style-name="P125"><text:s text:c="12"/>&lt;soap:body use="literal"/&gt;</text:p>
      <text:p text:style-name="P125"><text:s text:c="8"/>&lt;/wsdl:output&gt;</text:p>
      <text:p text:style-name="P125"><text:s text:c="4"/>&lt;/wsdl:operation&gt;</text:p>
      <text:p text:style-name="P125"><text:s text:c="4"/>&lt;wsdl:operation name="GetIISList"&gt;</text:p>
      <text:p text:style-name="P125"><text:s text:c="8"/>&lt;soap:operation soapAction="GetIISList"/&gt;</text:p>
      <text:p text:style-name="P125"><text:s text:c="8"/>&lt;wsdl:input name="GetIISListRequest"&gt;</text:p>
      <text:p text:style-name="P125"><text:s text:c="12"/>&lt;soap:body use="literal"/&gt;</text:p>
      <text:p text:style-name="P125"><text:s text:c="8"/>&lt;/wsdl:input&gt;</text:p>
      <text:p text:style-name="P125"><text:s text:c="8"/>&lt;wsdl:output name="GetIISListResponse"&gt;</text:p>
      <text:p text:style-name="P125"><text:s text:c="12"/>&lt;soap:body use="literal"/&gt;</text:p>
      <text:p text:style-name="P125"><text:s text:c="8"/>&lt;/wsdl:output&gt;</text:p>
      <text:p text:style-name="P125"><text:s text:c="4"/>&lt;/wsdl:operation&gt;</text:p>
      <text:p text:style-name="P125">&lt;/wsdl:binding&gt;</text:p>
      <text:p text:style-name="P125"/>
      <text:p text:style-name="P125">&lt;wsdl:binding name="GetResourcePropertyDocument" type="wsrf-rpw:GetResourcePropertyDocument"&gt;</text:p>
      <text:p text:style-name="P125"><text:s text:c="4"/>&lt;soap:binding style="document" transport="http://schemas.xmlsoap.org/soap/http"/&gt;</text:p>
      <text:p text:style-name="P125"><text:s text:c="4"/>&lt;wsdl:operation name="GetResourcePropertyDocument"&gt;</text:p>
      <text:p text:style-name="P125"><text:s text:c="7"/>&lt;soap:operation soapAction="GetResourcePropertyDocument"/&gt;</text:p>
      <text:p text:style-name="P125"><text:s text:c="7"/>&lt;wsdl:input name="GetResourcePropertyDocumentRequest"&gt;</text:p>
      <text:p text:style-name="P125"><text:s text:c="9"/>&lt;soap:body use="literal"/&gt;</text:p>
      <text:p text:style-name="P125"><text:s text:c="8"/>&lt;/wsdl:input&gt;</text:p>
      <text:p text:style-name="P125"><text:s text:c="8"/>&lt;wsdl:output name="GetResourcePropertyDocumentResponse"&gt;</text:p>
      <text:p text:style-name="P125"><text:s text:c="12"/>&lt;soap:body use="literal"/&gt;</text:p>
      <text:p text:style-name="P125"><text:s text:c="8"/>&lt;/wsdl:output&gt;</text:p>
      <text:p text:style-name="P125"><text:s text:c="8"/>&lt;wsdl:fault name="ResourceUnknownFault"&gt;</text:p>
      <text:p text:style-name="P125"><text:s text:c="12"/>&lt;soap:fault name="ResourceUnknownFault" use="literal"/&gt;</text:p>
      <text:p text:style-name="P125"><text:s text:c="8"/>&lt;/wsdl:fault&gt;</text:p>
      <text:p text:style-name="P125"><text:s text:c="8"/>&lt;wsdl:fault name="ResourceUnavailableFault"&gt;</text:p>
      <text:p text:style-name="P125"><text:s text:c="12"/>&lt;soap:fault name="ResourceUnavailableFault" use="literal"/&gt;</text:p>
      <text:p text:style-name="P125"><text:s text:c="8"/>&lt;/wsdl:fault&gt;</text:p>
      <text:p text:style-name="P125"><text:s text:c="4"/>&lt;/wsdl:operation&gt;</text:p>
      <text:p text:style-name="P125">&lt;/wsdl:binding&gt;</text:p>
      <text:p text:style-name="P125"/>
      <text:p text:style-name="P125">&lt;wsdl:binding name="GetResourceProperty" type="wsrf-rpw:GetResourceProperty"&gt;</text:p>
      <text:p text:style-name="P125"><text:s text:c="4"/>&lt;soap:binding style="document" transport="http://schemas.xmlsoap.org/soap/http"/&gt;</text:p>
      <text:p text:style-name="P125"><text:s text:c="4"/>&lt;wsdl:operation name="GetResourceProperty"&gt;</text:p>
      <text:p text:style-name="P125"><text:s text:c="8"/>&lt;soap:operation soapAction="GetResourceProperty"/&gt;</text:p>
      <text:p text:style-name="P125"><text:s text:c="8"/>&lt;wsdl:input name="GetResourcePropertyRequest"&gt;</text:p>
      <text:p text:style-name="P125"><text:s text:c="12"/>&lt;soap:body use="literal"/&gt;</text:p>
      <text:p text:style-name="P125"><text:s text:c="8"/>&lt;/wsdl:input&gt;</text:p>
      <text:p text:style-name="P125"><text:s text:c="8"/>&lt;wsdl:output name="GetResourcePropertyResponse"&gt;</text:p>
      <text:p text:style-name="P125"><text:s text:c="12"/>&lt;soap:body use="literal"/&gt;</text:p>
      <text:p text:style-name="P125"><text:s text:c="8"/>&lt;/wsdl:output&gt;</text:p>
      <text:p text:style-name="P125"><text:s text:c="8"/>&lt;wsdl:fault name="ResourceUnknownFault"&gt;</text:p>
      <text:p text:style-name="P125"><text:s text:c="12"/>&lt;soap:fault name="ResourceUnknownFault" use="literal"/&gt;</text:p>
      <text:p text:style-name="P125"><text:s text:c="8"/>&lt;/wsdl:fault&gt;</text:p>
      <text:p text:style-name="P125"><text:s text:c="8"/>&lt;wsdl:fault name="ResourceUnavailableFault"&gt;</text:p>
      <text:p text:style-name="P125"><text:s text:c="12"/>&lt;soap:fault name="ResourceUnavailableFault" use="literal"/&gt;</text:p>
      <text:p text:style-name="P125"><text:s text:c="8"/>&lt;/wsdl:fault&gt;</text:p>
      <text:p text:style-name="P125"><text:s text:c="8"/>&lt;wsdl:fault name="InvalidResourcePropertyQNameFault"&gt;</text:p>
      <text:p text:style-name="P125"><text:s text:c="12"/>&lt;soap:fault name="InvalidResourcePropertyQNameFault" use="literal"/&gt;</text:p>
      <text:p text:style-name="P125"><text:s text:c="8"/>&lt;/wsdl:fault&gt;</text:p>
      <text:p text:style-name="P125"><text:s text:c="4"/>&lt;/wsdl:operation&gt;</text:p>
      <text:p text:style-name="P125">&lt;/wsdl:binding&gt;</text:p>
      <text:p text:style-name="P125"/>
      <text:p text:style-name="P125">&lt;wsdl:binding name="QueryResourceProperties" type="wsrf-rpw:QueryResourceProperties"&gt;</text:p>
      <text:p text:style-name="P125"><text:s text:c="4"/>&lt;soap:binding style="document" transport="http://schemas.xmlsoap.org/soap/http"/&gt;</text:p>
      <text:p text:style-name="P125"><text:s text:c="4"/>&lt;wsdl:operation name="QueryResourceProperties"&gt;</text:p>
      <text:p text:style-name="P125"><text:s text:c="8"/>&lt;soap:operation soapAction="QueryResourceProperties"/&gt;</text:p>
      <text:p text:style-name="P125"><text:s text:c="8"/>&lt;wsdl:input name="QueryResourcePropertiesRequest"&gt;</text:p>
      <text:p text:style-name="P125"><text:s text:c="12"/>&lt;soap:body use="literal"/&gt;</text:p>
      <text:p text:style-name="P125"><text:s text:c="8"/>&lt;/wsdl:input&gt;</text:p>
      <text:p text:style-name="P125"><text:s text:c="8"/>&lt;wsdl:output name="QueryResourcePropertiesResponse"&gt;</text:p>
      <text:p text:style-name="P125"><text:s text:c="12"/>&lt;soap:body use="literal"/&gt;</text:p>
      <text:p text:style-name="P125"><text:s text:c="8"/>&lt;/wsdl:output&gt;</text:p>
      <text:p text:style-name="P125"><text:s text:c="8"/>&lt;wsdl:fault name="ResourceUnknownFault"&gt;</text:p>
      <text:p text:style-name="P125"><text:s text:c="12"/>&lt;soap:fault name="ResourceUnknownFault" use="literal"/&gt;</text:p>
      <text:p text:style-name="P125"><text:s text:c="8"/>&lt;/wsdl:fault&gt;</text:p>
      <text:p text:style-name="P125"><text:s text:c="8"/>&lt;wsdl:fault name="ResourceUnavailableFault"&gt;</text:p>
      <text:p text:style-name="P125"><text:s text:c="12"/>&lt;soap:fault name="ResourceUnavailableFault" use="literal"/&gt;</text:p>
      <text:p text:style-name="P125"><text:s text:c="8"/>&lt;/wsdl:fault&gt;</text:p>
      <text:p text:style-name="P125"><text:s text:c="8"/>&lt;wsdl:fault name="InvalidResourcePropertyQNameFault"&gt;</text:p>
      <text:p text:style-name="P125"><text:s text:c="12"/>&lt;soap:fault name="InvalidResourcePropertyQNameFault" use="literal"/&gt;</text:p>
      <text:p text:style-name="P125"><text:s text:c="8"/>&lt;/wsdl:fault&gt;</text:p>
      <text:p text:style-name="P125"><text:s text:c="8"/>&lt;wsdl:fault name="UnknownQueryExpressionDialectFault"&gt;</text:p>
      <text:p text:style-name="P125"><text:s text:c="12"/>&lt;soap:fault name="UnknownQueryExpressionDialectFault" use="literal"/&gt;</text:p>
      <text:p text:style-name="P125"><text:s text:c="8"/>&lt;/wsdl:fault&gt;</text:p>
      <text:p text:style-name="P125"><text:s text:c="8"/>&lt;wsdl:fault name="InvalidQueryExpressionFault"&gt;</text:p>
      <text:p text:style-name="P125"><text:s text:c="12"/>&lt;soap:fault name="InvalidQueryExpressionFault" use="literal"/&gt;</text:p>
      <text:p text:style-name="P125"><text:s text:c="8"/>&lt;/wsdl:fault&gt;</text:p>
      <text:p text:style-name="P125"><text:s text:c="8"/>&lt;wsdl:fault name="QueryEvaluationErrorFault"&gt;</text:p>
      <text:p text:style-name="P125"><text:s text:c="12"/>&lt;soap:fault name="QueryEvaluationErrorFault" use="literal"/&gt;</text:p>
      <text:p text:style-name="P125"><text:s text:c="8"/>&lt;/wsdl:fault&gt;</text:p>
      <text:p text:style-name="P125"><text:s text:c="4"/>&lt;/wsdl:operation&gt;</text:p>
      <text:p text:style-name="P125">&lt;/wsdl:binding&gt;</text:p>
      <text:p text:style-name="P125"/>
      <text:p text:style-name="P125">&lt;!-- ====== Service definition ====== --&gt;</text:p>
      <text:p text:style-name="P125">&lt;wsdl:service name="iis"&gt;</text:p>
      <text:p text:style-name="P125"><text:s text:c="4"/>&lt;wsdl:port name="GetResourcePropertyDocument" binding="iis:GetResourcePropertyDocument"&gt;</text:p>
      <text:p text:style-name="P125"><text:s text:c="4"/><text:tab/>&lt;soap:address location="mailto:test@test.com"/&gt;</text:p>
      <text:p text:style-name="P125"><text:s text:c="4"/>&lt;/wsdl:port&gt;</text:p>
      <text:p text:style-name="P125"><text:s text:c="4"/>&lt;wsdl:port name="GetResourceProperty" binding="iis:GetResourceProperty"&gt;</text:p>
      <text:p text:style-name="P125"><text:s text:c="4"/><text:tab/>&lt;soap:address location="mailto:test@test.com"/&gt;</text:p>
      <text:p text:style-name="P125"><text:s text:c="4"/>&lt;/wsdl:port&gt;</text:p>
      <text:p text:style-name="P125"><text:s text:c="4"/>&lt;wsdl:port name="QueryResourceProperties" binding="iis:QueryResourceProperties"&gt;</text:p>
      <text:p text:style-name="P125"><text:s text:c="4"/><text:tab/>&lt;soap:address location="mailto:test@test.com"/&gt;</text:p>
      <text:p text:style-name="P125"><text:s text:c="4"/>&lt;/wsdl:port&gt;</text:p>
      <text:p text:style-name="P125"><text:s text:c="4"/>&lt;wsdl:port name="iis" binding="iis:iis"&gt;</text:p>
      <text:p text:style-name="P125"><text:s text:c="4"/><text:tab/>&lt;soap:address location="mailto:test@test.com"/&gt;</text:p>
      <text:p text:style-name="P125"><text:s text:c="4"/>&lt;/wsdl:port&gt;</text:p>
      <text:p text:style-name="P125">&lt;/wsdl:service&gt;</text:p>
      <text:p text:style-name="P125"/>
      <text:p text:style-name="P125">&lt;/wsdl:definitions&gt;<text:change-end text:change-id="ct175268816"/></text:p>
      <text:p text:style-name="P29"/>
      <text:list text:style-name="WW8Num41" text:continue-numbering="true">
        <text:list-item>
          <text:h text:style-name="P117" text:outline-level="1"><text:s/>Normative Delegation WSDL</text:h>
        </text:list-item>
      </text:list>
      <text:p text:style-name="P56">This WSDL defines port-type which allows services implementing to accept delegated credentials from clients.</text:p>
      <text:p text:style-name="P30">&lt;?xml version="1.0" encoding="UTF-8"?&gt;</text:p>
      <text:p text:style-name="P30">&lt;wsdl:definitions targetNamespace="http://www.nordugrid.org/schemas/delegation"</text:p>
      <text:p text:style-name="P30"><text:s/>xmlns:SOAP-ENV="http://schemas.xmlsoap.org/soap/envelope/"</text:p>
      <text:p text:style-name="P30"><text:s/>xmlns:SOAP-ENC="http://schemas.xmlsoap.org/soap/encoding/"</text:p>
      <text:p text:style-name="P30"><text:s/>xmlns:xsi="http://www.w3.org/2001/XMLSchema-instance"</text:p>
      <text:p text:style-name="P30"><text:s/>xmlns:xsd="http://www.w3.org/2001/XMLSchema"</text:p>
      <text:p text:style-name="P30"><text:s/>xmlns:soap="http://schemas.xmlsoap.org/wsdl/soap/"</text:p>
      <text:p text:style-name="P30"><text:s/>xmlns:wsdl="http://schemas.xmlsoap.org/wsdl/"</text:p>
      <text:p text:style-name="P30"><text:s/>xmlns:wsa="http://www.w3.org/2005/08/addressing"</text:p>
      <text:p text:style-name="P30"><text:s/>xmlns:deleg="http://www.nordugrid.org/schemas/delegation"&gt;</text:p>
      <text:p text:style-name="P30"/>
      <text:p text:style-name="P30"><text:s text:c="2"/>&lt;wsdl:types&gt;</text:p>
      <text:p text:style-name="P30"><text:s text:c="4"/>&lt;xsd:schema targetNamespace="http://www.nordugrid.org/schemas/delegation"&gt;</text:p>
      <text:p text:style-name="P30"/>
      <text:p text:style-name="P30"><text:s text:c="6"/>&lt;!-- Common types --&gt;</text:p>
      <text:p text:style-name="P30"/>
      <text:p text:style-name="P30"><text:s text:c="6"/>&lt;xsd:simpleType name="TokenFormatType"&gt;</text:p>
      <text:p text:style-name="P30"><text:s text:c="8"/>&lt;xsd:restriction base="xsd:string"&gt;</text:p>
      <text:p text:style-name="P30"><text:s text:c="10"/>&lt;xsd:enumeration value="x509"/&gt;</text:p>
      <text:p text:style-name="P30"><text:s text:c="8"/>&lt;/xsd:restriction&gt;</text:p>
      <text:p text:style-name="P30"><text:s text:c="6"/>&lt;/xsd:simpleType&gt;</text:p>
      <text:p text:style-name="P30"/>
      <text:p text:style-name="P30"><text:s text:c="6"/>&lt;xsd:complexType name="ReferenceType"&gt;</text:p>
      <text:p text:style-name="P30"><text:s text:c="8"/>&lt;xsd:sequence&gt;</text:p>
      <text:p text:style-name="P30"><text:s text:c="10"/>&lt;xsd:any namespace="##other" processContents="lax" minOccurs="0" maxOccurs="unbounded"/&gt;</text:p>
      <text:p text:style-name="P30"><text:s text:c="8"/>&lt;/xsd:sequence&gt;</text:p>
      <text:p text:style-name="P30"><text:s text:c="6"/>&lt;/xsd:complexType&gt;</text:p>
      <text:p text:style-name="P30"/>
      <text:p text:style-name="P30"><text:s text:c="6"/>&lt;xsd:complexType name="DelegatedTokenType"&gt;</text:p>
      <text:p text:style-name="P30"><text:s text:c="8"/>&lt;xsd:sequence&gt;</text:p>
      <text:p text:style-name="P30"><text:s text:c="10"/>&lt;xsd:element name="Id" type="xsd:string"/&gt;</text:p>
      <text:p text:style-name="P30"><text:s text:c="10"/>&lt;xsd:element name="Value" type="xsd:string"/&gt;</text:p>
      <text:p text:style-name="P30"><text:s text:c="10"/>&lt;xsd:element name="Reference" type="deleg:ReferenceType" minOccurs="0" maxOccurs="unbounded"/&gt;</text:p>
      <text:p text:style-name="P30"><text:s text:c="8"/>&lt;/xsd:sequence&gt;</text:p>
      <text:p text:style-name="P30"><text:s text:c="8"/>&lt;xsd:attribute name="Format" type="deleg:TokenFormatType" use="required"/&gt;</text:p>
      <text:p text:style-name="P30"><text:s text:c="6"/>&lt;/xsd:complexType&gt;</text:p>
      <text:p text:style-name="P30"/>
      <text:p text:style-name="P30"><text:s text:c="6"/>&lt;xsd:complexType name="TokenRequestType"&gt;</text:p>
      <text:p text:style-name="P30"><text:s text:c="8"/>&lt;xsd:sequence&gt;</text:p>
      <text:p text:style-name="P30"><text:s text:c="10"/>&lt;xsd:element name="Id" type="xsd:string"/&gt;</text:p>
      <text:p text:style-name="P30"><text:s text:c="10"/>&lt;xsd:element name="Value" type="xsd:string"/&gt;</text:p>
      <text:p text:style-name="P30"><text:s text:c="8"/>&lt;/xsd:sequence&gt;</text:p>
      <text:p text:style-name="P30"><text:s text:c="8"/>&lt;xsd:attribute name="Format" type="deleg:TokenFormatType" use="required"/&gt;</text:p>
      <text:p text:style-name="P30"><text:s text:c="6"/>&lt;/xsd:complexType&gt;</text:p>
      <text:p text:style-name="P30"/>
      <text:p text:style-name="P30"><text:s text:c="6"/>&lt;!-- Types for messages --&gt;</text:p>
      <text:p text:style-name="P30"/>
      <text:p text:style-name="P30"><text:s text:c="6"/>&lt;xsd:complexType name="DelegateCredentialsInitRequestType"&gt;</text:p>
      <text:p text:style-name="P30"><text:s text:c="8"/>&lt;xsd:sequence&gt;</text:p>
      <text:p text:style-name="P30"><text:s text:c="8"/>&lt;/xsd:sequence&gt;</text:p>
      <text:p text:style-name="P30"><text:s text:c="6"/>&lt;/xsd:complexType&gt;</text:p>
      <text:p text:style-name="P30"><text:s text:c="6"/>&lt;xsd:element name="DelegateCredentialsInit" type="deleg:DelegateCredentialsInitRequestType"/&gt;</text:p>
      <text:p text:style-name="P30"/>
      <text:p text:style-name="P30"><text:s text:c="6"/>&lt;xsd:complexType name="DelegateCredentialsInitResponseType"&gt;</text:p>
      <text:p text:style-name="P30"><text:s text:c="8"/>&lt;xsd:sequence&gt;</text:p>
      <text:p text:style-name="P30"><text:s text:c="10"/>&lt;xsd:element name="TokenRequest" type="deleg:TokenRequestType"/&gt;</text:p>
      <text:p text:style-name="P30"><text:s text:c="8"/>&lt;/xsd:sequence&gt;</text:p>
      <text:p text:style-name="P30"><text:s text:c="6"/>&lt;/xsd:complexType&gt;</text:p>
      <text:p text:style-name="P30"><text:s text:c="6"/>&lt;xsd:element name="DelegateCredentialsInitResponse" type="deleg:DelegateCredentialsInitResponseType"/&gt;</text:p>
      <text:p text:style-name="P30"/>
      <text:p text:style-name="P30"><text:s text:c="6"/>&lt;xsd:complexType name="UpdateCredentialsRequestType"&gt;</text:p>
      <text:p text:style-name="P30"><text:s text:c="8"/>&lt;xsd:sequence&gt;</text:p>
      <text:p text:style-name="P30"><text:s text:c="10"/>&lt;xsd:element name="DelegatedToken" type="deleg:DelegatedTokenType"/&gt;</text:p>
      <text:p text:style-name="P30"><text:s text:c="8"/>&lt;/xsd:sequence&gt;</text:p>
      <text:p text:style-name="P30"><text:s text:c="6"/>&lt;/xsd:complexType&gt;</text:p>
      <text:p text:style-name="P30"><text:s text:c="6"/>&lt;xsd:element name="UpdateCredentials" type="deleg:UpdateCredentialsRequestType"/&gt;</text:p>
      <text:p text:style-name="P30"/>
      <text:p text:style-name="P30"><text:s text:c="6"/>&lt;xsd:complexType name="UpdateCredentialsResponseType"&gt;</text:p>
      <text:p text:style-name="P30"><text:s text:c="8"/>&lt;xsd:sequence&gt;</text:p>
      <text:p text:style-name="P30"><text:s text:c="8"/>&lt;/xsd:sequence&gt;</text:p>
      <text:p text:style-name="P30"><text:s text:c="6"/>&lt;/xsd:complexType&gt;</text:p>
      <text:p text:style-name="P30"><text:s text:c="6"/>&lt;xsd:element name="UpdateCredentialsResponse" type="deleg:UpdateCredentialsResponseType"/&gt;</text:p>
      <text:p text:style-name="P30"/>
      <text:p text:style-name="P30"><text:s text:c="6"/>&lt;!-- Faults --&gt;</text:p>
      <text:p text:style-name="P30"/>
      <text:p text:style-name="P30"><text:s text:c="6"/>&lt;xsd:complexType name="UnsupportedFaultType"&gt;</text:p>
      <text:p text:style-name="P30"><text:s text:c="8"/>&lt;xsd:sequence&gt;</text:p>
      <text:p text:style-name="P30"><text:s text:c="10"/>&lt;xsd:element name="Description" type="xsd:string" minOccurs="0"/&gt;</text:p>
      <text:p text:style-name="P30"><text:s text:c="8"/>&lt;/xsd:sequence&gt;</text:p>
      <text:p text:style-name="P30"><text:s text:c="6"/>&lt;/xsd:complexType&gt;</text:p>
      <text:p text:style-name="P30"><text:s text:c="6"/>&lt;xsd:element name="UnsupportedFault" type="deleg:UnsupportedFaultType"/&gt;</text:p>
      <text:p text:style-name="P30"/>
      <text:p text:style-name="P30"><text:s text:c="6"/>&lt;xsd:complexType name="ProcessingFaultType"&gt;</text:p>
      <text:p text:style-name="P30"><text:s text:c="8"/>&lt;xsd:sequence&gt;</text:p>
      <text:p text:style-name="P30"><text:s text:c="10"/>&lt;xsd:element name="Description" type="xsd:string" minOccurs="0"/&gt;</text:p>
      <text:p text:style-name="P30"><text:s text:c="8"/>&lt;/xsd:sequence&gt;</text:p>
      <text:p text:style-name="P30"><text:s text:c="6"/>&lt;/xsd:complexType&gt;</text:p>
      <text:p text:style-name="P30"><text:s text:c="6"/>&lt;xsd:element name="ProcessingFault" type="deleg:ProcessingFaultType"/&gt;</text:p>
      <text:p text:style-name="P30"/>
      <text:p text:style-name="P30"><text:s text:c="4"/>&lt;/xsd:schema&gt;</text:p>
      <text:p text:style-name="P30"><text:s text:c="2"/>&lt;/wsdl:types&gt;</text:p>
      <text:p text:style-name="P30"/>
      <text:p text:style-name="P30"><text:s text:c="2"/>&lt;wsdl:message name="DelegateCredentialsInitRequest"&gt;</text:p>
      <text:p text:style-name="P30"><text:s text:c="4"/>&lt;wsdl:part name="DelegateCredentialsInitRequest" element="deleg:DelegateCredentialsInit"/&gt;</text:p>
      <text:p text:style-name="P30"><text:s text:c="2"/>&lt;/wsdl:message&gt;</text:p>
      <text:p text:style-name="P30"/>
      <text:p text:style-name="P30"><text:s text:c="2"/>&lt;wsdl:message name="DelegateCredentialsInitResponse"&gt;</text:p>
      <text:p text:style-name="P30"><text:s text:c="4"/>&lt;wsdl:part name="DelegateCredentialsInitResponse" element="deleg:DelegateCredentialsInitResponse"/&gt;</text:p>
      <text:p text:style-name="P30"><text:s text:c="2"/>&lt;/wsdl:message&gt;</text:p>
      <text:p text:style-name="P30"/>
      <text:p text:style-name="P30"><text:s text:c="2"/>&lt;wsdl:message name="UpdateCredentialsRequest"&gt;</text:p>
      <text:p text:style-name="P30"><text:s text:c="4"/>&lt;wsdl:part name="UpdateCredentialsRequest" element="deleg:UpdateCredentials"/&gt;</text:p>
      <text:p text:style-name="P30"><text:s text:c="2"/>&lt;/wsdl:message&gt;</text:p>
      <text:p text:style-name="P30"/>
      <text:p text:style-name="P30"><text:s text:c="2"/>&lt;wsdl:message name="UpdateCredentialsResponse"&gt;</text:p>
      <text:p text:style-name="P30"><text:s text:c="4"/>&lt;wsdl:part name="UpdateCredentialsResponse" element="deleg:UpdateCredentialsResponse"/&gt;</text:p>
      <text:p text:style-name="P30"><text:s text:c="2"/>&lt;/wsdl:message&gt;</text:p>
      <text:p text:style-name="P30"/>
      <text:p text:style-name="P30"><text:s text:c="2"/>&lt;wsdl:message name="UnsupportedFault"&gt;</text:p>
      <text:p text:style-name="P30"><text:s text:c="4"/>&lt;wsdl:part name="Detail" element="deleg:UnsupportedFault"/&gt;</text:p>
      <text:p text:style-name="P30"><text:s text:c="2"/>&lt;/wsdl:message&gt;</text:p>
      <text:p text:style-name="P30"/>
      <text:p text:style-name="P30"><text:s text:c="2"/>&lt;wsdl:message name="ProcessingFault"&gt;</text:p>
      <text:p text:style-name="P30"><text:s text:c="4"/>&lt;wsdl:part name="Detail" element="deleg:ProcessingFault"/&gt;</text:p>
      <text:p text:style-name="P30"><text:s text:c="2"/>&lt;/wsdl:message&gt;</text:p>
      <text:p text:style-name="P30"/>
      <text:p text:style-name="P30"><text:s text:c="2"/>&lt;wsdl:portType name="DelegationPortType"&gt;</text:p>
      <text:p text:style-name="P30"/>
      <text:p text:style-name="P30"><text:s text:c="3"/>&lt;wsdl:operation name="DelegateCredentialsInit"&gt;</text:p>
      <text:p text:style-name="P30"><text:s text:c="6"/>&lt;wsdl:documentation&gt;</text:p>
      <text:p text:style-name="P30"><text:s text:c="6"/>&lt;/wsdl:documentation&gt;</text:p>
      <text:p text:style-name="P30"><text:s text:c="6"/>&lt;wsdl:input name="DelegateCredentialsInitRequest"</text:p>
      <text:p text:style-name="P30"><text:s text:c="8"/>message="deleg:DelegateCredentialsInitRequest"/&gt;</text:p>
      <text:p text:style-name="P30"><text:s text:c="6"/>&lt;wsdl:output name="DelegateCredentialsInitResponse"</text:p>
      <text:p text:style-name="P30"><text:s text:c="8"/>message="deleg:DelegateCredentialsInitResponse"/&gt;</text:p>
      <text:p text:style-name="P30"><text:s text:c="6"/>&lt;wsdl:fault name="UnsupportedFault"</text:p>
      <text:p text:style-name="P30"><text:s text:c="8"/>message="deleg:UnsupportedFault"/&gt;</text:p>
      <text:p text:style-name="P30"><text:s text:c="6"/>&lt;wsdl:fault name="ProcessingFault"</text:p>
      <text:p text:style-name="P30"><text:s text:c="8"/>message="deleg:ProcessingFault"/&gt;</text:p>
      <text:p text:style-name="P30"><text:s text:c="4"/>&lt;/wsdl:operation&gt;</text:p>
      <text:p text:style-name="P30"/>
      <text:p text:style-name="P30"><text:s text:c="3"/>&lt;wsdl:operation name="UpdateCredentials"&gt;</text:p>
      <text:p text:style-name="P30"><text:s text:c="6"/>&lt;wsdl:documentation&gt;</text:p>
      <text:p text:style-name="P30"><text:s text:c="6"/>&lt;/wsdl:documentation&gt;</text:p>
      <text:p text:style-name="P30"><text:s text:c="6"/>&lt;wsdl:input name="UpdateCredentialsRequest"</text:p>
      <text:p text:style-name="P30"><text:s text:c="8"/>message="deleg:UpdateCredentialsRequest"/&gt;</text:p>
      <text:p text:style-name="P30"><text:s text:c="6"/>&lt;wsdl:output name="UpdateCredentialsResponse"</text:p>
      <text:p text:style-name="P30"><text:s text:c="8"/>message="deleg:UpdateCredentialsResponse"/&gt;</text:p>
      <text:p text:style-name="P30"><text:s text:c="6"/>&lt;wsdl:fault name="UnsupportedFault"</text:p>
      <text:p text:style-name="P30"><text:s text:c="8"/>message="deleg:UnsupportedFault"/&gt;</text:p>
      <text:p text:style-name="P30"><text:s text:c="6"/>&lt;wsdl:fault name="ProcessingFault"</text:p>
      <text:p text:style-name="P30"><text:s text:c="8"/>message="deleg:ProcessingFault"/&gt;</text:p>
      <text:p text:style-name="P30"><text:s text:c="4"/>&lt;/wsdl:operation&gt;</text:p>
      <text:p text:style-name="P30"/>
      <text:p text:style-name="P30"><text:s text:c="2"/>&lt;/wsdl:portType&gt;</text:p>
      <text:p text:style-name="P30"/>
      <text:p text:style-name="P30"><text:s text:c="2"/>&lt;wsdl:binding name="DelegationBinding" type="deleg:DelegationPortType"&gt;</text:p>
      <text:p text:style-name="P30"/>
      <text:p text:style-name="P30"><text:s text:c="4"/>&lt;soap:binding style="document" transport="http://schemas.xmlsoap.org/soap/http"/&gt;</text:p>
      <text:p text:style-name="P30"/>
      <text:p text:style-name="P30"><text:s text:c="4"/>&lt;wsdl:operation name="DelegateCredentialsInit"&gt;</text:p>
      <text:p text:style-name="P30"><text:s text:c="6"/>&lt;soap:operation soapAction="DelegateCredentialsInit"/&gt;</text:p>
      <text:p text:style-name="P30"><text:s text:c="6"/>&lt;wsdl:input name="DelegateCredentialsInitRequest"&gt;</text:p>
      <text:p text:style-name="P30"><text:s text:c="9"/>&lt;soap:body use="literal"/&gt;</text:p>
      <text:p text:style-name="P30"><text:s text:c="6"/>&lt;/wsdl:input&gt;</text:p>
      <text:p text:style-name="P30"><text:s text:c="6"/>&lt;wsdl:output name="DelegateCredentialsInitResponse"&gt;</text:p>
      <text:p text:style-name="P30"><text:s text:c="9"/>&lt;soap:body use="literal"/&gt;</text:p>
      <text:p text:style-name="P30"><text:s text:c="6"/>&lt;/wsdl:output&gt;</text:p>
      <text:p text:style-name="P30"><text:s text:c="4"/>&lt;/wsdl:operation&gt;</text:p>
      <text:p text:style-name="P30"/>
      <text:p text:style-name="P30"><text:s text:c="4"/>&lt;wsdl:operation name="UpdateCredentials"&gt;</text:p>
      <text:p text:style-name="P30"><text:s text:c="6"/>&lt;soap:operation soapAction="UpdateCredentials"/&gt;</text:p>
      <text:p text:style-name="P30"><text:s text:c="6"/>&lt;wsdl:input name="UpdateCredentialsRequest"&gt;</text:p>
      <text:p text:style-name="P30"><text:s text:c="8"/>&lt;soap:body use="literal"/&gt;</text:p>
      <text:p text:style-name="P30"><text:s text:c="6"/>&lt;/wsdl:input&gt;</text:p>
      <text:p text:style-name="P30"><text:s text:c="6"/>&lt;wsdl:output name="UpdateCredentialsResponse"&gt;</text:p>
      <text:p text:style-name="P30"><text:s text:c="8"/>&lt;soap:body use="literal"/&gt;</text:p>
      <text:p text:style-name="P30"><text:s text:c="6"/>&lt;/wsdl:output&gt;</text:p>
      <text:p text:style-name="P30"><text:s text:c="4"/>&lt;/wsdl:operation&gt;</text:p>
      <text:p text:style-name="P30"/>
      <text:p text:style-name="P30"><text:s text:c="2"/>&lt;/wsdl:binding&gt;</text:p>
      <text:p text:style-name="P30"/>
      <text:p text:style-name="P30">&lt;/wsdl:definitions&gt;</text:p>
      <text:list text:style-name="WW8Num41" text:continue-numbering="true">
        <text:list-item>
          <text:h text:style-name="P120" text:outline-level="1"><text:s/>Normative A-REX WSDL</text:h>
        </text:list-item>
      </text:list>
      <text:p text:style-name="P29">This WSDL also refers to OGSA BES interface and WS-Resource Properties and integrates their port-types. </text:p>
      <text:p text:style-name="P6">&lt;?xml version="1.0" encoding="UTF-8"?&gt;</text:p>
      <text:p text:style-name="P6">&lt;wsdl:definitions targetNamespace="http://www.nordugrid.org/schemas/a-rex"</text:p>
      <text:p text:style-name="P6"><text:s/>xmlns:SOAP-ENV="http://schemas.xmlsoap.org/soap/envelope/"</text:p>
      <text:p text:style-name="P6"><text:s/>xmlns:SOAP-ENC="http://schemas.xmlsoap.org/soap/encoding/"</text:p>
      <text:p text:style-name="P6"><text:s/>xmlns:xsi="http://www.w3.org/2001/XMLSchema-instance"</text:p>
      <text:p text:style-name="P6"><text:s/>xmlns:xsd="http://www.w3.org/2001/XMLSchema"</text:p>
      <text:p text:style-name="P6"><text:s/>xmlns:soap="http://schemas.xmlsoap.org/wsdl/soap/"</text:p>
      <text:p text:style-name="P6"><text:s/>xmlns:wsdl="http://schemas.xmlsoap.org/wsdl/"</text:p>
      <text:p text:style-name="P6"><text:s/>xmlns:wsa="http://www.w3.org/2005/08/addressing"</text:p>
      <text:p text:style-name="P6"><text:s/>xmlns:bes-factory="http://schemas.ggf.org/bes/2006/08/bes-factory"</text:p>
      <text:p text:style-name="P6"><text:s/>xmlns:bes-mgmt="http://schemas.ggf.org/bes/2006/08/bes-management"</text:p>
      <text:p text:style-name="P6"><text:s/>xmlns:deleg="http://www.nordugrid.org/schemas/delegation"</text:p>
      <text:p text:style-name="P6"><text:s/>xmlns:wsrf-rpw="http://docs.oasis-open.org/wsrf/rpw-2"</text:p>
      <text:p text:style-name="P6"><text:s/>xmlns:a-rex="http://www.nordugrid.org/schemas/a-rex"&gt;</text:p>
      <text:p text:style-name="P6"/>
      <text:p text:style-name="P6"/>
      <text:p text:style-name="P6"><text:s text:c="2"/>&lt;wsdl:import namespase="http://schemas.ggf.org/bes/2006/08/bes-factory" location="./bes-factory.wsdl"/&gt;</text:p>
      <text:p text:style-name="P6"><text:s text:c="2"/>&lt;wsdl:import namespase="http://schemas.ggf.org/bes/2006/08/bes-management" location="./bes-management.wsdl"/&gt;</text:p>
      <text:p text:style-name="P6"><text:s text:c="2"/>&lt;wsdl:import namespase="http://www.nordugrid.org/schemas/delegation" location="../schemas/delegation.wsdl"/&gt;</text:p>
      <text:p text:style-name="P6"><text:s text:c="2"/>&lt;wsdl:import namespase="http://docs.oasis-open.org/wsrf/rpw-2" location="http://docs.oasis-open.org/wsrf/rpw-2.wsdl"/&gt;</text:p>
      <text:p text:style-name="P6"/>
      <text:p text:style-name="P6"><text:s text:c="2"/>&lt;wsdl:types&gt;</text:p>
      <text:p text:style-name="P6"><text:s text:c="4"/>&lt;xsd:schema targetNamespace="http://www.nordugrid.org/schemas/a-rex"&gt;</text:p>
      <text:p text:style-name="P6"/>
      <text:p text:style-name="P6"><text:s text:c="6"/>&lt;xsd:import namespace="http://www.w3.org/2005/08/addressing" schemaLocation="./ws-addr.xsd"/&gt;</text:p>
      <text:p text:style-name="P6"/>
      <text:p text:style-name="P6"><text:s text:c="6"/>&lt;xsd:simpleType name="ActivitySubStateType"&gt;</text:p>
      <text:p text:style-name="P6"><text:s text:c="8"/>&lt;xsd:restriction base="xsd:string"&gt;</text:p>
      <text:p text:style-name="P6"><text:s text:c="10"/>&lt;xsd:enumeration value="Accepting"/&gt;</text:p>
      <text:p text:style-name="P6"><text:s text:c="10"/>&lt;xsd:enumeration value="Accepted"/&gt;</text:p>
      <text:p text:style-name="P6"><text:s text:c="10"/>&lt;xsd:enumeration value="Preparing"/&gt;</text:p>
      <text:p text:style-name="P6"><text:s text:c="10"/>&lt;xsd:enumeration value="Prepared"/&gt;</text:p>
      <text:p text:style-name="P6"><text:s text:c="10"/>&lt;xsd:enumeration value="Submiting"/&gt;</text:p>
      <text:p text:style-name="P6"><text:s text:c="10"/>&lt;xsd:enumeration value="Executing"/&gt;</text:p>
      <text:p text:style-name="P6"><text:s text:c="10"/>&lt;xsd:enumeration value="Killing"/&gt;</text:p>
      <text:p text:style-name="P6"><text:s text:c="10"/>&lt;xsd:enumeration value="Executed"/&gt;</text:p>
      <text:p text:style-name="P6"><text:s text:c="10"/>&lt;xsd:enumeration value="Finishing"/&gt;</text:p>
      <text:p text:style-name="P6"><text:s text:c="10"/>&lt;xsd:enumeration value="Finished"/&gt;</text:p>
      <text:p text:style-name="P6"><text:s text:c="10"/>&lt;xsd:enumeration value="Failed"/&gt;</text:p>
      <text:p text:style-name="P6"><text:s text:c="10"/>&lt;xsd:enumeration value="Deleted"/&gt;</text:p>
      <text:p text:style-name="P6"><text:s text:c="10"/>&lt;xsd:enumeration value="Pending"/&gt;</text:p>
      <text:p text:style-name="P6"><text:s text:c="10"/>&lt;xsd:enumeration value="Held"/&gt;</text:p>
      <text:p text:style-name="P6"><text:s text:c="8"/>&lt;/xsd:restriction&gt;</text:p>
      <text:p text:style-name="P6"><text:s text:c="6"/>&lt;/xsd:simpleType&gt;</text:p>
      <text:p text:style-name="P6"><text:s text:c="6"/>&lt;xsd:element name="State" type="a-rex:ActivitySubStateType"/&gt;</text:p>
      <text:p text:style-name="P6"><text:tab/><text:tab/></text:p>
      <text:p text:style-name="P6"><text:s text:c="6"/>&lt;xsd:complexType name="ChangeActivityStatusRequestType"&gt;</text:p>
      <text:p text:style-name="P6"><text:s text:c="8"/>&lt;xsd:sequence&gt;</text:p>
      <text:p text:style-name="P6"><text:tab/> <text:s/>&lt;xsd:element name="ActivityIdentifier" type="wsa:EndpointReferenceType"/&gt;</text:p>
      <text:p text:style-name="P6"><text:s text:c="10"/>&lt;xsd:element name="OldStatus" type="bes-factory:ActivityStatusType" minOccurs="0"/&gt;</text:p>
      <text:p text:style-name="P6"><text:s text:c="10"/>&lt;xsd:element name="NewStatus" type="bes-factory:ActivityStatusType"/&gt;</text:p>
      <text:p text:style-name="P6"><text:s text:c="8"/>&lt;/xsd:sequence&gt;</text:p>
      <text:p text:style-name="P6"><text:s text:c="6"/>&lt;/xsd:complexType&gt;</text:p>
      <text:p text:style-name="P6"><text:s text:c="6"/>&lt;xsd:element name="ChangeActivityStatus" type="a-rex:ChangeActivityStatusRequestType"/&gt;</text:p>
      <text:p text:style-name="P6"><text:tab/><text:tab/></text:p>
      <text:p text:style-name="P6"><text:s text:c="6"/>&lt;xsd:complexType name="ChangeActivityStatusResponseType"&gt;</text:p>
      <text:p text:style-name="P6"><text:s text:c="8"/>&lt;xsd:sequence&gt;</text:p>
      <text:p text:style-name="P6"><text:s text:c="10"/>&lt;xsd:element name="NewStatus" type="bes-factory:ActivityStatusType"/&gt;</text:p>
      <text:p text:style-name="P6"><text:s text:c="8"/>&lt;/xsd:sequence&gt;</text:p>
      <text:p text:style-name="P6"><text:s text:c="6"/>&lt;/xsd:complexType&gt;</text:p>
      <text:p text:style-name="P6"><text:s text:c="6"/>&lt;xsd:element name="ChangeActivityStatusResponse" type="a-rex:ChangeActivityStatusResponseType"/&gt;</text:p>
      <text:p text:style-name="P6"><text:tab/><text:tab/></text:p>
      <text:p text:style-name="P6"><text:s text:c="4"/>&lt;/xsd:schema&gt;</text:p>
      <text:p text:style-name="P6"><text:s text:c="2"/>&lt;/wsdl:types&gt;</text:p>
      <text:p text:style-name="P6"/>
      <text:p text:style-name="P6"><text:s text:c="2"/>&lt;wsdl:message name="ChangeActivityStatusRequest"&gt;</text:p>
      <text:p text:style-name="P6"><text:s text:c="4"/>&lt;wsdl:part name="ChangeActivityStatusRequest" element="a-rex:ChangeActivityStatus"/&gt;</text:p>
      <text:p text:style-name="P6"><text:s text:c="2"/>&lt;/wsdl:message&gt;</text:p>
      <text:p text:style-name="P6"/>
      <text:p text:style-name="P6"><text:s text:c="2"/>&lt;wsdl:message name="ChangeActivityStatusResponse"&gt;</text:p>
      <text:p text:style-name="P6"><text:s text:c="4"/>&lt;wsdl:part name="ChangeActivityStatusResponse" element="a-rex:ChangeActivityStatusResponse"/&gt;</text:p>
      <text:p text:style-name="P6"><text:s text:c="2"/>&lt;/wsdl:message&gt;</text:p>
      <text:p text:style-name="P6"/>
      <text:p text:style-name="P6"><text:s text:c="2"/>&lt;wsdl:portType name="a-rex"&gt;</text:p>
      <text:p text:style-name="P6"><text:s text:c="4"/>&lt;wsdl:operation name="ChangeActivityStatus"&gt;</text:p>
      <text:p text:style-name="P6"><text:s text:c="6"/>&lt;wsdl:documentation&gt;</text:p>
      <text:p text:style-name="P6"><text:s text:c="8"/>This operation allows any simple status change request </text:p>
      <text:p text:style-name="P6"><text:tab/>which involves no additional parameters. It should be</text:p>
      <text:p text:style-name="P6"><text:tab/>used to modify job/activity execution flow:</text:p>
      <text:p text:style-name="P6"><text:tab/> <text:s/>- To put job on hold</text:p>
      <text:p text:style-name="P6"><text:tab/> <text:s/>- To rerun job in case of failure</text:p>
      <text:p text:style-name="P6"><text:tab/> <text:s/>- To cancel job (same as TerminateActivity of BESFActory)</text:p>
      <text:p text:style-name="P6"><text:tab/> <text:s/>- To remove/release job - as long as non-existence is a state</text:p>
      <text:p text:style-name="P6"><text:tab/> <text:s/>- Any other status change no supported by BES</text:p>
      <text:p text:style-name="P6"><text:s text:c="6"/>&lt;/wsdl:documentation&gt;</text:p>
      <text:p text:style-name="P6"><text:s text:c="6"/>&lt;wsdl:input name="ChangeActivityStatusRequest"</text:p>
      <text:p text:style-name="P6"><text:s text:c="8"/>message="a-rex:ChangeActivityStatusRequest"/&gt;</text:p>
      <text:p text:style-name="P6"><text:s text:c="6"/>&lt;wsdl:output name="ChangeActivityStatusResponse"</text:p>
      <text:p text:style-name="P6"><text:s text:c="8"/>message="a-rex:ChangeActivityStatusResponse"/&gt;</text:p>
      <text:p text:style-name="P6"><text:s text:c="6"/>&lt;wsdl:fault name="NotAuthorizedFault"</text:p>
      <text:p text:style-name="P6"><text:s text:c="8"/>message="bes-factory:NotAuthorizedFault"</text:p>
      <text:p text:style-name="P6"><text:s text:c="8"/>wsa:Action="http://schemas.ggf.org/bes/2006/08/bes-factory/BESFactoryPortType/Fault"/&gt;</text:p>
      <text:p text:style-name="P6"><text:s text:c="6"/>&lt;wsdl:fault name="InvalidActivityIdentifierFault" </text:p>
      <text:p text:style-name="P6"><text:s text:c="8"/>message="bes-factory:InvalidActivityIdentifierFault"</text:p>
      <text:p text:style-name="P6"><text:s text:c="8"/>wsa:Action="http://schemas.ggf.org/bes/2006/08/bes-factory/BESFactoryPortType/Fault"/&gt;</text:p>
      <text:p text:style-name="P6"><text:s text:c="6"/>&lt;wsdl:fault name="CantApplyOperationToCurrentStateFault" </text:p>
      <text:p text:style-name="P6"><text:s text:c="9"/>message="bes-factory:CantApplyOperationToCurrentStateFault"</text:p>
      <text:p text:style-name="P6"><text:s text:c="9"/>wsa:Action="http://schemas.ggf.org/bes/2006/08/bes-factory/BESFactoryPortType/Fault"/&gt;</text:p>
      <text:p text:style-name="P6"><text:s text:c="6"/>&lt;wsdl:fault name="OperationWillBeAppliedEventuallyFault" </text:p>
      <text:p text:style-name="P6"><text:s text:c="9"/>message="bes-factory:OperationWillBeAppliedEventuallyFault"</text:p>
      <text:p text:style-name="P6"><text:s text:c="9"/>wsa:Action="http://schemas.ggf.org/bes/2006/08/bes-factory/BESFactoryPortType/Fault"/&gt;</text:p>
      <text:p text:style-name="P6"><text:s text:c="4"/>&lt;/wsdl:operation&gt;</text:p>
      <text:p text:style-name="P6"><text:s text:c="2"/>&lt;/wsdl:portType&gt;</text:p>
      <text:p text:style-name="P6"/>
      <text:p text:style-name="P6"><text:s text:c="2"/>&lt;wsdl:binding name="a-rex" type="a-rex:a-rex"&gt;</text:p>
      <text:p text:style-name="P6"><text:s text:c="4"/>&lt;soap:binding style="document" transport="http://schemas.xmlsoap.org/soap/http"/&gt;</text:p>
      <text:p text:style-name="P6"><text:s text:c="4"/>&lt;wsdl:operation name="ChangeActivityStatus"&gt;</text:p>
      <text:p text:style-name="P6"><text:s text:c="6"/>&lt;soap:operation soapAction="ChangeActivityStatus"/&gt;</text:p>
      <text:p text:style-name="P6"><text:s text:c="6"/>&lt;wsdl:input name="ChangeActivityStatusRequest"&gt;</text:p>
      <text:p text:style-name="P6"><text:s text:c="9"/>&lt;soap:body use="literal"/&gt;</text:p>
      <text:p text:style-name="P6"><text:s text:c="6"/>&lt;/wsdl:input&gt;</text:p>
      <text:p text:style-name="P6"><text:s text:c="6"/>&lt;wsdl:output name="ChangeActivityStatusResponse"&gt;</text:p>
      <text:p text:style-name="P6"><text:s text:c="9"/>&lt;soap:body use="literal"/&gt;</text:p>
      <text:p text:style-name="P6"><text:s text:c="6"/>&lt;/wsdl:output&gt;</text:p>
      <text:p text:style-name="P6"><text:s text:c="4"/>&lt;/wsdl:operation&gt;</text:p>
      <text:p text:style-name="P6"><text:s text:c="2"/>&lt;/wsdl:binding&gt;</text:p>
      <text:p text:style-name="P6"/>
      <text:p text:style-name="P6"><text:s text:c="2"/>&lt;wsdl:binding name="GetResourcePropertyDocument" type="wsrf-rpw:GetResourcePropertyDocument"&gt;</text:p>
      <text:p text:style-name="P6"><text:s text:c="4"/>&lt;soap:binding style="document" transport="http://schemas.xmlsoap.org/soap/http"/&gt;</text:p>
      <text:p text:style-name="P6"><text:s text:c="4"/>&lt;wsdl:operation name="GetResourcePropertyDocument"&gt;</text:p>
      <text:p text:style-name="P6"><text:s text:c="6"/>&lt;soap:operation soapAction="GetResourcePropertyDocument"/&gt;</text:p>
      <text:p text:style-name="P6"><text:s text:c="6"/>&lt;wsdl:input name="wsrf-rpw:GetResourcePropertyDocumentRequest"&gt;</text:p>
      <text:p text:style-name="P6"><text:s text:c="8"/>&lt;soap:body use="literal"/&gt;</text:p>
      <text:p text:style-name="P6"><text:s text:c="6"/>&lt;/wsdl:input&gt;</text:p>
      <text:p text:style-name="P6"><text:s text:c="6"/>&lt;wsdl:output name="wsrf-rpw:GetResourcePropertyDocumentResponse"&gt;</text:p>
      <text:p text:style-name="P6"><text:s text:c="8"/>&lt;soap:body use="literal"/&gt;</text:p>
      <text:p text:style-name="P6"><text:s text:c="6"/>&lt;/wsdl:output&gt;</text:p>
      <text:p text:style-name="P6"><text:s text:c="6"/>&lt;wsdl:fault name="ResourceUnknownFault"&gt;</text:p>
      <text:p text:style-name="P6"><text:s text:c="8"/>&lt;soap:fault name="ResourceUnknownFault" use="literal" /&gt;</text:p>
      <text:p text:style-name="P6"><text:s text:c="6"/>&lt;/wsdl:fault&gt;</text:p>
      <text:p text:style-name="P6"><text:s text:c="6"/>&lt;wsdl:fault name="ResourceUnavailableFault"&gt;</text:p>
      <text:p text:style-name="P6"><text:s text:c="8"/>&lt;soap:fault name="ResourceUnavailabbleFault" use="literal" /&gt;</text:p>
      <text:p text:style-name="P6"><text:s text:c="6"/>&lt;/wsdl:fault&gt;</text:p>
      <text:p text:style-name="P6"><text:s text:c="4"/>&lt;/wsdl:operation&gt;</text:p>
      <text:p text:style-name="P6"><text:s text:c="2"/>&lt;/wsdl:binding&gt;</text:p>
      <text:p text:style-name="P6"/>
      <text:p text:style-name="P6"><text:s text:c="2"/>&lt;wsdl:binding name="GetResourceProperty" type="wsrf-rpw:GetResourceProperty"&gt;</text:p>
      <text:p text:style-name="P6"><text:s text:c="4"/>&lt;soap:binding style="document" transport="http://schemas.xmlsoap.org/soap/http"/&gt;</text:p>
      <text:p text:style-name="P6"><text:s text:c="4"/>&lt;wsdl:operation name="GetResourceProperty"&gt;</text:p>
      <text:p text:style-name="P6"><text:s text:c="6"/>&lt;soap:operation soapAction="GetResourceProperty"/&gt;</text:p>
      <text:p text:style-name="P6"><text:s text:c="6"/>&lt;wsdl:input name="wsrf-rpw:GetResourcePropertyRequest"&gt;</text:p>
      <text:p text:style-name="P6"><text:s text:c="8"/>&lt;soap:body use="literal"/&gt;</text:p>
      <text:p text:style-name="P6"><text:s text:c="6"/>&lt;/wsdl:input&gt;</text:p>
      <text:p text:style-name="P6"><text:s text:c="6"/>&lt;wsdl:output name="wsrf-rpw:GetResourcePropertyResponse"&gt;</text:p>
      <text:p text:style-name="P6"><text:s text:c="8"/>&lt;soap:body use="literal"/&gt;</text:p>
      <text:p text:style-name="P6"><text:s text:c="6"/>&lt;/wsdl:output&gt;</text:p>
      <text:p text:style-name="P6"><text:s text:c="6"/>&lt;wsdl:fault name="ResourceUnknownFault"&gt;</text:p>
      <text:p text:style-name="P6"><text:s text:c="8"/>&lt;soap:fault name="ResourceUnknownFault" use="literal" /&gt;</text:p>
      <text:p text:style-name="P6"><text:s text:c="6"/>&lt;/wsdl:fault&gt;</text:p>
      <text:p text:style-name="P6"><text:s text:c="6"/>&lt;wsdl:fault name="ResourceUnavailableFault"&gt;</text:p>
      <text:p text:style-name="P6"><text:s text:c="8"/>&lt;soap:fault name="ResourceUnavailabbleFault" use="literal" /&gt;</text:p>
      <text:p text:style-name="P6"><text:s text:c="6"/>&lt;/wsdl:fault&gt;</text:p>
      <text:p text:style-name="P6"><text:s text:c="6"/>&lt;wsdl:fault name="InvalidResourcePropertyQNameFault"&gt;</text:p>
      <text:p text:style-name="P6"><text:s text:c="8"/>&lt;soap:fault name="InvalidResourcePropertyQNameFault" use="literal" /&gt;</text:p>
      <text:p text:style-name="P6"><text:s text:c="6"/>&lt;/wsdl:fault&gt;</text:p>
      <text:p text:style-name="P6"><text:s text:c="4"/>&lt;/wsdl:operation&gt;</text:p>
      <text:p text:style-name="P6"><text:s text:c="2"/>&lt;/wsdl:binding&gt;</text:p>
      <text:p text:style-name="P6"/>
      <text:p text:style-name="P6"><text:s text:c="2"/>&lt;wsdl:binding name="QueryResourceProperties" type="wsrf:QueryResourceProperties"&gt;</text:p>
      <text:p text:style-name="P6"><text:s text:c="4"/>&lt;soap:binding style="document" transport="http://schemas.xmlsoap.org/soap/http"/&gt;</text:p>
      <text:p text:style-name="P6"><text:s text:c="4"/>&lt;wsdl:operation name="QueryResourceProperties"&gt;</text:p>
      <text:p text:style-name="P6"><text:s text:c="6"/>&lt;soap:operation soapAction="QueryResourceProperties"/&gt;</text:p>
      <text:p text:style-name="P6"><text:s text:c="6"/>&lt;wsdl:input name="wsrf-rpw:QueryResourcePropertiesRequest"&gt;</text:p>
      <text:p text:style-name="P6"><text:s text:c="8"/>&lt;soap:body use="literal"/&gt;</text:p>
      <text:p text:style-name="P6"><text:s text:c="6"/>&lt;/wsdl:input&gt;</text:p>
      <text:p text:style-name="P6"><text:s text:c="6"/>&lt;wsdl:output name="wsrf-rpw:QueryResourcePropertiesResponse"&gt;</text:p>
      <text:p text:style-name="P6"><text:s text:c="8"/>&lt;soap:body use="literal"/&gt;</text:p>
      <text:p text:style-name="P6"><text:s text:c="6"/>&lt;/wsdl:output&gt;</text:p>
      <text:p text:style-name="P6"><text:s text:c="6"/>&lt;wsdl:fault name="ResourceUnknownFault"&gt;</text:p>
      <text:p text:style-name="P6"><text:s text:c="8"/>&lt;soap:fault name="ResourceUnknownFault" use="literal" /&gt;</text:p>
      <text:p text:style-name="P6"><text:s text:c="6"/>&lt;/wsdl:fault&gt;</text:p>
      <text:p text:style-name="P6"><text:s text:c="6"/>&lt;wsdl:fault name="ResourceUnavailableFault"&gt;</text:p>
      <text:p text:style-name="P6"><text:s text:c="8"/>&lt;soap:fault name="ResourceUnavailabbleFault" use="literal" /&gt;</text:p>
      <text:p text:style-name="P6"><text:s text:c="6"/>&lt;/wsdl:fault&gt;</text:p>
      <text:p text:style-name="P6"><text:s text:c="6"/>&lt;wsdl:fault name="InvalidResourcePropertyQNameFault"&gt;</text:p>
      <text:p text:style-name="P6"><text:s text:c="8"/>&lt;soap:fault name="InvalidResourcePropertyQNameFault" use="literal" /&gt;</text:p>
      <text:p text:style-name="P6"><text:s text:c="6"/>&lt;/wsdl:fault&gt;</text:p>
      <text:p text:style-name="P6"><text:s text:c="6"/>&lt;wsdl:fault name="UnknownQueryExpressionDialectFault"&gt;</text:p>
      <text:p text:style-name="P6"><text:s text:c="8"/>&lt;soap:fault name="UnknownQueryExpressionDialectFault" use="literal" /&gt;</text:p>
      <text:p text:style-name="P6"><text:s text:c="6"/>&lt;/wsdl:fault&gt;</text:p>
      <text:p text:style-name="P6"><text:s text:c="6"/>&lt;wsdl:fault name="InvalidQueryExpressionFault"&gt;</text:p>
      <text:p text:style-name="P6"><text:s text:c="8"/>&lt;soap:fault name="InvalidQueryExpressionFault" use="literal" /&gt;</text:p>
      <text:p text:style-name="P6"><text:s text:c="6"/>&lt;/wsdl:fault&gt;</text:p>
      <text:p text:style-name="P6"><text:s text:c="6"/>&lt;wsdl:fault name="QueryEvaluationErrorFault"&gt;</text:p>
      <text:p text:style-name="P6"><text:s text:c="8"/>&lt;soap:fault name="QueryEvaluationErrorFault" use="literal" /&gt;</text:p>
      <text:p text:style-name="P6"><text:s text:c="6"/>&lt;/wsdl:fault&gt;</text:p>
      <text:p text:style-name="P6"><text:s text:c="4"/>&lt;/wsdl:operation&gt;</text:p>
      <text:p text:style-name="P6"><text:s text:c="2"/>&lt;/wsdl:binding&gt;</text:p>
      <text:p text:style-name="P6"/>
      <text:p text:style-name="P6"><text:s text:c="2"/>&lt;wsdl:service name="a-rex"&gt;</text:p>
      <text:p text:style-name="P6"><text:s text:c="4"/>&lt;wsdl:port name="delegation" binding="deleg:DelegationBinding"&gt;</text:p>
      <text:p text:style-name="P6"><text:s text:c="4"/>&lt;/wsdl:port&gt;</text:p>
      <text:p text:style-name="P6"><text:s text:c="4"/>&lt;wsdl:port name="bes-factory" binding="bes-factory:BESFactoryBinding"&gt;</text:p>
      <text:p text:style-name="P6"><text:s text:c="4"/>&lt;/wsdl:port&gt;</text:p>
      <text:p text:style-name="P6"><text:s text:c="4"/>&lt;wsdl:port name="bes-mgmt" binding="bes-mgmt:BESManagementBinding"&gt;</text:p>
      <text:p text:style-name="P6"><text:s text:c="4"/>&lt;/wsdl:port&gt;</text:p>
      <text:p text:style-name="P6"><text:s text:c="4"/>&lt;wsdl:port name="GetResourcePropertyDocument" binding="a-rex:GetResourcePropertyDocument"&gt;</text:p>
      <text:p text:style-name="P6"><text:s text:c="4"/>&lt;/wsdl:port&gt;</text:p>
      <text:p text:style-name="P6"><text:s text:c="4"/>&lt;wsdl:port name="GetResourceProperty" binding="a-rex:GetResourceProperty"&gt;</text:p>
      <text:p text:style-name="P6"><text:s text:c="4"/>&lt;/wsdl:port&gt;</text:p>
      <text:p text:style-name="P6"><text:s text:c="4"/>&lt;wsdl:port name="QueryResourceProperties" binding="a-rex:QueryResourceProperties"&gt;</text:p>
      <text:p text:style-name="P6"><text:s text:c="4"/>&lt;/wsdl:port&gt;</text:p>
      <text:p text:style-name="P6"><text:s text:c="4"/>&lt;wsdl:port name="a-rex" binding="a-rex:a-rex"&gt;</text:p>
      <text:p text:style-name="P6"><text:s text:c="4"/>&lt;/wsdl:port&gt;</text:p>
      <text:p text:style-name="P6"><text:s text:c="2"/>&lt;/wsdl:service&gt;</text:p>
      <text:p text:style-name="P6">&lt;/wsdl:definitions&gt;</text:p>
      <text:p text:style-name="Preformatted_20_Text"/>
      <text:list text:style-name="WW8Num41" text:continue-numbering="true">
        <text:list-item>
          <text:h text:style-name="P120" text:outline-level="1"><text:s/>Normative Storage Manager WSDL</text:h>
        </text:list-item>
      </text:list>
      <text:p text:style-name="P56"/>
      <text:p text:style-name="P6">&lt;?xml version="1.0" encoding="UTF-8"?&gt;</text:p>
      <text:p text:style-name="P6">&lt;wsdl:definitions targetNamespace="<text:a xlink:type="simple" xlink:href="http://www.nordugrid.org/schemas/a-rex">http://www.nordugrid.org/schemas/a-rex</text:a>"</text:p>
      <text:p text:style-name="P6"/>
      <text:p text:style-name="P6">&lt;?xml version="1.0" encoding="UTF-8"?&gt;</text:p>
      <text:p text:style-name="P6">&lt;wsdl:definitions targetNamespace="http://www.nordugrid.org/schemas/storage-manager"</text:p>
      <text:p text:style-name="P6"><text:s/>xmlns:SOAP-ENV="http://schemas.xmlsoap.org/soap/envelope/"</text:p>
      <text:p text:style-name="P6"><text:s/>xmlns:SOAP-ENC="http://schemas.xmlsoap.org/soap/encoding/"</text:p>
      <text:p text:style-name="P6"><text:s/>xmlns:xsi="http://www.w3.org/2001/XMLSchema-instance"</text:p>
      <text:p text:style-name="P6"><text:s/>xmlns:xsd="http://www.w3.org/2001/XMLSchema"</text:p>
      <text:p text:style-name="P6"><text:s/>xmlns:soap="http://schemas.xmlsoap.org/wsdl/soap/"</text:p>
      <text:p text:style-name="P6"><text:s/>xmlns:wsdl="http://schemas.xmlsoap.org/wsdl/"</text:p>
      <text:p text:style-name="P6"><text:s/>xmlns:wsrf-rpw="http://docs.oasis-open.org/wsrf/rpw-2"</text:p>
      <text:p text:style-name="P6"><text:s/>xmlns:sm="http://www.nordugrid.org/schemas/storage-manager"&gt;</text:p>
      <text:p text:style-name="P6"/>
      <text:p text:style-name="P6"><text:s text:c="2"/>&lt;wsdl:import namespase="http://docs.oasis-open.org/wsrf/rpw-2" location="http://docs.oasis-open.org/wsrf/rpw-2.wsdl"/&gt;</text:p>
      <text:p text:style-name="P6"/>
      <text:p text:style-name="P6"><text:s text:c="2"/>&lt;wsdl:types&gt;</text:p>
      <text:p text:style-name="P6"><text:s text:c="4"/>&lt;xsd:schema targetNamespace="http://www.nordugrid.org/schemas/storage-manager"&gt;</text:p>
      <text:p text:style-name="P6"/>
      <text:p text:style-name="P6"><text:s text:c="6"/>&lt;!-- Either collection or file --&gt;</text:p>
      <text:p text:style-name="P6"><text:s text:c="6"/>&lt;xsd:simpleType name="ItemType"&gt;</text:p>
      <text:p text:style-name="P6"><text:s text:c="8"/>&lt;xsd:restriction base="xsd:string"&gt;</text:p>
      <text:p text:style-name="P6"><text:s text:c="10"/>&lt;xsd:enumeration value="Collection"/&gt;</text:p>
      <text:p text:style-name="P6"><text:s text:c="10"/>&lt;xsd:enumeration value="File"/&gt;</text:p>
      <text:p text:style-name="P6"><text:s text:c="8"/>&lt;/xsd:restriction&gt;</text:p>
      <text:p text:style-name="P6"><text:s text:c="6"/>&lt;/xsd:simpleType&gt;</text:p>
      <text:p text:style-name="P6"/>
      <text:p text:style-name="P6"><text:s text:c="6"/>&lt;!-- type of patern for name matching --&gt;</text:p>
      <text:p text:style-name="P6"><text:s text:c="6"/>&lt;xsd:simpleType name="PatternTypeType"&gt;</text:p>
      <text:p text:style-name="P6"><text:s text:c="8"/>&lt;xsd:restriction base="xsd:string"&gt;</text:p>
      <text:p text:style-name="P6"><text:s text:c="10"/>&lt;xsd:enumeration value="regex"/&gt;</text:p>
      <text:p text:style-name="P6"><text:s text:c="10"/>&lt;xsd:enumeration value="file"/&gt;</text:p>
      <text:p text:style-name="P6"><text:s text:c="10"/>&lt;xsd:enumeration value="xpath"/&gt;</text:p>
      <text:p text:style-name="P6"><text:s text:c="8"/>&lt;/xsd:restriction&gt;</text:p>
      <text:p text:style-name="P6"><text:s text:c="6"/>&lt;/xsd:simpleType&gt;</text:p>
      <text:p text:style-name="P6"/>
      <text:p text:style-name="P6"><text:s text:c="6"/>&lt;!-- pattern for name matching --&gt;</text:p>
      <text:p text:style-name="P6"><text:s text:c="6"/>&lt;xsd:simpleType name="PatternType"&gt;</text:p>
      <text:p text:style-name="P6"><text:s text:c="8"/>&lt;xsd:restriction base="xsd:string"/&gt;</text:p>
      <text:p text:style-name="P6"><text:s text:c="8"/>&lt;!-- xsd:attribute name="type" type="PatternTypeType" use="required"/ --&gt;</text:p>
      <text:p text:style-name="P6"><text:s text:c="6"/>&lt;/xsd:simpleType&gt;</text:p>
      <text:p text:style-name="P6"><text:s text:c="6"/>&lt;xsd:element name="Type" type="ItemType"/&gt;</text:p>
      <text:p text:style-name="P6"/>
      <text:p text:style-name="P6"><text:s text:c="6"/>&lt;!-- common purpose metadata --&gt;</text:p>
      <text:p text:style-name="P6"><text:s text:c="6"/>&lt;xsd:complexType name="MetaDataType"&gt;</text:p>
      <text:p text:style-name="P6"><text:s text:c="8"/>&lt;xsd:sequence&gt;</text:p>
      <text:p text:style-name="P6"><text:s text:c="10"/>&lt;xsd:element name="Key" <text:s text:c="7"/>type="xsd:string"/&gt;</text:p>
      <text:p text:style-name="P6"><text:s text:c="10"/>&lt;xsd:element name="Value" <text:s text:c="5"/>type="xsd:string"/&gt;</text:p>
      <text:p text:style-name="P6"><text:s text:c="8"/>&lt;/xsd:sequence&gt;</text:p>
      <text:p text:style-name="P6"><text:s text:c="8"/>&lt;xsd:attribute name="type" type="PatternTypeType" use="required"/&gt;</text:p>
      <text:p text:style-name="P6"><text:s text:c="6"/>&lt;/xsd:complexType&gt;</text:p>
      <text:p text:style-name="P6"/>
      <text:p text:style-name="P6"><text:s text:c="6"/>&lt;!-- type of fault <text:s/>--&gt;</text:p>
      <text:p text:style-name="P6"><text:s text:c="6"/>&lt;xsd:simpleType name="FaultTypeType"&gt;</text:p>
      <text:p text:style-name="P6"><text:s text:c="8"/>&lt;xsd:restriction base="xsd:string"&gt;</text:p>
      <text:p text:style-name="P6"><text:s text:c="10"/>&lt;xsd:enumeration value="Undefined"/&gt;</text:p>
      <text:p text:style-name="P6"><text:s text:c="10"/>&lt;xsd:enumeration value="SizeLimitReached"/&gt;</text:p>
      <text:p text:style-name="P6"><text:s text:c="8"/>&lt;/xsd:restriction&gt;</text:p>
      <text:p text:style-name="P6"><text:s text:c="6"/>&lt;/xsd:simpleType&gt;</text:p>
      <text:p text:style-name="P6"/>
      <text:p text:style-name="P6"><text:s text:c="6"/>&lt;!-- description of fault --&gt;</text:p>
      <text:p text:style-name="P6"><text:s text:c="6"/>&lt;xsd:complexType name="FaultType"&gt;</text:p>
      <text:p text:style-name="P6"><text:s text:c="8"/>&lt;xsd:sequence&gt;</text:p>
      <text:p text:style-name="P6"><text:s text:c="10"/>&lt;xsd:element name="Name" <text:s text:c="7"/>type="xsd:string"/&gt;</text:p>
      <text:p text:style-name="P6"><text:s text:c="10"/>&lt;xsd:element name="Type" <text:s text:c="7"/>type="sm:FaultTypeType"/&gt;</text:p>
      <text:p text:style-name="P6"><text:s text:c="10"/>&lt;xsd:element name="Description" type="xsd:string"/&gt;</text:p>
      <text:p text:style-name="P6"><text:s text:c="8"/>&lt;/xsd:sequence&gt;</text:p>
      <text:p text:style-name="P6"><text:s text:c="6"/>&lt;/xsd:complexType&gt;</text:p>
      <text:p text:style-name="P6"/>
      <text:p text:style-name="P6"><text:s text:c="6"/>&lt;!-- description of fault --&gt;</text:p>
      <text:p text:style-name="P6"><text:s text:c="6"/>&lt;xsd:complexType name="LocationType"&gt;</text:p>
      <text:p text:style-name="P6"><text:s text:c="8"/>&lt;xsd:sequence&gt;</text:p>
      <text:p text:style-name="P6"><text:s text:c="10"/>&lt;xsd:element name="Endpoint" <text:s text:c="3"/>type="xsd:string"/&gt;</text:p>
      <text:p text:style-name="P6"><text:s text:c="10"/>&lt;xsd:element name="Ticket" <text:s text:c="5"/>type="sm:FaultTypeType" minOccurs="0"/&gt;</text:p>
      <text:p text:style-name="P6"><text:s text:c="8"/>&lt;/xsd:sequence&gt;</text:p>
      <text:p text:style-name="P6"><text:s text:c="6"/>&lt;/xsd:complexType&gt;</text:p>
      <text:p text:style-name="P6"/>
      <text:p text:style-name="P6"><text:s text:c="6"/>&lt;!-- desription of file element. Depending on request diffrent elements are mandatory --&gt;</text:p>
      <text:p text:style-name="P6"><text:s text:c="6"/>&lt;xsd:complexType name="FileDescriptionType"&gt;</text:p>
      <text:p text:style-name="P6"><text:s text:c="8"/>&lt;xsd:sequence&gt;</text:p>
      <text:p text:style-name="P6"><text:s text:c="10"/>&lt;xsd:element name="Name" <text:s text:c="4"/>type="xsd:string"/&gt;</text:p>
      <text:p text:style-name="P6"><text:s text:c="10"/>&lt;xsd:element name="GUID" <text:s text:c="4"/>type="xsd:string" minOccurs="0"/&gt;</text:p>
      <text:p text:style-name="P6"><text:s text:c="10"/>&lt;xsd:element name="Size" <text:s text:c="4"/>type="xsd:string" minOccurs="0"/&gt;</text:p>
      <text:p text:style-name="P6"><text:s text:c="10"/>&lt;xsd:element name="Checksum" type="xsd:string" minOccurs="0"/&gt;</text:p>
      <text:p text:style-name="P6"><text:s text:c="10"/>&lt;xsd:element name="Created" <text:s/>type="xsd:dateTime" minOccurs="0"/&gt;</text:p>
      <text:p text:style-name="P6"><text:s text:c="10"/>&lt;xsd:element name="Owner" <text:s text:c="3"/>type="xsd:string" minOccurs="0"/&gt;</text:p>
      <text:p text:style-name="P6"><text:s text:c="10"/>&lt;xsd:element name="ACL" <text:s text:c="5"/>type="xsd:string" minOccurs="0"/&gt;</text:p>
      <text:p text:style-name="P6"><text:s text:c="10"/>&lt;xsd:element name="Replicas" type="xsd:int" minOccurs="0"/&gt;</text:p>
      <text:p text:style-name="P6"><text:s text:c="10"/>&lt;xsd:element name="NeededReplicas" type="xsd:int" minOccurs="0"/&gt;</text:p>
      <text:p text:style-name="P6"><text:s text:c="10"/>&lt;xsd:element name="PreferedLocation" type="xsd:string" minOccurs="0" maxOccurs="unbounded"/&gt;</text:p>
      <text:p text:style-name="P6"><text:s text:c="10"/>&lt;xsd:element name="Location" type="sm:LocationType" minOccurs="0" maxOccurs="unbounded"/&gt;</text:p>
      <text:p text:style-name="P6"><text:s text:c="10"/>&lt;xsd:element name="Metadata" type="sm:MetaDataType" minOccurs="0" maxOccurs="unbounded"/&gt;</text:p>
      <text:p text:style-name="P6"><text:s text:c="8"/>&lt;/xsd:sequence&gt;</text:p>
      <text:p text:style-name="P6"><text:s text:c="6"/>&lt;/xsd:complexType&gt;</text:p>
      <text:p text:style-name="P6"/>
      <text:p text:style-name="P6"><text:s text:c="6"/>&lt;xsd:complexType name="CollectionDescriptionType"&gt;</text:p>
      <text:p text:style-name="P6"><text:s text:c="8"/>&lt;xsd:sequence&gt;</text:p>
      <text:p text:style-name="P6"><text:s text:c="10"/>&lt;xsd:element name="Name" <text:s text:c="4"/>type="xsd:string"/&gt;</text:p>
      <text:p text:style-name="P6"><text:s text:c="10"/>&lt;xsd:element name="GUID" <text:s text:c="4"/>type="xsd:string" minOccurs="0"/&gt;</text:p>
      <text:p text:style-name="P6"><text:s text:c="10"/>&lt;xsd:element name="Created" <text:s/>type="xsd:dateTime" minOccurs="0"/&gt;</text:p>
      <text:p text:style-name="P6"><text:s text:c="10"/>&lt;xsd:element name="Owner" <text:s text:c="3"/>type="xsd:string" minOccurs="0"/&gt;</text:p>
      <text:p text:style-name="P6"><text:s text:c="10"/>&lt;xsd:element name="ACL" <text:s text:c="5"/>type="xsd:string" minOccurs="0"/&gt;</text:p>
      <text:p text:style-name="P6"><text:s text:c="10"/>&lt;xsd:element name="Replicas" type="xsd:int" minOccurs="0"/&gt;</text:p>
      <text:p text:style-name="P6"><text:s text:c="10"/>&lt;xsd:element name="NeededReplicas" type="xsd:int" minOccurs="0"/&gt;</text:p>
      <text:p text:style-name="P6"><text:s text:c="10"/>&lt;xsd:element name="Metadata" type="sm:MetaDataType" minOccurs="0" maxOccurs="unbounded"/&gt;</text:p>
      <text:p text:style-name="P6"><text:s text:c="8"/>&lt;/xsd:sequence&gt;</text:p>
      <text:p text:style-name="P6"><text:s text:c="6"/>&lt;/xsd:complexType&gt;</text:p>
      <text:p text:style-name="P6"/>
      <text:p text:style-name="P6"><text:s text:c="6"/>&lt;xsd:complexType name="ItemReferenceType"&gt;</text:p>
      <text:p text:style-name="P6"><text:s text:c="8"/>&lt;xsd:sequence&gt;</text:p>
      <text:p text:style-name="P6"><text:s text:c="10"/>&lt;xsd:element name="Name" <text:s text:c="4"/>type="xsd:string"/&gt;</text:p>
      <text:p text:style-name="P6"><text:s text:c="8"/>&lt;/xsd:sequence&gt;</text:p>
      <text:p text:style-name="P6"><text:s text:c="6"/>&lt;/xsd:complexType&gt;</text:p>
      <text:p text:style-name="P6"/>
      <text:p text:style-name="P6"/>
      <text:p text:style-name="P6"><text:s text:c="6"/>&lt;!--</text:p>
      <text:p text:style-name="P6"><text:s text:c="8"/>PUT logical name, metadata</text:p>
      <text:p text:style-name="P6"/>
      <text:p text:style-name="P6"><text:s text:c="10"/>works on files only</text:p>
      <text:p text:style-name="P6"><text:s text:c="10"/>logical name is the proposed name of the file</text:p>
      <text:p text:style-name="P6"><text:s text:c="10"/>metadata:</text:p>
      <text:p text:style-name="P6"><text:s text:c="12"/>size</text:p>
      <text:p text:style-name="P6"><text:s text:c="12"/>CRC</text:p>
      <text:p text:style-name="P6"><text:s text:c="12"/>timestamp of creation</text:p>
      <text:p text:style-name="P6"><text:s text:c="12"/>replication factor</text:p>
      <text:p text:style-name="P6"><text:s text:c="12"/>owner</text:p>
      <text:p text:style-name="P6"><text:s text:c="12"/>access control list</text:p>
      <text:p text:style-name="P6"><text:s text:c="12"/>list of preferred storage elements</text:p>
      <text:p text:style-name="P6"/>
      <text:p text:style-name="P6"><text:s text:c="10"/>the size is in bytes, manditory</text:p>
      <text:p text:style-name="P6"><text:s text:c="10"/>if timestamp is not given, the actual time will be used</text:p>
      <text:p text:style-name="P6"><text:s text:c="10"/>replication factor is the required number of replicas</text:p>
      <text:p text:style-name="P6"><text:s text:c="10"/>if list of preferred storage elements is not given, all storage elements accessible by the VO </text:p>
      <text:p text:style-name="P6"><text:s text:c="10"/>of the user will be considered</text:p>
      <text:p text:style-name="P6"/>
      <text:p text:style-name="P6"><text:s text:c="10"/>the Storage Manager has to know which storage elements the user's VO can use but I don't know </text:p>
      <text:p text:style-name="P6"><text:s text:c="10"/>from where it could get this information.</text:p>
      <text:p text:style-name="P6"/>
      <text:p text:style-name="P6"><text:s text:c="10"/>the Storage Manager first creates an entry in the Catalog if the logical name is available</text:p>
      <text:p text:style-name="P6"><text:s text:c="10"/>then the data scheduler modul in the Storage Manager chooses a Storage Element,</text:p>
      <text:p text:style-name="P6"><text:s text:c="10"/>and try to initiate file transfer on behalf of the user</text:p>
      <text:p text:style-name="P6"><text:s text:c="10"/>the Storage Element gives back an SURL, which can be later used to access this file</text:p>
      <text:p text:style-name="P6"><text:s text:c="10"/>and a TURL which refers to the initiated file transfer</text:p>
      <text:p text:style-name="P6"><text:s text:c="10"/>then it creates an assertion which allows the user to use the initiated file transfer</text:p>
      <text:p text:style-name="P6"><text:s text:c="10"/>then returns the assertion, and the URL of this initiated file transfer (TURL)</text:p>
      <text:p text:style-name="P6"/>
      <text:p text:style-name="P6"><text:s text:c="10"/>after this method there is an entry of this LN in the catalog with one replica (SURL),</text:p>
      <text:p text:style-name="P6"><text:s text:c="10"/>which points to a not-yet-existent replica</text:p>
      <text:p text:style-name="P6"/>
      <text:p text:style-name="P6"><text:s text:c="10"/>Questions:</text:p>
      <text:p text:style-name="P6"><text:s text:c="12"/>How prefered SE are named?</text:p>
      <text:p text:style-name="P6"><text:s text:c="12"/>How to make sure file is transferred? size is not a perfect way. Should it be mandatory?</text:p>
      <text:p text:style-name="P6"><text:s text:c="12"/>How to deal with SE full during transfer?</text:p>
      <text:p text:style-name="P6"><text:s text:c="12"/>How about file state?</text:p>
      <text:p text:style-name="P6"><text:s text:c="6"/>--&gt;</text:p>
      <text:p text:style-name="P6"><text:s text:c="6"/>&lt;xsd:complexType name="PutRequestType"&gt;</text:p>
      <text:p text:style-name="P6"><text:s text:c="8"/>&lt;xsd:sequence&gt;</text:p>
      <text:p text:style-name="P6"><text:s text:c="10"/>&lt;xsd:element name="File" type="sm:FileDescriptionType" minOccurs="1" maxOccurs="unbounded"/&gt;</text:p>
      <text:p text:style-name="P6"><text:s text:c="8"/>&lt;/xsd:sequence&gt;</text:p>
      <text:p text:style-name="P6"><text:s text:c="6"/>&lt;/xsd:complexType&gt;</text:p>
      <text:p text:style-name="P6"><text:s text:c="6"/>&lt;xsd:element name="Put" type="sm:PutRequestType"/&gt;</text:p>
      <text:p text:style-name="P6"/>
      <text:p text:style-name="P6"><text:s text:c="6"/>&lt;xsd:complexType name="PutResponseType"&gt;</text:p>
      <text:p text:style-name="P6"><text:s text:c="8"/>&lt;xsd:sequence&gt;</text:p>
      <text:p text:style-name="P6"><text:s text:c="10"/>&lt;xsd:element name="File" <text:s/>type="sm:File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PutResponse" type="sm:PutResponseType"/&gt;</text:p>
      <text:p text:style-name="P6"/>
      <text:p text:style-name="P6"/>
      <text:p text:style-name="P6"><text:s text:c="6"/>&lt;!--</text:p>
      <text:p text:style-name="P6"><text:s text:c="8"/>GET logical name [, list of preferred storage elements]</text:p>
      <text:p text:style-name="P6"/>
      <text:p text:style-name="P6"><text:s text:c="8"/>works on files only</text:p>
      <text:p text:style-name="P6"><text:s text:c="8"/>the Storage Manager gets the metadata of the file from the Catalog,</text:p>
      <text:p text:style-name="P6"><text:s text:c="8"/>which consists of the SURLs of the replicas</text:p>
      <text:p text:style-name="P6"><text:s text:c="8"/>the Storage Manager chooses one of these SURLs according to the list of preferred</text:p>
      <text:p text:style-name="P6"><text:s text:c="8"/>storage elements, then initiates file transfer at the Storage Element (gets the TURL),</text:p>
      <text:p text:style-name="P6"><text:s text:c="8"/>creates assertion, and returns them</text:p>
      <text:p text:style-name="P6"><text:s text:c="6"/>--&gt;</text:p>
      <text:p text:style-name="P6"><text:s text:c="6"/>&lt;xsd:complexType name="GetRequestType"&gt;</text:p>
      <text:p text:style-name="P6"><text:s text:c="8"/>&lt;xsd:sequence&gt;</text:p>
      <text:p text:style-name="P6"><text:s text:c="10"/>&lt;xsd:element name="File" type="sm:FileDescriptionType" minOccurs="1" maxOccurs="unbounded"/&gt;</text:p>
      <text:p text:style-name="P6"><text:s text:c="8"/>&lt;/xsd:sequence&gt;</text:p>
      <text:p text:style-name="P6"><text:s text:c="6"/>&lt;/xsd:complexType&gt;</text:p>
      <text:p text:style-name="P6"><text:s text:c="6"/>&lt;xsd:element name="Get" type="sm:GetRequestType"/&gt;</text:p>
      <text:p text:style-name="P6"/>
      <text:p text:style-name="P6"><text:s text:c="6"/>&lt;xsd:complexType name="GetResponseType"&gt;</text:p>
      <text:p text:style-name="P6"><text:s text:c="8"/>&lt;xsd:sequence&gt;</text:p>
      <text:p text:style-name="P6"><text:s text:c="10"/>&lt;xsd:element name="File" <text:s/>type="sm:File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GetResponse" type="sm:GetResponseType"/&gt;</text:p>
      <text:p text:style-name="P6"/>
      <text:p text:style-name="P6"><text:s text:c="6"/>&lt;!--</text:p>
      <text:p text:style-name="P6"><text:s text:c="8"/>DEL logical name</text:p>
      <text:p text:style-name="P6"/>
      <text:p text:style-name="P6"><text:s text:c="8"/>works on files only</text:p>
      <text:p text:style-name="P6"><text:s text:c="8"/>the Storage Manager gets the metadata of the file from the Catalog,</text:p>
      <text:p text:style-name="P6"><text:s text:c="8"/>and for each SURL initiates removal of the replica at its Storage Element,</text:p>
      <text:p text:style-name="P6"><text:s text:c="8"/>then removes the Catalog entry.</text:p>
      <text:p text:style-name="P6"/>
      <text:p text:style-name="P6"><text:s text:c="8"/>This command is probably asynchronous. Because delete is multi-stage opeartion.</text:p>
      <text:p text:style-name="P6"><text:s text:c="6"/>--&gt;</text:p>
      <text:p text:style-name="P6"><text:s text:c="6"/>&lt;xsd:complexType name="DelRequestType"&gt;</text:p>
      <text:p text:style-name="P6"><text:s text:c="8"/>&lt;xsd:sequence&gt;</text:p>
      <text:p text:style-name="P6"><text:s text:c="10"/>&lt;xsd:element name="File" type="sm:FileDescriptionType" minOccurs="1" maxOccurs="unbounded"/&gt;</text:p>
      <text:p text:style-name="P6"><text:s text:c="8"/>&lt;/xsd:sequence&gt;</text:p>
      <text:p text:style-name="P6"><text:s text:c="6"/>&lt;/xsd:complexType&gt;</text:p>
      <text:p text:style-name="P6"><text:s text:c="6"/>&lt;xsd:element name="Del" type="sm:DelRequestType"/&gt;</text:p>
      <text:p text:style-name="P6"/>
      <text:p text:style-name="P6"><text:s text:c="6"/>&lt;xsd:complexType name="DelResponseType"&gt;</text:p>
      <text:p text:style-name="P6"><text:s text:c="8"/>&lt;xsd:sequence&gt;</text:p>
      <text:p text:style-name="P6"><text:s text:c="10"/>&lt;xsd:element name="File" <text:s/>type="sm:File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DelResponse" type="sm:DelResponseType"/&gt;</text:p>
      <text:p text:style-name="P6"/>
      <text:p text:style-name="P6"><text:s text:c="5"/>&lt;!--</text:p>
      <text:p text:style-name="P6"><text:s text:c="8"/>STAT logical name</text:p>
      <text:p text:style-name="P6"/>
      <text:p text:style-name="P6"><text:s text:c="8"/>gets all the metadata of the file or collection from the Catalog, and returns it</text:p>
      <text:p text:style-name="P6"/>
      <text:p text:style-name="P6"><text:s text:c="8"/>No locations are returned</text:p>
      <text:p text:style-name="P6"><text:s text:c="6"/>--&gt;</text:p>
      <text:p text:style-name="P6"><text:s text:c="6"/>&lt;xsd:complexType name="StatRequestType"&gt;</text:p>
      <text:p text:style-name="P6"><text:s text:c="8"/>&lt;xsd:sequence&gt;</text:p>
      <text:p text:style-name="P6"><text:s text:c="10"/>&lt;xsd:element name="Item" type="sm:ItemReferenceType" minOccurs="1" maxOccurs="unbounded"/&gt;</text:p>
      <text:p text:style-name="P6"><text:s text:c="8"/>&lt;/xsd:sequence&gt;</text:p>
      <text:p text:style-name="P6"><text:s text:c="6"/>&lt;/xsd:complexType&gt;</text:p>
      <text:p text:style-name="P6"><text:s text:c="6"/>&lt;xsd:element name="Stat" type="sm:StatRequestType"/&gt;</text:p>
      <text:p text:style-name="P6"/>
      <text:p text:style-name="P6"><text:s text:c="6"/>&lt;xsd:complexType name="StatResponseType"&gt;</text:p>
      <text:p text:style-name="P6"><text:s text:c="8"/>&lt;xsd:sequence&gt;</text:p>
      <text:p text:style-name="P6"><text:s text:c="10"/>&lt;xsd:element name="Collection" <text:s/>type="sm:CollectionDescriptionType" minOccurs="0" maxOccurs="unbounded"/&gt;#</text:p>
      <text:p text:style-name="P6"><text:s text:c="10"/>&lt;xsd:element name="File" <text:s/>type="sm:File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StatResponse" type="sm:StatResponseType"/&gt;</text:p>
      <text:p text:style-name="P6"/>
      <text:p text:style-name="P6"><text:s text:c="5"/>&lt;!--</text:p>
      <text:p text:style-name="P6"><text:s text:c="8"/>MOD logical name, modification of metadata</text:p>
      <text:p text:style-name="P6"/>
      <text:p text:style-name="P6"><text:s text:c="8"/>modify metadata of file or collection in the Catalog</text:p>
      <text:p text:style-name="P6"><text:s text:c="5"/>--&gt;</text:p>
      <text:p text:style-name="P6"><text:s text:c="6"/>&lt;xsd:complexType name="ModifyRequestType"&gt;</text:p>
      <text:p text:style-name="P6"><text:s text:c="8"/>&lt;xsd:sequence&gt;</text:p>
      <text:p text:style-name="P6"><text:s text:c="10"/>&lt;xsd:element name="Collection" <text:s/>type="sm:CollectionDescriptionType" minOccurs="0" maxOccurs="unbounded"/&gt;</text:p>
      <text:p text:style-name="P6"><text:s text:c="10"/>&lt;xsd:element name="File" <text:s/>type="sm:FileDescriptionType" minOccurs="0" maxOccurs="unbounded"/&gt;</text:p>
      <text:p text:style-name="P6"><text:s text:c="8"/>&lt;/xsd:sequence&gt;</text:p>
      <text:p text:style-name="P6"><text:s text:c="6"/>&lt;/xsd:complexType&gt;</text:p>
      <text:p text:style-name="P6"><text:s text:c="6"/>&lt;xsd:element name="Modify" type="sm:ModifyRequestType"/&gt;</text:p>
      <text:p text:style-name="P6"/>
      <text:p text:style-name="P6"><text:s text:c="6"/>&lt;xsd:complexType name="ModifyResponseType"&gt;</text:p>
      <text:p text:style-name="P6"><text:s text:c="8"/>&lt;xsd:sequence&gt;</text:p>
      <text:p text:style-name="P6"><text:s text:c="10"/>&lt;xsd:element name="Collection" <text:s/>type="sm:CollectionDescriptionType" minOccurs="0" maxOccurs="unbounded"/&gt;#</text:p>
      <text:p text:style-name="P6"><text:s text:c="10"/>&lt;xsd:element name="File" <text:s/>type="sm:File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ModifyResponse" type="sm:ModifyResponseType"/&gt;</text:p>
      <text:p text:style-name="P6"/>
      <text:p text:style-name="P6"><text:s text:c="7"/>&lt;!-- </text:p>
      <text:p text:style-name="P6"><text:s text:c="7"/>MKCOL logical name, metadata</text:p>
      <text:p text:style-name="P6"/>
      <text:p text:style-name="P6"><text:s text:c="8"/>works on collections only</text:p>
      <text:p text:style-name="P6"><text:s text:c="8"/>metadata:</text:p>
      <text:p text:style-name="P6"><text:s text:c="12"/>timestamp of creation</text:p>
      <text:p text:style-name="P6"><text:s text:c="12"/>owner</text:p>
      <text:p text:style-name="P6"><text:s text:c="12"/>access control list</text:p>
      <text:p text:style-name="P6"><text:s text:c="12"/>closed</text:p>
      <text:p text:style-name="P6"><text:s text:c="8"/>creates an empty collection</text:p>
      <text:p text:style-name="P6"><text:s text:c="8"/>creates an entry of this collection ni the Catalog if this LN is available</text:p>
      <text:p text:style-name="P6"><text:s text:c="8"/>after this collection is created, you can put files in it, or move files to it,</text:p>
      <text:p text:style-name="P6"><text:s text:c="8"/>then you can close it with MOD</text:p>
      <text:p text:style-name="P6"><text:s text:c="6"/>--&gt;</text:p>
      <text:p text:style-name="P6"><text:s text:c="6"/>&lt;xsd:complexType name="MakeRequestType"&gt;</text:p>
      <text:p text:style-name="P6"><text:s text:c="8"/>&lt;xsd:sequence&gt;</text:p>
      <text:p text:style-name="P6"><text:s text:c="10"/>&lt;xsd:element name="Collection" type="sm:CollectionDescriptionType" minOccurs="1" maxOccurs="unbounded"/&gt;</text:p>
      <text:p text:style-name="P6"><text:s text:c="8"/>&lt;/xsd:sequence&gt;</text:p>
      <text:p text:style-name="P6"><text:s text:c="6"/>&lt;/xsd:complexType&gt;</text:p>
      <text:p text:style-name="P6"><text:s text:c="6"/>&lt;xsd:element name="Make" type="sm:MakeRequestType"/&gt;</text:p>
      <text:p text:style-name="P6"/>
      <text:p text:style-name="P6"><text:s text:c="6"/>&lt;xsd:complexType name="MakeResponseType"&gt;</text:p>
      <text:p text:style-name="P6"><text:s text:c="8"/>&lt;xsd:sequence&gt;</text:p>
      <text:p text:style-name="P6"><text:s text:c="10"/>&lt;xsd:element name="Collection" <text:s/>type="sm:Collection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MakeResponse" type="sm:MakeResponseType"/&gt;</text:p>
      <text:p text:style-name="P6"/>
      <text:p text:style-name="P6"><text:s text:c="6"/>&lt;!--</text:p>
      <text:p text:style-name="P6"><text:s text:c="8"/>LSCOL logical name</text:p>
      <text:p text:style-name="P6"/>
      <text:p text:style-name="P6"><text:s text:c="8"/>works on collections only</text:p>
      <text:p text:style-name="P6"><text:s text:c="8"/>lists the contents of the collection: the names of the files and sub-collections in it</text:p>
      <text:p text:style-name="P6"/>
      <text:p text:style-name="P6"><text:s text:c="8"/>Operation is not recursive.</text:p>
      <text:p text:style-name="P6"><text:s text:c="8"/>Returned information contains minimal metadata.</text:p>
      <text:p text:style-name="P6"><text:s text:c="6"/>--&gt;</text:p>
      <text:p text:style-name="P6"><text:s text:c="6"/>&lt;xsd:complexType name="ListRequestType"&gt;</text:p>
      <text:p text:style-name="P6"><text:s text:c="8"/>&lt;xsd:sequence&gt;</text:p>
      <text:p text:style-name="P6"><text:s text:c="10"/>&lt;xsd:element name="Collection" type="sm:ItemReferenceType" minOccurs="1" maxOccurs="unbounded"/&gt;</text:p>
      <text:p text:style-name="P6"><text:s text:c="8"/>&lt;/xsd:sequence&gt;</text:p>
      <text:p text:style-name="P6"><text:s text:c="6"/>&lt;/xsd:complexType&gt;</text:p>
      <text:p text:style-name="P6"><text:s text:c="6"/>&lt;xsd:element name="List" type="sm:ListRequestType"/&gt;</text:p>
      <text:p text:style-name="P6"/>
      <text:p text:style-name="P6"><text:s text:c="6"/>&lt;xsd:complexType name="ListResponseType"&gt;</text:p>
      <text:p text:style-name="P6"><text:s text:c="8"/>&lt;xsd:sequence&gt;</text:p>
      <text:p text:style-name="P6"><text:s text:c="10"/>&lt;xsd:element name="File" <text:s/>type="sm:FileDescriptionType" minOccurs="0" maxOccurs="unbounded"/&gt;</text:p>
      <text:p text:style-name="P6"><text:s text:c="10"/>&lt;xsd:element name="Collection" <text:s/>type="sm:Collection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ListResponse" type="sm:ListResponseType"/&gt;</text:p>
      <text:p text:style-name="P6"/>
      <text:p text:style-name="P6"><text:s text:c="6"/>&lt;!--</text:p>
      <text:p text:style-name="P6"><text:s text:c="8"/>MV old logical name, new logical name</text:p>
      <text:p text:style-name="P6"/>
      <text:p text:style-name="P6"><text:s text:c="8"/>if the new logical name is available then create the entry in the parent collection</text:p>
      <text:p text:style-name="P6"><text:s text:c="8"/>of the new logical name similar to the entry at the old logical name,</text:p>
      <text:p text:style-name="P6"><text:s text:c="8"/>then remove the entry of the parent collection of the old logical name</text:p>
      <text:p text:style-name="P6"><text:s text:c="8"/>this is a rename (nothing happens with replicas)</text:p>
      <text:p text:style-name="P6"/>
      <text:p text:style-name="P6"><text:s text:c="8"/>Retturns minimal description with new name or fault with old name.</text:p>
      <text:p text:style-name="P6"><text:s text:c="6"/>--&gt;</text:p>
      <text:p text:style-name="P6"><text:s text:c="6"/>&lt;xsd:complexType name="PairType"&gt; </text:p>
      <text:p text:style-name="P6"><text:s text:c="8"/>&lt;xsd:sequence&gt;</text:p>
      <text:p text:style-name="P6"><text:s text:c="10"/>&lt;xsd:element name="Source" type="sm:ItemReferenceType"/&gt;</text:p>
      <text:p text:style-name="P6"><text:s text:c="10"/>&lt;xsd:element name="Destination" type="sm:ItemReferenceType"/&gt;</text:p>
      <text:p text:style-name="P6"><text:s text:c="8"/>&lt;/xsd:sequence&gt;</text:p>
      <text:p text:style-name="P6"><text:s text:c="6"/>&lt;/xsd:complexType&gt;</text:p>
      <text:p text:style-name="P6"><text:s text:c="6"/>&lt;xsd:complexType name="NewPairType"&gt; </text:p>
      <text:p text:style-name="P6"><text:s text:c="8"/>&lt;xsd:sequence&gt;</text:p>
      <text:p text:style-name="P6"><text:s text:c="10"/>&lt;xsd:element name="Source" type="sm:ItemReferenceType"/&gt;</text:p>
      <text:p text:style-name="P6"><text:s text:c="10"/>&lt;xsd:element name="DestinationFile" type="sm:FileDescriptionType"/&gt;</text:p>
      <text:p text:style-name="P6"><text:s text:c="10"/>&lt;xsd:element name="DestinationCollection" type="sm:CollectionDescriptionType"/&gt;</text:p>
      <text:p text:style-name="P6"><text:s text:c="8"/>&lt;/xsd:sequence&gt;</text:p>
      <text:p text:style-name="P6"><text:s text:c="6"/>&lt;/xsd:complexType&gt;</text:p>
      <text:p text:style-name="P6"/>
      <text:p text:style-name="P6"><text:s text:c="6"/>&lt;xsd:complexType name="MoveRequestType"&gt;</text:p>
      <text:p text:style-name="P6"><text:s text:c="8"/>&lt;xsd:sequence&gt;</text:p>
      <text:p text:style-name="P6"><text:s text:c="10"/>&lt;xsd:element name="Pair" type="sm:PairType" minOccurs="1" maxOccurs="unbounded"/&gt;</text:p>
      <text:p text:style-name="P6"><text:s text:c="8"/>&lt;/xsd:sequence&gt;</text:p>
      <text:p text:style-name="P6"><text:s text:c="6"/>&lt;/xsd:complexType&gt;</text:p>
      <text:p text:style-name="P6"><text:s text:c="6"/>&lt;xsd:element name="Move" type="sm:MoveRequestType"/&gt;</text:p>
      <text:p text:style-name="P6"/>
      <text:p text:style-name="P6"><text:s text:c="6"/>&lt;xsd:complexType name="MoveResponseType"&gt;</text:p>
      <text:p text:style-name="P6"><text:s text:c="8"/>&lt;xsd:sequence&gt;</text:p>
      <text:p text:style-name="P6"><text:s text:c="10"/>&lt;xsd:element name="File" <text:s/>type="sm:FileDescriptionType" minOccurs="0" maxOccurs="unbounded"/&gt;</text:p>
      <text:p text:style-name="P6"><text:s text:c="10"/>&lt;xsd:element name="Collection" <text:s/>type="sm:Collection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MoveResponse" type="sm:MoveResponseType"/&gt;</text:p>
      <text:p text:style-name="P6"/>
      <text:p text:style-name="P6"><text:s text:c="6"/>&lt;!--</text:p>
      <text:p text:style-name="P6"><text:s text:c="8"/>LN target logical name, link logical name</text:p>
      <text:p text:style-name="P6"/>
      <text:p text:style-name="P6"><text:s text:c="8"/>same as MV, only it does not remove the entry of the parent collection</text:p>
      <text:p text:style-name="P6"><text:s text:c="12"/>of the target logical name</text:p>
      <text:p text:style-name="P6"><text:s text:c="6"/>--&gt;</text:p>
      <text:p text:style-name="P6"><text:s text:c="6"/>&lt;xsd:complexType name="LinkRequestType"&gt;</text:p>
      <text:p text:style-name="P6"><text:s text:c="8"/>&lt;xsd:sequence&gt;</text:p>
      <text:p text:style-name="P6"><text:s text:c="10"/>&lt;xsd:element name="Pair" type="sm:PairType" minOccurs="1" maxOccurs="unbounded"/&gt;</text:p>
      <text:p text:style-name="P6"><text:s text:c="8"/>&lt;/xsd:sequence&gt;</text:p>
      <text:p text:style-name="P6"><text:s text:c="6"/>&lt;/xsd:complexType&gt;</text:p>
      <text:p text:style-name="P6"><text:s text:c="6"/>&lt;xsd:element name="Link" type="sm:LinkRequestType"/&gt;</text:p>
      <text:p text:style-name="P6"/>
      <text:p text:style-name="P6"><text:s text:c="6"/>&lt;xsd:complexType name="LinkResponseType"&gt;</text:p>
      <text:p text:style-name="P6"><text:s text:c="8"/>&lt;xsd:sequence&gt;</text:p>
      <text:p text:style-name="P6"><text:s text:c="10"/>&lt;xsd:element name="File" <text:s/>type="sm:FileDescriptionType" minOccurs="0" maxOccurs="unbounded"/&gt;</text:p>
      <text:p text:style-name="P6"><text:s text:c="10"/>&lt;xsd:element name="Collection" <text:s/>type="sm:Collection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LinkResponse" type="sm:LinkResponseType"/&gt;</text:p>
      <text:p text:style-name="P6"/>
      <text:p text:style-name="P6"/>
      <text:p text:style-name="P6"><text:s text:c="6"/>&lt;!--</text:p>
      <text:p text:style-name="P6"><text:s text:c="8"/>CP source logical name, target logical name</text:p>
      <text:p text:style-name="P6"/>
      <text:p text:style-name="P6"><text:s text:c="8"/>works on files only ???</text:p>
      <text:p text:style-name="P6"><text:s text:c="8"/>it is actually a PUT to the new logical name done by the Storage Manager itself</text:p>
      <text:p text:style-name="P6"><text:s text:c="8"/>using a replica of the source logical name, or done by the a Storage Element</text:p>
      <text:p text:style-name="P6"><text:s text:c="8"/>if it is capable</text:p>
      <text:p text:style-name="P6"><text:s text:c="6"/>--&gt;</text:p>
      <text:p text:style-name="P6"><text:s text:c="6"/>&lt;xsd:complexType name="CopyRequestType"&gt;</text:p>
      <text:p text:style-name="P6"><text:s text:c="8"/>&lt;xsd:sequence&gt;</text:p>
      <text:p text:style-name="P6"><text:s text:c="10"/>&lt;xsd:element name="Pair" type="sm:NewPairType" minOccurs="1" maxOccurs="unbounded"/&gt;</text:p>
      <text:p text:style-name="P6"><text:s text:c="8"/>&lt;/xsd:sequence&gt;</text:p>
      <text:p text:style-name="P6"><text:s text:c="6"/>&lt;/xsd:complexType&gt;</text:p>
      <text:p text:style-name="P6"><text:s text:c="6"/>&lt;xsd:element name="Copy" type="sm:CopyRequestType"/&gt;</text:p>
      <text:p text:style-name="P6"/>
      <text:p text:style-name="P6"><text:s text:c="6"/>&lt;xsd:complexType name="CopyResponseType"&gt;</text:p>
      <text:p text:style-name="P6"><text:s text:c="8"/>&lt;xsd:sequence&gt;</text:p>
      <text:p text:style-name="P6"><text:s text:c="10"/>&lt;xsd:element name="File" <text:s/>type="sm:FileDescriptionType" minOccurs="0" maxOccurs="unbounded"/&gt;</text:p>
      <text:p text:style-name="P6"><text:s text:c="10"/>&lt;xsd:element name="Collection" <text:s/>type="sm:CollectionDescriptionType" minOccurs="0" maxOccurs="unbounded"/&gt;</text:p>
      <text:p text:style-name="P6"><text:s text:c="10"/>&lt;xsd:element name="Fault" type="sm:FaultType" minOccurs="0" maxOccurs="unbounded"/&gt;</text:p>
      <text:p text:style-name="P6"><text:s text:c="8"/>&lt;/xsd:sequence&gt;</text:p>
      <text:p text:style-name="P6"><text:s text:c="6"/>&lt;/xsd:complexType&gt;</text:p>
      <text:p text:style-name="P6"><text:s text:c="6"/>&lt;xsd:element name="CopyResponse" type="sm:CopyResponseType"/&gt;</text:p>
      <text:p text:style-name="P6"/>
      <text:p text:style-name="P6"><text:s text:c="6"/>&lt;!--</text:p>
      <text:p text:style-name="P6"><text:s text:c="8"/>GLOB pattern</text:p>
      <text:p text:style-name="P6"><text:s text:c="8"/>using the Catalog, returns all the logical names matching the given pattern</text:p>
      <text:p text:style-name="P6"><text:s text:c="6"/>--&gt;</text:p>
      <text:p text:style-name="P6"><text:s text:c="6"/>&lt;xsd:complexType name="GlobRequestType"&gt;</text:p>
      <text:p text:style-name="P6"><text:s text:c="8"/>&lt;xsd:sequence&gt;</text:p>
      <text:p text:style-name="P6"><text:s text:c="10"/>&lt;xsd:element name="Pattern" type="sm:PatternType" minOccurs="1" maxOccurs="unbounded"/&gt;</text:p>
      <text:p text:style-name="P6"><text:s text:c="8"/>&lt;/xsd:sequence&gt;</text:p>
      <text:p text:style-name="P6"><text:s text:c="6"/>&lt;/xsd:complexType&gt;</text:p>
      <text:p text:style-name="P6"><text:s text:c="6"/>&lt;xsd:element name="Glob" type="sm:GlobRequestType"/&gt;</text:p>
      <text:p text:style-name="P6"/>
      <text:p text:style-name="P6"><text:s text:c="6"/>&lt;xsd:complexType name="GlobResponseType"&gt;</text:p>
      <text:p text:style-name="P6"><text:s text:c="8"/>&lt;xsd:sequence&gt;</text:p>
      <text:p text:style-name="P6"><text:s text:c="10"/>&lt;xsd:element name="File" <text:s/>type="sm:FileDescriptionType" minOccurs="0" maxOccurs="unbounded"/&gt;</text:p>
      <text:p text:style-name="P6"><text:s text:c="10"/>&lt;xsd:element name="Collection" type="sm:CollectionDescriptionType" minOccurs="0" maxOccurs="unbounded"/&gt;</text:p>
      <text:p text:style-name="P6"><text:s text:c="10"/>&lt;xsd:element name="Fault" type="sm:FaultType" minOccurs="0" maxOccurs="1"/&gt;</text:p>
      <text:p text:style-name="P6"><text:s text:c="8"/>&lt;/xsd:sequence&gt;</text:p>
      <text:p text:style-name="P6"><text:s text:c="6"/>&lt;/xsd:complexType&gt;</text:p>
      <text:p text:style-name="P6"><text:s text:c="6"/>&lt;xsd:element name="GlobResponse" type="sm:GlobResponseType"/&gt;</text:p>
      <text:p text:style-name="P6"/>
      <text:p text:style-name="P6"><text:s text:c="4"/>&lt;/xsd:schema&gt;</text:p>
      <text:p text:style-name="P6"><text:s text:c="2"/>&lt;/wsdl:types&gt;</text:p>
      <text:p text:style-name="P6"/>
      <text:p text:style-name="P6"><text:s text:c="2"/>&lt;!-- Messages --&gt;</text:p>
      <text:p text:style-name="P6"><text:s text:c="2"/>&lt;wsdl:message name="PutRequest"&gt;</text:p>
      <text:p text:style-name="P6"><text:s text:c="4"/>&lt;wsdl:part name="parameters" element="sm:Put"/&gt;</text:p>
      <text:p text:style-name="P6"><text:s text:c="2"/>&lt;/wsdl:message&gt;</text:p>
      <text:p text:style-name="P6"/>
      <text:p text:style-name="P6"><text:s text:c="2"/>&lt;wsdl:message name="PutResponse"&gt;</text:p>
      <text:p text:style-name="P6"><text:s text:c="4"/>&lt;wsdl:part name="parameters" element="sm:PutResponse"/&gt;</text:p>
      <text:p text:style-name="P6"><text:s text:c="2"/>&lt;/wsdl:message&gt;</text:p>
      <text:p text:style-name="P6"/>
      <text:p text:style-name="P6"><text:s text:c="2"/>&lt;wsdl:message name="GetRequest"&gt;</text:p>
      <text:p text:style-name="P6"><text:s text:c="4"/>&lt;wsdl:part name="parameters" element="sm:Get"/&gt;</text:p>
      <text:p text:style-name="P6"><text:s text:c="2"/>&lt;/wsdl:message&gt;</text:p>
      <text:p text:style-name="P6"/>
      <text:p text:style-name="P6"><text:s text:c="2"/>&lt;wsdl:message name="GetResponse"&gt;</text:p>
      <text:p text:style-name="P6"><text:s text:c="4"/>&lt;wsdl:part name="parameters" element="sm:GetResponse"/&gt;</text:p>
      <text:p text:style-name="P6"><text:s text:c="2"/>&lt;/wsdl:message&gt;</text:p>
      <text:p text:style-name="P6"/>
      <text:p text:style-name="P6"><text:s text:c="2"/>&lt;wsdl:message name="DelRequest"&gt;</text:p>
      <text:p text:style-name="P6"><text:s text:c="4"/>&lt;wsdl:part name="parameters" element="sm:Del"/&gt;</text:p>
      <text:p text:style-name="P6"><text:s text:c="2"/>&lt;/wsdl:message&gt;</text:p>
      <text:p text:style-name="P6"/>
      <text:p text:style-name="P6"><text:s text:c="2"/>&lt;wsdl:message name="DelResponse"&gt;</text:p>
      <text:p text:style-name="P6"><text:s text:c="4"/>&lt;wsdl:part name="parameters" element="sm:DelResponse"/&gt;</text:p>
      <text:p text:style-name="P6"><text:s text:c="2"/>&lt;/wsdl:message&gt;</text:p>
      <text:p text:style-name="P6"/>
      <text:p text:style-name="P6"><text:s text:c="2"/>&lt;wsdl:message name="StatRequest"&gt;</text:p>
      <text:p text:style-name="P6"><text:s text:c="4"/>&lt;wsdl:part name="parameters" element="sm:Stat"/&gt;</text:p>
      <text:p text:style-name="P6"><text:s text:c="2"/>&lt;/wsdl:message&gt;</text:p>
      <text:p text:style-name="P6"/>
      <text:p text:style-name="P6"><text:s text:c="2"/>&lt;wsdl:message name="StatResponse"&gt;</text:p>
      <text:p text:style-name="P6"><text:s text:c="4"/>&lt;wsdl:part name="parameters" element="sm:StatResponse"/&gt;</text:p>
      <text:p text:style-name="P6"><text:s text:c="2"/>&lt;/wsdl:message&gt;</text:p>
      <text:p text:style-name="P6"/>
      <text:p text:style-name="P6"><text:s text:c="2"/>&lt;wsdl:message name="ModifyRequest"&gt;</text:p>
      <text:p text:style-name="P6"><text:s text:c="4"/>&lt;wsdl:part name="parameters" element="sm:Modify"/&gt;</text:p>
      <text:p text:style-name="P6"><text:s text:c="2"/>&lt;/wsdl:message&gt;</text:p>
      <text:p text:style-name="P6"/>
      <text:p text:style-name="P6"><text:s text:c="2"/>&lt;wsdl:message name="ModifyResponse"&gt;</text:p>
      <text:p text:style-name="P6"><text:s text:c="4"/>&lt;wsdl:part name="parameters" element="sm:ModifyResponse"/&gt;</text:p>
      <text:p text:style-name="P6"><text:s text:c="2"/>&lt;/wsdl:message&gt;</text:p>
      <text:p text:style-name="P6"/>
      <text:p text:style-name="P6"><text:s text:c="2"/>&lt;wsdl:message name="MakeRequest"&gt;</text:p>
      <text:p text:style-name="P6"><text:s text:c="4"/>&lt;wsdl:part name="parameters" element="sm:Make"/&gt;</text:p>
      <text:p text:style-name="P6"><text:s text:c="2"/>&lt;/wsdl:message&gt;</text:p>
      <text:p text:style-name="P6"/>
      <text:p text:style-name="P6"><text:s text:c="2"/>&lt;wsdl:message name="MakeResponse"&gt;</text:p>
      <text:p text:style-name="P6"><text:s text:c="4"/>&lt;wsdl:part name="parameters" element="sm:MakeResponse"/&gt;</text:p>
      <text:p text:style-name="P6"><text:s text:c="2"/>&lt;/wsdl:message&gt;</text:p>
      <text:p text:style-name="P6"/>
      <text:p text:style-name="P6"><text:s text:c="2"/>&lt;wsdl:message name="ListRequest"&gt;</text:p>
      <text:p text:style-name="P6"><text:s text:c="4"/>&lt;wsdl:part name="parameters" element="sm:List"/&gt;</text:p>
      <text:p text:style-name="P6"><text:s text:c="2"/>&lt;/wsdl:message&gt;</text:p>
      <text:p text:style-name="P6"/>
      <text:p text:style-name="P6"><text:s text:c="2"/>&lt;wsdl:message name="ListResponse"&gt;</text:p>
      <text:p text:style-name="P6"><text:s text:c="4"/>&lt;wsdl:part name="parameters" element="sm:ListResponse"/&gt;</text:p>
      <text:p text:style-name="P6"><text:s text:c="2"/>&lt;/wsdl:message&gt;</text:p>
      <text:p text:style-name="P6"/>
      <text:p text:style-name="P6"><text:s text:c="2"/>&lt;wsdl:message name="MoveRequest"&gt;</text:p>
      <text:p text:style-name="P6"><text:s text:c="4"/>&lt;wsdl:part name="parameters" element="sm:Move"/&gt;</text:p>
      <text:p text:style-name="P6"><text:s text:c="2"/>&lt;/wsdl:message&gt;</text:p>
      <text:p text:style-name="P6"/>
      <text:p text:style-name="P6"><text:s text:c="2"/>&lt;wsdl:message name="MoveResponse"&gt;</text:p>
      <text:p text:style-name="P6"><text:s text:c="4"/>&lt;wsdl:part name="parameters" element="sm:MoveResponse"/&gt;</text:p>
      <text:p text:style-name="P6"><text:s text:c="2"/>&lt;/wsdl:message&gt;</text:p>
      <text:p text:style-name="P6"/>
      <text:p text:style-name="P6"><text:s text:c="2"/>&lt;wsdl:message name="LinkRequest"&gt;</text:p>
      <text:p text:style-name="P6"><text:s text:c="4"/>&lt;wsdl:part name="parameters" element="sm:Link"/&gt;</text:p>
      <text:p text:style-name="P6"><text:s text:c="2"/>&lt;/wsdl:message&gt;</text:p>
      <text:p text:style-name="P6"/>
      <text:p text:style-name="P6"><text:s text:c="2"/>&lt;wsdl:message name="LinkResponse"&gt;</text:p>
      <text:p text:style-name="P6"><text:s text:c="4"/>&lt;wsdl:part name="parameters" element="sm:LinkResponse"/&gt;</text:p>
      <text:p text:style-name="P6"><text:s text:c="2"/>&lt;/wsdl:message&gt;</text:p>
      <text:p text:style-name="P6"/>
      <text:p text:style-name="P6"><text:s text:c="2"/>&lt;wsdl:message name="CopyRequest"&gt;</text:p>
      <text:p text:style-name="P6"><text:s text:c="4"/>&lt;wsdl:part name="parameters" element="sm:Copy"/&gt;</text:p>
      <text:p text:style-name="P6"><text:s text:c="2"/>&lt;/wsdl:message&gt;</text:p>
      <text:p text:style-name="P6"/>
      <text:p text:style-name="P6"><text:s text:c="2"/>&lt;wsdl:message name="CopyResponse"&gt;</text:p>
      <text:p text:style-name="P6"><text:s text:c="4"/>&lt;wsdl:part name="parameters" element="sm:CopyResponse"/&gt;</text:p>
      <text:p text:style-name="P6"><text:s text:c="2"/>&lt;/wsdl:message&gt;</text:p>
      <text:p text:style-name="P6"/>
      <text:p text:style-name="P6"><text:s text:c="2"/>&lt;wsdl:message name="GlobRequest"&gt;</text:p>
      <text:p text:style-name="P6"><text:s text:c="4"/>&lt;wsdl:part name="parameters" element="sm:Glob"/&gt;</text:p>
      <text:p text:style-name="P6"><text:s text:c="2"/>&lt;/wsdl:message&gt;</text:p>
      <text:p text:style-name="P6"/>
      <text:p text:style-name="P6"><text:s text:c="2"/>&lt;wsdl:message name="GlobResponse"&gt;</text:p>
      <text:p text:style-name="P6"><text:s text:c="4"/>&lt;wsdl:part name="parameters" element="sm:GlobResponse"/&gt;</text:p>
      <text:p text:style-name="P6"><text:s text:c="2"/>&lt;/wsdl:message&gt;</text:p>
      <text:p text:style-name="P6"/>
      <text:p text:style-name="P6"><text:s text:c="2"/>&lt;!-- Port Type --&gt;</text:p>
      <text:p text:style-name="P6"><text:s text:c="2"/>&lt;wsdl:portType name="StorageManagerPortType"&gt;</text:p>
      <text:p text:style-name="P6"/>
      <text:p text:style-name="P6"><text:s text:c="4"/>&lt;wsdl:operation name="Put"&gt;</text:p>
      <text:p text:style-name="P6"><text:s text:c="6"/>&lt;wsdl:input <text:s/>name="PutRequest" message="sm:PutRequest"/&gt;</text:p>
      <text:p text:style-name="P6"><text:s text:c="6"/>&lt;wsdl:output name="PutResponse" message="sm:PutResponse"/&gt;</text:p>
      <text:p text:style-name="P6"><text:s text:c="4"/>&lt;/wsdl:operation&gt;</text:p>
      <text:p text:style-name="P6"/>
      <text:p text:style-name="P6"><text:s text:c="4"/>&lt;wsdl:operation name="Get"&gt;</text:p>
      <text:p text:style-name="P6"><text:s text:c="6"/>&lt;wsdl:input <text:s/>name="GetRequest" message="sm:GetRequest"/&gt;</text:p>
      <text:p text:style-name="P6"><text:s text:c="6"/>&lt;wsdl:output name="GetResponse" message="sm:GetResponse"/&gt;</text:p>
      <text:p text:style-name="P6"><text:s text:c="4"/>&lt;/wsdl:operation&gt;</text:p>
      <text:p text:style-name="P6"/>
      <text:p text:style-name="P6"><text:s text:c="4"/>&lt;wsdl:operation name="Del"&gt;</text:p>
      <text:p text:style-name="P6"><text:s text:c="6"/>&lt;wsdl:input <text:s/>name="DelRequest" message="sm:DelRequest"/&gt;</text:p>
      <text:p text:style-name="P6"><text:s text:c="6"/>&lt;wsdl:output name="DelResponse" message="sm:DelResponse"/&gt;</text:p>
      <text:p text:style-name="P6"><text:s text:c="4"/>&lt;/wsdl:operation&gt;</text:p>
      <text:p text:style-name="P6"/>
      <text:p text:style-name="P6"><text:s text:c="4"/>&lt;wsdl:operation name="Stat"&gt;</text:p>
      <text:p text:style-name="P6"><text:s text:c="6"/>&lt;wsdl:input <text:s/>name="StatRequest" message="sm:StatRequest"/&gt;</text:p>
      <text:p text:style-name="P6"><text:s text:c="6"/>&lt;wsdl:output name="StatResponse" message="sm:StatResponse"/&gt;</text:p>
      <text:p text:style-name="P6"><text:s text:c="4"/>&lt;/wsdl:operation&gt;</text:p>
      <text:p text:style-name="P6"/>
      <text:p text:style-name="P6"><text:s text:c="4"/>&lt;wsdl:operation name="Modify"&gt;</text:p>
      <text:p text:style-name="P6"><text:s text:c="6"/>&lt;wsdl:input <text:s/>name="ModifyRequest" message="sm:ModifyRequest"/&gt;</text:p>
      <text:p text:style-name="P6"><text:s text:c="6"/>&lt;wsdl:output name="ModifyResponse" message="sm:ModifyResponse"/&gt;</text:p>
      <text:p text:style-name="P6"><text:s text:c="4"/>&lt;/wsdl:operation&gt;</text:p>
      <text:p text:style-name="P6"/>
      <text:p text:style-name="P6"><text:s text:c="4"/>&lt;wsdl:operation name="Make"&gt;</text:p>
      <text:p text:style-name="P6"><text:s text:c="6"/>&lt;wsdl:input <text:s/>name="MakeRequest" message="sm:ModifyRequest"/&gt;</text:p>
      <text:p text:style-name="P6"><text:s text:c="6"/>&lt;wsdl:output name="MakeResponse" message="sm:ModifyResponse"/&gt;</text:p>
      <text:p text:style-name="P6"><text:s text:c="4"/>&lt;/wsdl:operation&gt;</text:p>
      <text:p text:style-name="P6"/>
      <text:p text:style-name="P6"><text:s text:c="4"/>&lt;wsdl:operation name="List"&gt;</text:p>
      <text:p text:style-name="P6"><text:s text:c="6"/>&lt;wsdl:input <text:s/>name="ListRequest" message="sm:ListRequest"/&gt;</text:p>
      <text:p text:style-name="P6"><text:s text:c="6"/>&lt;wsdl:output name="ListResponse" message="sm:ListResponse"/&gt;</text:p>
      <text:p text:style-name="P6"><text:s text:c="4"/>&lt;/wsdl:operation&gt;</text:p>
      <text:p text:style-name="P6"/>
      <text:p text:style-name="P6"><text:s text:c="4"/>&lt;wsdl:operation name="Move"&gt;</text:p>
      <text:p text:style-name="P6"><text:s text:c="6"/>&lt;wsdl:input <text:s/>name="MoveRequest" message="sm:MoveRequest"/&gt;</text:p>
      <text:p text:style-name="P6"><text:s text:c="6"/>&lt;wsdl:output name="MoveResponse" message="sm:MoveResponse"/&gt;</text:p>
      <text:p text:style-name="P6"><text:s text:c="4"/>&lt;/wsdl:operation&gt;</text:p>
      <text:p text:style-name="P6"/>
      <text:p text:style-name="P6"><text:s text:c="4"/>&lt;wsdl:operation name="Link"&gt;</text:p>
      <text:p text:style-name="P6"><text:s text:c="6"/>&lt;wsdl:input <text:s/>name="LinkRequest" message="sm:LinkRequest"/&gt;</text:p>
      <text:p text:style-name="P6"><text:s text:c="6"/>&lt;wsdl:output name="LinkResponse" message="sm:LinkResponse"/&gt;</text:p>
      <text:p text:style-name="P6"><text:s text:c="4"/>&lt;/wsdl:operation&gt;</text:p>
      <text:p text:style-name="P6"/>
      <text:p text:style-name="P6"><text:s text:c="4"/>&lt;wsdl:operation name="Copy"&gt;</text:p>
      <text:p text:style-name="P6"><text:s text:c="6"/>&lt;wsdl:input <text:s/>name="CopyRequest" message="sm:CopyRequest"/&gt;</text:p>
      <text:p text:style-name="P6"><text:s text:c="6"/>&lt;wsdl:output name="CopyResponse" message="sm:CopyResponse"/&gt;</text:p>
      <text:p text:style-name="P6"><text:s text:c="4"/>&lt;/wsdl:operation&gt;</text:p>
      <text:p text:style-name="P6"/>
      <text:p text:style-name="P6"><text:s text:c="4"/>&lt;wsdl:operation name="Glob"&gt;</text:p>
      <text:p text:style-name="P6"><text:s text:c="6"/>&lt;wsdl:input <text:s/>name="GlobRequest" message="sm:GlobRequest"/&gt;</text:p>
      <text:p text:style-name="P6"><text:s text:c="6"/>&lt;wsdl:output name="GlobResponse" message="sm:GlobResponse"/&gt;</text:p>
      <text:p text:style-name="P6"><text:s text:c="4"/>&lt;/wsdl:operation&gt;</text:p>
      <text:p text:style-name="P6"/>
      <text:p text:style-name="P6"><text:s text:c="2"/>&lt;/wsdl:portType&gt;</text:p>
      <text:p text:style-name="P6"/>
      <text:p text:style-name="P6"><text:s text:c="2"/>&lt;!-- Bindings --&gt;</text:p>
      <text:p text:style-name="P6"><text:s text:c="2"/>&lt;wsdl:binding name="StorageManagerBinding" type="sm:StorageManagerPortType"&gt;</text:p>
      <text:p text:style-name="P6"><text:s text:c="4"/>&lt;soap:binding style="document" transport="http://schemas.xmlsoap.org/soap/http" /&gt;</text:p>
      <text:p text:style-name="P6"/>
      <text:p text:style-name="P6"><text:s text:c="4"/>&lt;wsdl:operation name="Put"&gt;</text:p>
      <text:p text:style-name="P6"><text:s text:c="6"/>&lt;soap:operation/&gt;</text:p>
      <text:p text:style-name="P6"><text:s text:c="6"/>&lt;wsdl:input name="PutRequest"&gt;</text:p>
      <text:p text:style-name="P6"><text:s text:c="8"/>&lt;soap:body use="literal" /&gt;</text:p>
      <text:p text:style-name="P6"><text:s text:c="6"/>&lt;/wsdl:input&gt;</text:p>
      <text:p text:style-name="P6"><text:s text:c="6"/>&lt;wsdl:output name="PutResponse"&gt;</text:p>
      <text:p text:style-name="P6"><text:s text:c="8"/>&lt;soap:body use="literal" /&gt;</text:p>
      <text:p text:style-name="P6"><text:s text:c="6"/>&lt;/wsdl:output&gt;</text:p>
      <text:p text:style-name="P6"><text:s text:c="4"/>&lt;/wsdl:operation&gt;</text:p>
      <text:p text:style-name="P6"/>
      <text:p text:style-name="P6"><text:s text:c="4"/>&lt;wsdl:operation name="Get"&gt;</text:p>
      <text:p text:style-name="P6"><text:s text:c="6"/>&lt;soap:operation/&gt;</text:p>
      <text:p text:style-name="P6"><text:s text:c="6"/>&lt;wsdl:input name="GetRequest"&gt;</text:p>
      <text:p text:style-name="P6"><text:s text:c="8"/>&lt;soap:body use="literal" /&gt;</text:p>
      <text:p text:style-name="P6"><text:s text:c="6"/>&lt;/wsdl:input&gt;</text:p>
      <text:p text:style-name="P6"><text:s text:c="6"/>&lt;wsdl:output name="GetResponse"&gt;</text:p>
      <text:p text:style-name="P6"><text:s text:c="8"/>&lt;soap:body use="literal" /&gt;</text:p>
      <text:p text:style-name="P6"><text:s text:c="6"/>&lt;/wsdl:output&gt;</text:p>
      <text:p text:style-name="P6"><text:s text:c="4"/>&lt;/wsdl:operation&gt;</text:p>
      <text:p text:style-name="P6"/>
      <text:p text:style-name="P6"><text:s text:c="4"/>&lt;wsdl:operation name="Del"&gt;</text:p>
      <text:p text:style-name="P6"><text:s text:c="6"/>&lt;soap:operation/&gt;</text:p>
      <text:p text:style-name="P6"><text:s text:c="6"/>&lt;wsdl:input name="DelRequest"&gt;</text:p>
      <text:p text:style-name="P6"><text:s text:c="8"/>&lt;soap:body use="literal" /&gt;</text:p>
      <text:p text:style-name="P6"><text:s text:c="6"/>&lt;/wsdl:input&gt;</text:p>
      <text:p text:style-name="P6"><text:s text:c="6"/>&lt;wsdl:output name="DelResponse"&gt;</text:p>
      <text:p text:style-name="P6"><text:s text:c="8"/>&lt;soap:body use="literal" /&gt;</text:p>
      <text:p text:style-name="P6"><text:s text:c="6"/>&lt;/wsdl:output&gt;</text:p>
      <text:p text:style-name="P6"><text:s text:c="4"/>&lt;/wsdl:operation&gt;</text:p>
      <text:p text:style-name="P6"/>
      <text:p text:style-name="P6"><text:s text:c="4"/>&lt;wsdl:operation name="Stat"&gt;</text:p>
      <text:p text:style-name="P6"><text:s text:c="6"/>&lt;soap:operation/&gt;</text:p>
      <text:p text:style-name="P6"><text:s text:c="6"/>&lt;wsdl:input name="StatRequest"&gt;</text:p>
      <text:p text:style-name="P6"><text:s text:c="8"/>&lt;soap:body use="literal" /&gt;</text:p>
      <text:p text:style-name="P6"><text:s text:c="6"/>&lt;/wsdl:input&gt;</text:p>
      <text:p text:style-name="P6"><text:s text:c="6"/>&lt;wsdl:output name="StatResponse"&gt;</text:p>
      <text:p text:style-name="P6"><text:s text:c="8"/>&lt;soap:body use="literal" /&gt;</text:p>
      <text:p text:style-name="P6"><text:s text:c="6"/>&lt;/wsdl:output&gt;</text:p>
      <text:p text:style-name="P6"><text:s text:c="4"/>&lt;/wsdl:operation&gt;</text:p>
      <text:p text:style-name="P6"/>
      <text:p text:style-name="P6"><text:s text:c="4"/>&lt;wsdl:operation name="Modify"&gt;</text:p>
      <text:p text:style-name="P6"><text:s text:c="6"/>&lt;soap:operation/&gt;</text:p>
      <text:p text:style-name="P6"><text:s text:c="6"/>&lt;wsdl:input name="ModifyRequest"&gt;</text:p>
      <text:p text:style-name="P6"><text:s text:c="8"/>&lt;soap:body use="literal" /&gt;</text:p>
      <text:p text:style-name="P6"><text:s text:c="6"/>&lt;/wsdl:input&gt;</text:p>
      <text:p text:style-name="P6"><text:s text:c="6"/>&lt;wsdl:output name="ModifyResponse"&gt;</text:p>
      <text:p text:style-name="P6"><text:s text:c="8"/>&lt;soap:body use="literal" /&gt;</text:p>
      <text:p text:style-name="P6"><text:s text:c="6"/>&lt;/wsdl:output&gt;</text:p>
      <text:p text:style-name="P6"><text:s text:c="4"/>&lt;/wsdl:operation&gt;</text:p>
      <text:p text:style-name="P6"/>
      <text:p text:style-name="P6"><text:s text:c="4"/>&lt;wsdl:operation name="Make"&gt;</text:p>
      <text:p text:style-name="P6"><text:s text:c="6"/>&lt;soap:operation/&gt;</text:p>
      <text:p text:style-name="P6"><text:s text:c="6"/>&lt;wsdl:input name="MakeRequest"&gt;</text:p>
      <text:p text:style-name="P6"><text:s text:c="8"/>&lt;soap:body use="literal" /&gt;</text:p>
      <text:p text:style-name="P6"><text:s text:c="6"/>&lt;/wsdl:input&gt;</text:p>
      <text:p text:style-name="P6"><text:s text:c="6"/>&lt;wsdl:output name="MakeResponse"&gt;</text:p>
      <text:p text:style-name="P6"><text:s text:c="8"/>&lt;soap:body use="literal" /&gt;</text:p>
      <text:p text:style-name="P6"><text:s text:c="6"/>&lt;/wsdl:output&gt;</text:p>
      <text:p text:style-name="P6"><text:s text:c="4"/>&lt;/wsdl:operation&gt;</text:p>
      <text:p text:style-name="P6"/>
      <text:p text:style-name="P6"><text:s text:c="4"/>&lt;wsdl:operation name="List"&gt;</text:p>
      <text:p text:style-name="P6"><text:s text:c="6"/>&lt;soap:operation/&gt;</text:p>
      <text:p text:style-name="P6"><text:s text:c="6"/>&lt;wsdl:input name="ListRequest"&gt;</text:p>
      <text:p text:style-name="P6"><text:s text:c="8"/>&lt;soap:body use="literal" /&gt;</text:p>
      <text:p text:style-name="P6"><text:s text:c="6"/>&lt;/wsdl:input&gt;</text:p>
      <text:p text:style-name="P6"><text:s text:c="6"/>&lt;wsdl:output name="ListResponse"&gt;</text:p>
      <text:p text:style-name="P6"><text:s text:c="8"/>&lt;soap:body use="literal" /&gt;</text:p>
      <text:p text:style-name="P6"><text:s text:c="6"/>&lt;/wsdl:output&gt;</text:p>
      <text:p text:style-name="P6"><text:s text:c="4"/>&lt;/wsdl:operation&gt;</text:p>
      <text:p text:style-name="P6"/>
      <text:p text:style-name="P6"><text:s text:c="4"/>&lt;wsdl:operation name="Move"&gt;</text:p>
      <text:p text:style-name="P6"><text:s text:c="6"/>&lt;soap:operation/&gt;</text:p>
      <text:p text:style-name="P6"><text:s text:c="6"/>&lt;wsdl:input name="MoveRequest"&gt;</text:p>
      <text:p text:style-name="P6"><text:s text:c="8"/>&lt;soap:body use="literal" /&gt;</text:p>
      <text:p text:style-name="P6"><text:s text:c="6"/>&lt;/wsdl:input&gt;</text:p>
      <text:p text:style-name="P6"><text:s text:c="6"/>&lt;wsdl:output name="MoveResponse"&gt;</text:p>
      <text:p text:style-name="P6"><text:s text:c="8"/>&lt;soap:body use="literal" /&gt;</text:p>
      <text:p text:style-name="P6"><text:s text:c="6"/>&lt;/wsdl:output&gt;</text:p>
      <text:p text:style-name="P6"><text:s text:c="4"/>&lt;/wsdl:operation&gt;</text:p>
      <text:p text:style-name="P6"/>
      <text:p text:style-name="P6"><text:s text:c="4"/>&lt;wsdl:operation name="Link"&gt;</text:p>
      <text:p text:style-name="P6"><text:s text:c="6"/>&lt;soap:operation/&gt;</text:p>
      <text:p text:style-name="P6"><text:s text:c="6"/>&lt;wsdl:input name="LinkRequest"&gt;</text:p>
      <text:p text:style-name="P6"><text:s text:c="8"/>&lt;soap:body use="literal" /&gt;</text:p>
      <text:p text:style-name="P6"><text:s text:c="6"/>&lt;/wsdl:input&gt;</text:p>
      <text:p text:style-name="P6"><text:s text:c="6"/>&lt;wsdl:output name="LinkResponse"&gt;</text:p>
      <text:p text:style-name="P6"><text:s text:c="8"/>&lt;soap:body use="literal" /&gt;</text:p>
      <text:p text:style-name="P6"><text:s text:c="6"/>&lt;/wsdl:output&gt;</text:p>
      <text:p text:style-name="P6"><text:s text:c="4"/>&lt;/wsdl:operation&gt;</text:p>
      <text:p text:style-name="P6"/>
      <text:p text:style-name="P6"><text:s text:c="4"/>&lt;wsdl:operation name="Copy"&gt;</text:p>
      <text:p text:style-name="P6"><text:s text:c="6"/>&lt;soap:operation/&gt;</text:p>
      <text:p text:style-name="P6"><text:s text:c="6"/>&lt;wsdl:input name="CopyRequest"&gt;</text:p>
      <text:p text:style-name="P6"><text:s text:c="8"/>&lt;soap:body use="literal" /&gt;</text:p>
      <text:p text:style-name="P6"><text:s text:c="6"/>&lt;/wsdl:input&gt;</text:p>
      <text:p text:style-name="P6"><text:s text:c="6"/>&lt;wsdl:output name="CopyResponse"&gt;</text:p>
      <text:p text:style-name="P6"><text:s text:c="8"/>&lt;soap:body use="literal" /&gt;</text:p>
      <text:p text:style-name="P6"><text:s text:c="6"/>&lt;/wsdl:output&gt;</text:p>
      <text:p text:style-name="P6"><text:s text:c="4"/>&lt;/wsdl:operation&gt;</text:p>
      <text:p text:style-name="P6"/>
      <text:p text:style-name="P6"><text:s text:c="4"/>&lt;wsdl:operation name="Glob"&gt;</text:p>
      <text:p text:style-name="P6"><text:s text:c="6"/>&lt;soap:operation/&gt;</text:p>
      <text:p text:style-name="P6"><text:s text:c="6"/>&lt;wsdl:input name="GlobRequest"&gt;</text:p>
      <text:p text:style-name="P6"><text:s text:c="8"/>&lt;soap:body use="literal" /&gt;</text:p>
      <text:p text:style-name="P6"><text:s text:c="6"/>&lt;/wsdl:input&gt;</text:p>
      <text:p text:style-name="P6"><text:s text:c="6"/>&lt;wsdl:output name="GlobResponse"&gt;</text:p>
      <text:p text:style-name="P6"><text:s text:c="8"/>&lt;soap:body use="literal" /&gt;</text:p>
      <text:p text:style-name="P6"><text:s text:c="6"/>&lt;/wsdl:output&gt;</text:p>
      <text:p text:style-name="P6"><text:s text:c="4"/>&lt;/wsdl:operation&gt;</text:p>
      <text:p text:style-name="P6"/>
      <text:p text:style-name="P6"><text:s text:c="2"/>&lt;/wsdl:binding&gt;</text:p>
      <text:p text:style-name="P6"><text:s text:c="2"/></text:p>
      <text:p text:style-name="P6"><text:s text:c="2"/>&lt;wsdl:binding name="GetResourcePropertyDocument" type="wsrf-rpw:GetResourcePropertyDocument"&gt;</text:p>
      <text:p text:style-name="P6"><text:s text:c="4"/>&lt;soap:binding style="document" transport="http://schemas.xmlsoap.org/soap/http"/&gt;</text:p>
      <text:p text:style-name="P6"><text:s text:c="4"/>&lt;wsdl:operation name="GetResourcePropertyDocument"&gt;</text:p>
      <text:p text:style-name="P6"><text:s text:c="6"/>&lt;soap:operation soapAction="GetResourcePropertyDocument"/&gt;</text:p>
      <text:p text:style-name="P6"><text:s text:c="6"/>&lt;wsdl:input name="wsrf-rpw:GetResourcePropertyDocumentRequest"&gt;</text:p>
      <text:p text:style-name="P6"><text:s text:c="8"/>&lt;soap:body use="literal"/&gt;</text:p>
      <text:p text:style-name="P6"><text:s text:c="6"/>&lt;/wsdl:input&gt;</text:p>
      <text:p text:style-name="P6"><text:s text:c="6"/>&lt;wsdl:output name="wsrf-rpw:GetResourcePropertyDocumentResponse"&gt;</text:p>
      <text:p text:style-name="P6"><text:s text:c="8"/>&lt;soap:body use="literal"/&gt;</text:p>
      <text:p text:style-name="P6"><text:s text:c="6"/>&lt;/wsdl:output&gt;</text:p>
      <text:p text:style-name="P6"><text:s text:c="6"/>&lt;wsdl:fault name="ResourceUnknownFault"&gt;</text:p>
      <text:p text:style-name="P6"><text:s text:c="8"/>&lt;soap:fault name="ResourceUnknownFault" use="literal" /&gt;</text:p>
      <text:p text:style-name="P6"><text:s text:c="6"/>&lt;/wsdl:fault&gt;</text:p>
      <text:p text:style-name="P6"><text:s text:c="6"/>&lt;wsdl:fault name="ResourceUnavailableFault"&gt;</text:p>
      <text:p text:style-name="P6"><text:s text:c="8"/>&lt;soap:fault name="ResourceUnavailabbleFault" use="literal" /&gt;</text:p>
      <text:p text:style-name="P6"><text:s text:c="6"/>&lt;/wsdl:fault&gt;</text:p>
      <text:p text:style-name="P6"><text:s text:c="4"/>&lt;/wsdl:operation&gt;</text:p>
      <text:p text:style-name="P6"><text:s text:c="2"/>&lt;/wsdl:binding&gt;</text:p>
      <text:p text:style-name="P6"/>
      <text:p text:style-name="P6"><text:s text:c="2"/>&lt;wsdl:binding name="GetResourceProperty" type="wsrf-rpw:GetResourceProperty"&gt;</text:p>
      <text:p text:style-name="P6"><text:s text:c="4"/>&lt;soap:binding style="document" transport="http://schemas.xmlsoap.org/soap/http"/&gt;</text:p>
      <text:p text:style-name="P6"><text:s text:c="4"/>&lt;wsdl:operation name="GetResourceProperty"&gt;</text:p>
      <text:p text:style-name="P6"><text:s text:c="6"/>&lt;soap:operation soapAction="GetResourceProperty"/&gt;</text:p>
      <text:p text:style-name="P6"><text:s text:c="6"/>&lt;wsdl:input name="wsrf-rpw:GetResourcePropertyRequest"&gt;</text:p>
      <text:p text:style-name="P6"><text:s text:c="8"/>&lt;soap:body use="literal"/&gt;</text:p>
      <text:p text:style-name="P6"><text:s text:c="6"/>&lt;/wsdl:input&gt;</text:p>
      <text:p text:style-name="P6"><text:s text:c="6"/>&lt;wsdl:output name="wsrf-rpw:GetResourcePropertyResponse"&gt;</text:p>
      <text:p text:style-name="P6"><text:s text:c="8"/>&lt;soap:body use="literal"/&gt;</text:p>
      <text:p text:style-name="P6"><text:s text:c="6"/>&lt;/wsdl:output&gt;</text:p>
      <text:p text:style-name="P6"><text:s text:c="6"/>&lt;wsdl:fault name="ResourceUnknownFault"&gt;</text:p>
      <text:p text:style-name="P6"><text:s text:c="8"/>&lt;soap:fault name="ResourceUnknownFault" use="literal" /&gt;</text:p>
      <text:p text:style-name="P6"><text:s text:c="6"/>&lt;/wsdl:fault&gt;</text:p>
      <text:p text:style-name="P6"><text:s text:c="6"/>&lt;wsdl:fault name="ResourceUnavailableFault"&gt;</text:p>
      <text:p text:style-name="P6"><text:s text:c="8"/>&lt;soap:fault name="ResourceUnavailabbleFault" use="literal" /&gt;</text:p>
      <text:p text:style-name="P6"><text:s text:c="6"/>&lt;/wsdl:fault&gt;</text:p>
      <text:p text:style-name="P6"><text:s text:c="6"/>&lt;wsdl:fault name="InvalidResourcePropertyQNameFault"&gt;</text:p>
      <text:p text:style-name="P6"><text:s text:c="8"/>&lt;soap:fault name="InvalidResourcePropertyQNameFault" use="literal" /&gt;</text:p>
      <text:p text:style-name="P6"><text:s text:c="6"/>&lt;/wsdl:fault&gt;</text:p>
      <text:p text:style-name="P6"><text:s text:c="4"/>&lt;/wsdl:operation&gt;</text:p>
      <text:p text:style-name="P6"><text:s text:c="2"/>&lt;/wsdl:binding&gt;</text:p>
      <text:p text:style-name="P6"/>
      <text:p text:style-name="P6"><text:s text:c="2"/>&lt;wsdl:binding name="QueryResourceProperties" type="wsrf:QueryResourceProperties"&gt;</text:p>
      <text:p text:style-name="P6"><text:s text:c="4"/>&lt;soap:binding style="document" transport="http://schemas.xmlsoap.org/soap/http"/&gt;</text:p>
      <text:p text:style-name="P6"><text:s text:c="4"/>&lt;wsdl:operation name="QueryResourceProperties"&gt;</text:p>
      <text:p text:style-name="P6"><text:s text:c="6"/>&lt;soap:operation soapAction="QueryResourceProperties"/&gt;</text:p>
      <text:p text:style-name="P6"><text:s text:c="6"/>&lt;wsdl:input name="wsrf-rpw:QueryResourcePropertiesRequest"&gt;</text:p>
      <text:p text:style-name="P6"><text:s text:c="8"/>&lt;soap:body use="literal"/&gt;</text:p>
      <text:p text:style-name="P6"><text:s text:c="6"/>&lt;/wsdl:input&gt;</text:p>
      <text:p text:style-name="P6"><text:s text:c="6"/>&lt;wsdl:output name="wsrf-rpw:QueryResourcePropertiesResponse"&gt;</text:p>
      <text:p text:style-name="P6"><text:s text:c="8"/>&lt;soap:body use="literal"/&gt;</text:p>
      <text:p text:style-name="P6"><text:s text:c="6"/>&lt;/wsdl:output&gt;</text:p>
      <text:p text:style-name="P6"><text:s text:c="6"/>&lt;wsdl:fault name="ResourceUnknownFault"&gt;</text:p>
      <text:p text:style-name="P6"><text:s text:c="8"/>&lt;soap:fault name="ResourceUnknownFault" use="literal" /&gt;</text:p>
      <text:p text:style-name="P6"><text:s text:c="6"/>&lt;/wsdl:fault&gt;</text:p>
      <text:p text:style-name="P6"><text:s text:c="6"/>&lt;wsdl:fault name="ResourceUnavailableFault"&gt;</text:p>
      <text:p text:style-name="P6"><text:s text:c="8"/>&lt;soap:fault name="ResourceUnavailabbleFault" use="literal" /&gt;</text:p>
      <text:p text:style-name="P6"><text:s text:c="6"/>&lt;/wsdl:fault&gt;</text:p>
      <text:p text:style-name="P6"><text:s text:c="6"/>&lt;wsdl:fault name="InvalidResourcePropertyQNameFault"&gt;</text:p>
      <text:p text:style-name="P6"><text:s text:c="8"/>&lt;soap:fault name="InvalidResourcePropertyQNameFault" use="literal" /&gt;</text:p>
      <text:p text:style-name="P6"><text:s text:c="6"/>&lt;/wsdl:fault&gt;</text:p>
      <text:p text:style-name="P6"><text:s text:c="6"/>&lt;wsdl:fault name="UnknownQueryExpressionDialectFault"&gt;</text:p>
      <text:p text:style-name="P6"><text:s text:c="8"/>&lt;soap:fault name="UnknownQueryExpressionDialectFault" use="literal" /&gt;</text:p>
      <text:p text:style-name="P6"><text:s text:c="6"/>&lt;/wsdl:fault&gt;</text:p>
      <text:p text:style-name="P6"><text:s text:c="6"/>&lt;wsdl:fault name="InvalidQueryExpressionFault"&gt;</text:p>
      <text:p text:style-name="P6"><text:s text:c="8"/>&lt;soap:fault name="InvalidQueryExpressionFault" use="literal" /&gt;</text:p>
      <text:p text:style-name="P6"><text:s text:c="6"/>&lt;/wsdl:fault&gt;</text:p>
      <text:p text:style-name="P6"><text:s text:c="6"/>&lt;wsdl:fault name="QueryEvaluationErrorFault"&gt;</text:p>
      <text:p text:style-name="P6"><text:s text:c="8"/>&lt;soap:fault name="QueryEvaluationErrorFault" use="literal" /&gt;</text:p>
      <text:p text:style-name="P6"><text:s text:c="6"/>&lt;/wsdl:fault&gt;</text:p>
      <text:p text:style-name="P6"><text:s text:c="4"/>&lt;/wsdl:operation&gt;</text:p>
      <text:p text:style-name="P6"><text:s text:c="2"/>&lt;/wsdl:binding&gt;</text:p>
      <text:p text:style-name="P6"/>
      <text:p text:style-name="P6"><text:s text:c="2"/>&lt;wsdl:service name="a-rex"&gt;</text:p>
      <text:p text:style-name="P6"><text:s text:c="4"/>&lt;wsdl:port name="GetResourcePropertyDocument" binding="sm:GetResourcePropertyDocument"&gt;</text:p>
      <text:p text:style-name="P6"><text:s text:c="4"/>&lt;/wsdl:port&gt;</text:p>
      <text:p text:style-name="P6"><text:s text:c="4"/>&lt;wsdl:port name="GetResourceProperty" binding="sm:GetResourceProperty"&gt;</text:p>
      <text:p text:style-name="P6"><text:s text:c="4"/>&lt;/wsdl:port&gt;</text:p>
      <text:p text:style-name="P6"><text:s text:c="4"/>&lt;wsdl:port name="QueryResourceProperties" binding="sm:QueryResourceProperties"&gt;</text:p>
      <text:p text:style-name="P6"><text:s text:c="4"/>&lt;/wsdl:port&gt;</text:p>
      <text:p text:style-name="P6"><text:s text:c="4"/>&lt;wsdl:port name="StorageManager" binding="sm:StorageManagerBinding"&gt;</text:p>
      <text:p text:style-name="P6"><text:s text:c="4"/>&lt;/wsdl:port&gt;</text:p>
      <text:p text:style-name="P6"><text:s text:c="2"/>&lt;/wsdl:service&gt;</text:p>
      <text:p text:style-name="P6">&lt;/wsdl:definitions&gt;</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3.175cm" fo:margin-right="0cm" fo:margin-top="0.423cm" fo:margin-bottom="0.106cm" fo:text-indent="0cm" style:auto-text-indent="false" fo:keep-with-next="always">
        <style:tab-stops>
          <style:tab-stop style:position="4.075cm"/>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1.27cm" fo:margin-right="0cm" fo:margin-top="0.423cm" fo:margin-bottom="0.106cm" fo:text-indent="0cm" style:auto-text-indent="false" fo:keep-with-next="always">
        <style:tab-stops>
          <style:tab-stop style:position="2.469cm"/>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501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212cm" fo:margin-bottom="0cm"/>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cm" fo:margin-bottom="0cm"/>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fo:font-family="'Courier New'" style:font-family-generic="modern" style:font-pitch="fixed"/>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fo:font-family="'Courier New'" style:font-family-generic="modern" style:font-pitch="fixed"/>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fo:font-family="'Courier New'" style:font-family-generic="modern" style:font-pitch="fixed"/>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fo:font-family="'Courier New'" style:font-family-generic="modern" style:font-pitch="fixed"/>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fo:font-family="'Courier New'" style:font-family-generic="modern" style:font-pitch="fixed"/>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fo:font-family="'Courier New'" style:font-family-generic="modern" style:font-pitch="fixed"/>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fixed"/>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fo:font-family="'Courier New'" style:font-family-generic="modern" style:font-pitch="fixed"/>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fo:font-family="'Courier New'" style:font-family-generic="modern" style:font-pitch="fixed"/>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fo:font-family="'Courier New'" style:font-family-generic="modern" style:font-pitch="fixed"/>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fo:font-family="'Courier New'" style:font-family-generic="modern" style:font-pitch="fixed"/>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fo:font-family="'Courier New'" style:font-family-generic="modern" style:font-pitch="fixed"/>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Symbol"/>
      </text:list-level-style-bullet>
      <text:list-level-style-bullet text:level="2" text:style-name="WW8Num43z1" style:num-suffix="." text:bullet-char="o">
        <style:list-level-properties text:space-before="1.27cm" text:min-label-width="0.635cm"/>
        <style:text-properties fo:font-family="'Courier New'" style:font-family-generic="modern" style:font-pitch="fixed"/>
      </text:list-level-style-bullet>
      <text:list-level-style-bullet text:level="3" text:style-name="WW8Num43z2" style:num-suffix="." text:bullet-char="">
        <style:list-level-properties text:space-before="2.54cm" text:min-label-width="0.635cm"/>
        <style:text-properties style:font-name="Wingdings"/>
      </text:list-level-style-bullet>
      <text:list-level-style-bullet text:level="4" text:style-name="WW8Num43z0" style:num-suffix="." text:bullet-char="">
        <style:list-level-properties text:space-before="3.81cm" text:min-label-width="0.635cm"/>
        <style:text-properties style:font-name="Symbol"/>
      </text:list-level-style-bullet>
      <text:list-level-style-bullet text:level="5" text:style-name="WW8Num43z1" style:num-suffix="." text:bullet-char="o">
        <style:list-level-properties text:space-before="5.08cm" text:min-label-width="0.635cm"/>
        <style:text-properties fo:font-family="'Courier New'" style:font-family-generic="modern" style:font-pitch="fixed"/>
      </text:list-level-style-bullet>
      <text:list-level-style-bullet text:level="6" text:style-name="WW8Num43z2" style:num-suffix="." text:bullet-char="">
        <style:list-level-properties text:space-before="6.35cm" text:min-label-width="0.635cm"/>
        <style:text-properties style:font-name="Wingdings"/>
      </text:list-level-style-bullet>
      <text:list-level-style-bullet text:level="7" text:style-name="WW8Num43z0" style:num-suffix="." text:bullet-char="">
        <style:list-level-properties text:space-before="7.62cm" text:min-label-width="0.635cm"/>
        <style:text-properties style:font-name="Symbol"/>
      </text:list-level-style-bullet>
      <text:list-level-style-bullet text:level="8" text:style-name="WW8Num43z1" style:num-suffix="." text:bullet-char="o">
        <style:list-level-properties text:space-before="8.89cm" text:min-label-width="0.635cm"/>
        <style:text-properties fo:font-family="'Courier New'" style:font-family-generic="modern" style:font-pitch="fixed"/>
      </text:list-level-style-bullet>
      <text:list-level-style-bullet text:level="9" text:style-name="WW8Num4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text:style-name="WW8Num39z1" style:num-format="1" text:display-levels="2">
        <style:list-level-properties text:min-label-width="0.762cm"/>
      </text:list-level-style-number>
      <text:list-level-style-number text:level="3" style:num-format="1" text:display-levels="3"/>
      <text:list-level-style-number text:level="4" text:style-name="WW8Num39z3"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Appendix " style:num-suffix="." style:num-format="A" style:num-letter-sync="true">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2_20_1" style:num-suffix="." text:bullet-char="•">
        <style:list-level-properties text:space-before="0.635cm" text:min-label-width="0.635cm"/>
        <style:text-properties style:font-name="StarSymbol3"/>
      </text:list-level-style-bullet>
      <text:list-level-style-bullet text:level="2" text:style-name="RTF_5f_Num_20_2_20_2" style:num-suffix="." text:bullet-char="•">
        <style:list-level-properties text:space-before="1.27cm" text:min-label-width="0.635cm"/>
        <style:text-properties style:font-name="StarSymbol3"/>
      </text:list-level-style-bullet>
      <text:list-level-style-bullet text:level="3" text:style-name="RTF_5f_Num_20_2_20_3" style:num-suffix="." text:bullet-char="•">
        <style:list-level-properties text:space-before="1.905cm" text:min-label-width="0.635cm"/>
        <style:text-properties style:font-name="StarSymbol3"/>
      </text:list-level-style-bullet>
      <text:list-level-style-bullet text:level="4" text:style-name="RTF_5f_Num_20_2_20_4" style:num-suffix="." text:bullet-char="•">
        <style:list-level-properties text:space-before="2.54cm" text:min-label-width="0.635cm"/>
        <style:text-properties style:font-name="StarSymbol3"/>
      </text:list-level-style-bullet>
      <text:list-level-style-bullet text:level="5" text:style-name="RTF_5f_Num_20_2_20_5" style:num-suffix="." text:bullet-char="•">
        <style:list-level-properties text:space-before="3.175cm" text:min-label-width="0.635cm"/>
        <style:text-properties style:font-name="StarSymbol3"/>
      </text:list-level-style-bullet>
      <text:list-level-style-bullet text:level="6" text:style-name="RTF_5f_Num_20_2_20_6" style:num-suffix="." text:bullet-char="•">
        <style:list-level-properties text:space-before="3.81cm" text:min-label-width="0.635cm"/>
        <style:text-properties style:font-name="StarSymbol3"/>
      </text:list-level-style-bullet>
      <text:list-level-style-bullet text:level="7" text:style-name="RTF_5f_Num_20_2_20_7" style:num-suffix="." text:bullet-char="•">
        <style:list-level-properties text:space-before="4.445cm" text:min-label-width="0.635cm"/>
        <style:text-properties style:font-name="StarSymbol3"/>
      </text:list-level-style-bullet>
      <text:list-level-style-bullet text:level="8" text:style-name="RTF_5f_Num_20_2_20_8" style:num-suffix="." text:bullet-char="•">
        <style:list-level-properties text:space-before="5.08cm" text:min-label-width="0.635cm"/>
        <style:text-properties style:font-name="StarSymbol3"/>
      </text:list-level-style-bullet>
      <text:list-level-style-bullet text:level="9" text:style-name="RTF_5f_Num_20_2_20_9" style:num-suffix="." text:bullet-char="•">
        <style:list-level-properties text:space-before="5.715cm" text:min-label-width="0.635cm"/>
        <style:text-properties style:font-name="StarSymbol3"/>
      </text:list-level-style-bullet>
      <text:list-level-style-bullet text:level="10" text:style-name="RTF_5f_Num_20_2_20_10" style:num-suffix="." text:bullet-char="•">
        <style:list-level-properties text:space-before="6.35cm" text:min-label-width="0.635cm"/>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2"/>
      </text:list-level-style-bullet>
      <text:list-level-style-bullet text:level="3" text:style-name="RTF_5f_Num_20_2_20_3" style:num-suffix="." text:bullet-char="■">
        <style:list-level-properties text:space-before="1.905cm" text:min-label-width="0.635cm"/>
        <style:text-properties style:font-name="StarSymbol2"/>
      </text:list-level-style-bullet>
      <text:list-level-style-bullet text:level="4" text:style-name="RTF_5f_Num_20_2_20_4" style:num-suffix="." text:bullet-char="●">
        <style:list-level-properties text:space-before="2.54cm" text:min-label-width="0.635cm"/>
        <style:text-properties style:font-name="StarSymbol2"/>
      </text:list-level-style-bullet>
      <text:list-level-style-bullet text:level="5" text:style-name="RTF_5f_Num_20_2_20_5" style:num-suffix="." text:bullet-char="○">
        <style:list-level-properties text:space-before="3.175cm" text:min-label-width="0.635cm"/>
        <style:text-properties style:font-name="StarSymbol2"/>
      </text:list-level-style-bullet>
      <text:list-level-style-bullet text:level="6" text:style-name="RTF_5f_Num_20_2_20_6" style:num-suffix="." text:bullet-char="■">
        <style:list-level-properties text:space-before="3.81cm" text:min-label-width="0.635cm"/>
        <style:text-properties style:font-name="StarSymbol2"/>
      </text:list-level-style-bullet>
      <text:list-level-style-bullet text:level="7" text:style-name="RTF_5f_Num_20_2_20_7" style:num-suffix="." text:bullet-char="●">
        <style:list-level-properties text:space-before="4.445cm" text:min-label-width="0.635cm"/>
        <style:text-properties style:font-name="StarSymbol2"/>
      </text:list-level-style-bullet>
      <text:list-level-style-bullet text:level="8" text:style-name="RTF_5f_Num_20_2_20_8" style:num-suffix="." text:bullet-char="○">
        <style:list-level-properties text:space-before="5.08cm" text:min-label-width="0.635cm"/>
        <style:text-properties style:font-name="StarSymbol2"/>
      </text:list-level-style-bullet>
      <text:list-level-style-bullet text:level="9" text:style-name="RTF_5f_Num_20_2_20_9" style:num-suffix="." text:bullet-char="■">
        <style:list-level-properties text:space-before="5.715cm" text:min-label-width="0.635cm"/>
        <style:text-properties style:font-name="StarSymbol2"/>
      </text:list-level-style-bullet>
      <text:list-level-style-bullet text:level="10" text:style-name="RTF_5f_Num_20_2_20_10" style:num-suffix="."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3" style:family="table">
      <style:table-properties style:width="17.981cm" table:align="center" style:writing-mode="lr-tb"/>
    </style:style>
    <style:style style:name="Table3.A" style:family="table-column">
      <style:table-column-properties style:column-width="9.186cm"/>
    </style:style>
    <style:style style:name="Table3.B" style:family="table-column">
      <style:table-column-properties style:column-width="8.795cm"/>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199cm" fo:padding-bottom="0.199cm" fo:border="none" style:writing-mode="lr-tb"/>
    </style:style>
    <style:style style:name="Table3.B1" style:family="table-cell">
      <style:table-cell-properties style:vertical-align="middle" fo:padding-left="0.191cm" fo:padding-right="0.191cm" fo:padding-top="0cm" fo:padding-bottom="0cm" fo:border="none" style:writing-mode="lr-tb"/>
    </style:style>
    <style:style style:name="Table3.A2" style:family="table-cell">
      <style:table-cell-properties style:vertical-align="top" fo:padding-left="0.191cm" fo:padding-right="0.191cm" fo:padding-top="0.3cm" fo:padding-bottom="0.3cm" fo:border="none" style:writing-mode="lr-tb"/>
    </style:style>
    <style:style style:name="Table3.A6" style:family="table-cell">
      <style:table-cell-properties style:vertical-align="top" fo:padding-left="0.191cm" fo:padding-right="0.191cm" fo:padding-top="0.101cm" fo:padding-bottom="0.101cm" fo:border="none" style:writing-mode="lr-tb"/>
    </style:style>
    <style:style style:name="Table3.B6"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cm" fo:margin-right="0cm" fo:text-indent="0cm" style:auto-text-indent="false">
        <style:tab-stops>
          <style:tab-stop style:position="7.62cm" style:type="center"/>
          <style:tab-stop style:position="19.05cm"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7.62cm" style:type="center"/>
          <style:tab-stop style:position="14.605cm" style:type="right"/>
        </style:tab-stops>
      </style:paragraph-properties>
    </style:style>
    <style:style style:name="P10" style:family="paragraph" style:parent-style-name="Header">
      <style:paragraph-properties fo:margin-left="0cm" fo:margin-right="0cm" fo:text-indent="0cm" style:auto-text-indent="false">
        <style:tab-stops>
          <style:tab-stop style:position="7.62cm" style:type="center"/>
          <style:tab-stop style:position="14.605cm"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cm" fo:margin-right="0cm" fo:text-align="start" style:justify-single-word="false" fo:text-indent="0cm" style:auto-text-indent="false">
        <style:tab-stops>
          <style:tab-stop style:position="7.62cm" style:type="center"/>
          <style:tab-stop style:position="14.605cm" style:type="right"/>
        </style:tab-stops>
      </style:paragraph-properties>
    </style:style>
    <style:style style:name="T1" style:family="text"/>
    <style:style style:name="T2"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33cm" fo:margin-left="0cm" fo:margin-right="0cm" fo:margin-bottom="0.231cm" style:dynamic-spacing="true"/>
      </style:header-style>
      <style:footer-style>
        <style:header-footer-properties fo:min-height="1.231cm" fo:margin-left="0cm" fo:margin-right="0cm" fo:margin-top="1.13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i"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0.999cm" fo:page-height="29.699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2.117cm" svg:height="1.998cm" draw:z-index="1"><draw:image xlink:href="Pictures/10000000000001F4000001D8CA978F4B.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22</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2">KnowARC 032691<text:tab/><text:tab/></text:span><text:span text:style-name="Page_20_Number"><text:page-number text:select-page="current">22</text:page-number></text:span><text:span text:style-name="Page_20_Number">/</text:span><text:span text:style-name="Page_20_Number"><text:page-count style:num-format="1">5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LOGO</dc:title>
    <meta:initial-creator>Zoe Ketselidou</meta:initial-creator>
    <meta:creation-date>2006-10-07T14:43:00</meta:creation-date>
    <dc:date>2007-07-10T16:48:20</dc:date>
    <meta:print-date>2006-08-17T20:05:00</meta:print-date>
    <dc:language>en-US</dc:language>
    <meta:editing-cycles>178</meta:editing-cycles>
    <meta:editing-duration>P1DT22H57M7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1" meta:object-count="0" meta:page-count="52" meta:paragraph-count="1963" meta:word-count="13848" meta:character-count="111065"/>
  </office:meta>
</office:document-meta>
</file>